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細明體" svg:font-family="新細明體" style:font-family-generic="roman"/>
    <style:font-face style:name="標楷體" svg:font-family="標楷體" style:font-family-generic="script"/>
    <style:font-face style:name="Arial" svg:font-family="Arial" style:font-family-generic="swiss"/>
    <style:font-face style:name="Helv" svg:font-family="Helv" style:font-family-generic="swiss"/>
    <style:font-face style:name="Times New Roman" svg:font-family="'Times New Roman'" style:font-family-generic="script" style:font-pitch="variable"/>
    <style:font-face style:name="標楷體1" svg:font-family="標楷體"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8mm"/>
    </style:style>
    <style:style style:name="co2" style:family="table-column">
      <style:table-column-properties fo:break-before="auto" style:column-width="49.48mm"/>
    </style:style>
    <style:style style:name="co3" style:family="table-column">
      <style:table-column-properties fo:break-before="auto" style:column-width="32.01mm"/>
    </style:style>
    <style:style style:name="co4" style:family="table-column">
      <style:table-column-properties fo:break-before="auto" style:column-width="26.42mm"/>
    </style:style>
    <style:style style:name="co5" style:family="table-column">
      <style:table-column-properties fo:break-before="auto" style:column-width="33.95mm"/>
    </style:style>
    <style:style style:name="co6" style:family="table-column">
      <style:table-column-properties fo:break-before="auto" style:column-width="27.39mm"/>
    </style:style>
    <style:style style:name="co7" style:family="table-column">
      <style:table-column-properties fo:break-before="auto" style:column-width="17.22mm"/>
    </style:style>
    <style:style style:name="co8" style:family="table-column">
      <style:table-column-properties fo:break-before="auto" style:column-width="30.8mm"/>
    </style:style>
    <style:style style:name="co9" style:family="table-column">
      <style:table-column-properties fo:break-before="auto" style:column-width="62.07mm"/>
    </style:style>
    <style:style style:name="co10" style:family="table-column">
      <style:table-column-properties fo:break-before="auto" style:column-width="40.01mm"/>
    </style:style>
    <style:style style:name="co11" style:family="table-column">
      <style:table-column-properties fo:break-before="auto" style:column-width="26.92mm"/>
    </style:style>
    <style:style style:name="co12" style:family="table-column">
      <style:table-column-properties fo:break-before="auto" style:column-width="31.54mm"/>
    </style:style>
    <style:style style:name="co13" style:family="table-column">
      <style:table-column-properties fo:break-before="auto" style:column-width="22.31mm"/>
    </style:style>
    <style:style style:name="co14" style:family="table-column">
      <style:table-column-properties fo:break-before="auto" style:column-width="35.65mm"/>
    </style:style>
    <style:style style:name="co15" style:family="table-column">
      <style:table-column-properties fo:break-before="auto" style:column-width="22.07mm"/>
    </style:style>
    <style:style style:name="co16" style:family="table-column">
      <style:table-column-properties fo:break-before="auto" style:column-width="22.81mm"/>
    </style:style>
    <style:style style:name="ro1" style:family="table-row">
      <style:table-row-properties style:row-height="10.39mm" fo:break-before="auto" style:use-optimal-row-height="false"/>
    </style:style>
    <style:style style:name="ro2" style:family="table-row">
      <style:table-row-properties style:row-height="8.68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15.68mm" fo:break-before="auto" style:use-optimal-row-height="false"/>
    </style:style>
    <style:style style:name="ro5" style:family="table-row">
      <style:table-row-properties style:row-height="25.74mm" fo:break-before="auto" style:use-optimal-row-height="true"/>
    </style:style>
    <style:style style:name="ro6" style:family="table-row">
      <style:table-row-properties style:row-height="15.86mm" fo:break-before="auto" style:use-optimal-row-height="true"/>
    </style:style>
    <style:style style:name="ro7" style:family="table-row">
      <style:table-row-properties style:row-height="65.95mm" fo:break-before="auto" style:use-optimal-row-height="true"/>
    </style:style>
    <style:style style:name="ro8" style:family="table-row">
      <style:table-row-properties style:row-height="61.01mm" fo:break-before="auto" style:use-optimal-row-height="true"/>
    </style:style>
    <style:style style:name="ro9" style:family="table-row">
      <style:table-row-properties style:row-height="56.07mm" fo:break-before="auto" style:use-optimal-row-height="true"/>
    </style:style>
    <style:style style:name="ro10" style:family="table-row">
      <style:table-row-properties style:row-height="40.9mm" fo:break-before="auto" style:use-optimal-row-height="true"/>
    </style:style>
    <style:style style:name="ro11" style:family="table-row">
      <style:table-row-properties style:row-height="31.03mm" fo:break-before="auto" style:use-optimal-row-height="true"/>
    </style:style>
    <style:style style:name="ro12" style:family="table-row">
      <style:table-row-properties style:row-height="35.97mm" fo:break-before="auto" style:use-optimal-row-height="true"/>
    </style:style>
    <style:style style:name="ro13" style:family="table-row">
      <style:table-row-properties style:row-height="116.4mm" fo:break-before="auto" style:use-optimal-row-height="true"/>
    </style:style>
    <style:style style:name="ro14" style:family="table-row">
      <style:table-row-properties style:row-height="6.88mm" fo:break-before="auto" style:use-optimal-row-height="true"/>
    </style:style>
    <style:style style:name="ro15" style:family="table-row">
      <style:table-row-properties style:row-height="5.82mm" fo:break-before="auto" style:use-optimal-row-height="true"/>
    </style:style>
    <style:style style:name="ro16" style:family="table-row">
      <style:table-row-properties style:row-height="11.25mm" fo:break-before="auto" style:use-optimal-row-height="false"/>
    </style:style>
    <style:style style:name="ro17" style:family="table-row">
      <style:table-row-properties style:row-height="7.02mm" fo:break-before="auto" style:use-optimal-row-height="false"/>
    </style:style>
    <style:style style:name="ro18" style:family="table-row">
      <style:table-row-properties style:row-height="16.14mm" fo:break-before="auto" style:use-optimal-row-height="false"/>
    </style:style>
    <style:style style:name="ro19" style:family="table-row">
      <style:table-row-properties style:row-height="25.81mm" fo:break-before="auto" style:use-optimal-row-height="false"/>
    </style:style>
    <style:style style:name="ro20" style:family="table-row">
      <style:table-row-properties style:row-height="20.8mm" fo:break-before="auto" style:use-optimal-row-height="true"/>
    </style:style>
    <style:style style:name="ro21" style:family="table-row">
      <style:table-row-properties style:row-height="10.92mm" fo:break-before="auto" style:use-optimal-row-height="true"/>
    </style:style>
    <style:style style:name="ro22" style:family="table-row">
      <style:table-row-properties style:row-height="14.02mm" fo:break-before="auto" style:use-optimal-row-height="false"/>
    </style:style>
    <style:style style:name="ta1" style:family="table" style:master-page-name="PageStyle_5f_議員4">
      <style:table-properties table:display="true" style:writing-mode="lr-tb"/>
    </style:style>
    <style:style style:name="ta2" style:family="table" style:master-page-name="PageStyle_5f_民間5">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一般_5f_106年度考核報表件-空白表_28_惠雅_29_">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一般_5f_106年度考核報表件-空白表_28_惠雅_29_">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一般_5f_106年度考核報表件-空白表_28_惠雅_29_">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一般_5f_106年度考核報表件-空白表_28_惠雅_29_">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20_Built-in_20_Comma" style:data-style-name="N143">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Excel_20_Built-in_20_Comma" style:data-style-name="N143">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 style:family="table-cell" style:parent-style-name="一般_5f_106年度考核報表件-空白表_28_惠雅_29_">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一般_5f_106年度考核報表件-空白表_28_惠雅_29_">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一般_5f_106年度考核報表件-空白表_28_惠雅_29_">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1" style:family="table-cell" style:parent-style-name="Excel_20_Built-in_20_Comma" style:data-style-name="N143">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 style:family="table-cell" style:parent-style-name="一般_5f_106年度考核報表件-空白表_28_惠雅_29_">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3" style:family="table-cell" style:parent-style-name="一般_5f_106年度考核報表件-空白表_28_惠雅_29_">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4" style:family="table-cell" style:parent-style-name="Excel_20_Built-in_20_Comma" style:data-style-name="N3">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5" style:family="table-cell" style:parent-style-name="Excel_20_Built-in_20_Comma" style:data-style-name="N3">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6" style:family="table-cell" style:parent-style-name="Excel_20_Built-in_20_Comma" style:data-style-name="N3">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bold" style:font-name-asian="標楷體" style:font-size-asian="12pt" style:font-style-asian="normal" style:font-weight-asian="bold" style:font-size-complex="12pt" style:font-style-complex="normal" style:font-weight-complex="bold"/>
    </style:style>
    <style:style style:name="ce17" style:family="table-cell" style:parent-style-name="一般_5f_106年度考核報表件-空白表_28_惠雅_29_">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8" style:family="table-cell" style:parent-style-name="一般_5f_106年度考核報表件-空白表_28_惠雅_29_">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9" style:family="table-cell" style:parent-style-name="Excel_20_Built-in_20_Comma" style:data-style-name="N143">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1" style:family="table-cell" style:parent-style-name="Excel_20_Built-in_20_Comma" style:data-style-name="N143">
      <style:table-cell-properties style:cell-protect="protected" style:print-content="true" style:diagonal-bl-tr="none" style:diagonal-tl-br="0.74pt solid #000000"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2" style:family="table-cell" style:parent-style-name="一般_5f_106年度考核報表件-空白表_28_惠雅_29_">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23" style:family="table-cell" style:parent-style-name="一般_5f_106年度考核報表件-空白表_28_惠雅_29_">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4" style:family="table-cell" style:parent-style-name="一般_5f_106年度考核報表件-空白表_28_惠雅_29_">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5" style:family="table-cell" style:parent-style-name="一般_5f_106年度考核報表件-空白表_28_惠雅_29_">
      <style:table-cell-properties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6" style:family="table-cell" style:parent-style-name="一般_5f_106年度考核報表件-空白表_28_惠雅_29_">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7" style:family="table-cell" style:parent-style-name="一般_5f_106年度考核報表件-空白表_28_惠雅_29_">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8" style:family="table-cell" style:parent-style-name="一般_5f_106年度考核報表件-空白表_28_惠雅_29_">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9"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0"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1" style:family="table-cell" style:parent-style-name="Excel_20_Built-in_20_Explanatory_20_Text"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2"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5"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6" style:family="table-cell" style:parent-style-name="Excel_20_Built-in_20_Comma" style:data-style-name="N14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7" style:family="table-cell" style:parent-style-name="Excel_20_Built-in_20_Explanatory_20_Text" style:data-style-name="N14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8" style:family="table-cell" style:parent-style-name="Excel_20_Built-in_20_Explanatory_20_Text" style:data-style-name="N14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9" style:family="table-cell" style:parent-style-name="一般_5f_106年度考核報表件-空白表_28_惠雅_29_">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0" style:family="table-cell" style:parent-style-name="一般_5f_106年度考核報表件-空白表_28_惠雅_29_">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1" style:family="table-cell" style:parent-style-name="一般_5f_106年度考核報表件-空白表_28_惠雅_29_">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2" style:family="table-cell" style:parent-style-name="Excel_20_Built-in_20_Comma" style:data-style-name="N14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3" style:family="table-cell" style:parent-style-name="Excel_20_Built-in_20_Explanatory_20_Text" style:data-style-name="N146">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4" style:family="table-cell" style:parent-style-name="Excel_20_Built-in_20_Explanatory_20_Text" style:data-style-name="N146">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5" style:family="table-cell" style:parent-style-name="一般_5f_106年度考核報表件-空白表_28_惠雅_29_">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6" style:family="table-cell" style:parent-style-name="Excel_20_Built-in_20_Comma"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8"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9"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0" style:family="table-cell" style:parent-style-name="一般_5f_106年度考核報表件-空白表_28_惠雅_29_">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51" style:family="table-cell" style:parent-style-name="Excel_20_Built-in_20_Explanatory_20_Text" style:data-style-name="N146">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2" style:family="table-cell" style:parent-style-name="一般_5f_106年度考核報表件-空白表_28_惠雅_29_">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3" style:family="table-cell" style:parent-style-name="Excel_20_Built-in_20_Comma" style:data-style-name="N10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4" style:family="table-cell" style:parent-style-name="Default" style:data-style-name="N10157">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5"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6" style:family="table-cell" style:parent-style-name="Default" style:data-style-name="N144">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7" style:family="table-cell" style:parent-style-name="Excel_20_Built-in_20_Explanatory_20_Text" style:data-style-name="N3">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8" style:family="table-cell" style:parent-style-name="Default" style:data-style-name="N147">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9" style:family="table-cell" style:parent-style-name="Excel_20_Built-in_20_Explanatory_20_Text" style:data-style-name="N14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0" style:family="table-cell" style:parent-style-name="Excel_20_Built-in_20_Comma" style:data-style-name="N146">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1"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2" style:family="table-cell" style:parent-style-name="Excel_20_Built-in_20_Explanatory_20_Text" style:data-style-name="N145">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3" style:family="table-cell" style:parent-style-name="一般_5f_106年度考核報表件-空白表_28_惠雅_29_">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64" style:family="table-cell" style:parent-style-name="Excel_20_Built-in_20_Explanatory_20_Text" style:data-style-name="N0">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5" style:family="table-cell" style:parent-style-name="Default" style:data-style-name="N4">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6" style:family="table-cell" style:parent-style-name="Default" style:data-style-name="N4">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7" style:family="table-cell" style:parent-style-name="一般_5f_106年度考核報表件-空白表_28_惠雅_29_">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8" style:family="table-cell" style:parent-style-name="一般_5f_106年度考核報表件-空白表_28_惠雅_29_">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9" style:family="table-cell" style:parent-style-name="Default" style:data-style-name="N10157">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0" style:family="table-cell" style:parent-style-name="Default">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1" style:family="table-cell" style:parent-style-name="Default" style:data-style-name="N10157">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2" style:family="table-cell" style:parent-style-name="一般_5f_106年度考核報表件-空白表_28_惠雅_29_">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3" style:family="table-cell" style:parent-style-name="一般_5f_106年度考核報表件-空白表_28_惠雅_29_">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議員4"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number-columns-repeated="2" table:default-cell-style-name="ce8"/>
        <table:table-column table:style-name="co5" table:default-cell-style-name="ce8"/>
        <table:table-column table:style-name="co1" table:number-columns-repeated="2" table:default-cell-style-name="ce8"/>
        <table:table-column table:style-name="co6" table:default-cell-style-name="ce8"/>
        <table:table-column table:style-name="co7" table:number-columns-repeated="1015" table:default-cell-style-name="ce8"/>
        <table:table-row table:style-name="ro1">
          <table:table-cell table:style-name="ce1" office:value-type="string" calcext:value-type="string" table:number-columns-spanned="9" table:number-rows-spanned="1">
            <text:p>雲林縣政府106年度對議員所提地方建設建議事項處理明細表</text:p>
          </table:table-cell>
          <table:covered-table-cell table:style-name="ce9"/>
          <table:covered-table-cell table:number-columns-repeated="4" table:style-name="ce12"/>
          <table:covered-table-cell table:number-columns-repeated="2" table:style-name="ce22"/>
          <table:covered-table-cell table:style-name="ce9"/>
          <table:table-cell table:number-columns-repeated="1015"/>
        </table:table-row>
        <table:table-row table:style-name="ro2">
          <table:table-cell table:style-name="ce1" office:value-type="string" calcext:value-type="string" table:number-columns-spanned="9" table:number-rows-spanned="1">
            <text:p>至106年6月止</text:p>
          </table:table-cell>
          <table:covered-table-cell table:style-name="ce9"/>
          <table:covered-table-cell table:number-columns-repeated="4" table:style-name="ce12"/>
          <table:covered-table-cell table:number-columns-repeated="2" table:style-name="ce22"/>
          <table:covered-table-cell table:style-name="ce9"/>
          <table:table-cell table:number-columns-repeated="1015"/>
        </table:table-row>
        <table:table-row table:style-name="ro2">
          <table:table-cell table:style-name="ce2" office:value-type="string" calcext:value-type="string">
            <text:p>表4</text:p>
          </table:table-cell>
          <table:table-cell table:style-name="ce10" office:value-type="string" calcext:value-type="string" table:number-columns-spanned="7" table:number-rows-spanned="1">
            <text:p>(本表為半年報)</text:p>
          </table:table-cell>
          <table:covered-table-cell table:number-columns-repeated="6" table:style-name="ce13"/>
          <table:table-cell table:style-name="ce23" office:value-type="string" calcext:value-type="string">
            <text:p>單位：千元</text:p>
          </table:table-cell>
          <table:table-cell table:number-columns-repeated="1015"/>
        </table:table-row>
        <table:table-header-rows>
          <table:table-row table:style-name="ro3">
            <table:table-cell table:style-name="ce3" office:value-type="string" calcext:value-type="string" table:number-columns-spanned="1" table:number-rows-spanned="2">
              <text:p>議員姓名</text:p>
            </table:table-cell>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地點</text:p>
            </table:table-cell>
            <table:table-cell table:style-name="ce3" office:value-type="string" calcext:value-type="string" table:number-columns-spanned="1" table:number-rows-spanned="2">
              <text:p>建議金額</text:p>
            </table:table-cell>
            <table:table-cell table:style-name="ce3" office:value-type="string" calcext:value-type="string" table:number-columns-spanned="5" table:number-rows-spanned="1">
              <text:p>核定情形</text:p>
            </table:table-cell>
            <table:covered-table-cell table:number-columns-repeated="3" table:style-name="ce18"/>
            <table:covered-table-cell table:style-name="ce24"/>
            <table:table-cell table:number-columns-repeated="1015"/>
          </table:table-row>
          <table:table-row table:style-name="ro4">
            <table:covered-table-cell table:number-columns-repeated="4" table:style-name="ce4"/>
            <table:table-cell table:style-name="ce17" office:value-type="string" calcext:value-type="string">
              <text:p>核定金額</text:p>
            </table:table-cell>
            <table:table-cell table:style-name="ce17" office:value-type="string" calcext:value-type="string">
              <text:p>經費支用科目</text:p>
            </table:table-cell>
            <table:table-cell table:style-name="ce17" office:value-type="string" calcext:value-type="string">
              <text:p>主辦機關</text:p>
            </table:table-cell>
            <table:table-cell table:style-name="ce17" office:value-type="string" calcext:value-type="string">
              <text:p>招標方式</text:p>
            </table:table-cell>
            <table:table-cell table:style-name="ce17" office:value-type="string" calcext:value-type="string">
              <text:p>得標廠商</text:p>
            </table:table-cell>
            <table:table-cell table:number-columns-repeated="1015"/>
          </table:table-row>
        </table:table-header-rows>
        <table:table-row table:style-name="ro5">
          <table:table-cell table:style-name="ce5" office:value-type="string" office:string-value="王又民 " calcext:value-type="string">
            <text:p>王又民 <text:s/></text:p>
          </table:table-cell>
          <table:table-cell table:style-name="ce11" office:value-type="string" office:string-value="斗六市十三里等道路附屬設施改善工程-1051B10122 " calcext:value-type="string">
            <text:p>斗六市十三里等道路附屬設施改善工程-1051B10122 <text:s/></text:p>
          </table:table-cell>
          <table:table-cell table:style-name="ce11" office:value-type="string" office:string-value="斗六市 " calcext:value-type="string">
            <text:p>斗六市 <text:s/></text:p>
          </table:table-cell>
          <table:table-cell table:number-columns-repeated="2" table:style-name="ce14" office:value-type="float" office:value="1950" calcext:value-type="float">
            <text:p>1,950</text:p>
          </table:table-cell>
          <table:table-cell table:style-name="ce19" office:value-type="string" office:string-value=" 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 工務處  " calcext:value-type="string">
            <text:p><text:s/>工務處 <text:s text:c="2"/></text:p>
          </table:table-cell>
          <table:table-cell table:style-name="ce5" office:value-type="string" office:string-value="公開招標 " calcext:value-type="string">
            <text:p>公開招標 <text:s/></text:p>
          </table:table-cell>
          <table:table-cell table:style-name="ce11" office:value-type="string" office:string-value="雍邦營造有限公司 " calcext:value-type="string">
            <text:p>雍邦營造有限公司 <text:s/></text:p>
          </table:table-cell>
          <table:table-cell table:number-columns-repeated="1015"/>
        </table:table-row>
        <table:table-row table:style-name="ro5">
          <table:table-cell table:style-name="ce5" office:value-type="string" office:string-value="王又民 " calcext:value-type="string">
            <text:p>王又民 <text:s/></text:p>
          </table:table-cell>
          <table:table-cell table:style-name="ce11" office:value-type="string" office:string-value="斗六市、莿桐鄉等道路附屬設施改善工程-1051B10119 " calcext:value-type="string">
            <text:p>斗六市、莿桐鄉等道路附屬設施改善工程-1051B10119 <text:s/></text:p>
          </table:table-cell>
          <table:table-cell table:style-name="ce11" office:value-type="string" office:string-value="斗六市、莿桐鄉 " calcext:value-type="string">
            <text:p>斗六市、莿桐鄉 <text:s/></text:p>
          </table:table-cell>
          <table:table-cell table:number-columns-repeated="2" table:style-name="ce14" office:value-type="float" office:value="2000" calcext:value-type="float">
            <text:p>2,000</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公開招標 " calcext:value-type="string">
            <text:p>公開招標 <text:s/></text:p>
          </table:table-cell>
          <table:table-cell table:style-name="ce11" office:value-type="string" office:string-value="璽岳土木包工業有限公司 " calcext:value-type="string">
            <text:p>璽岳土木包工業有限公司 <text:s/></text:p>
          </table:table-cell>
          <table:table-cell table:number-columns-repeated="1015"/>
        </table:table-row>
        <table:table-row table:style-name="ro5">
          <table:table-cell table:style-name="ce5" office:value-type="string" office:string-value="李建昇 " calcext:value-type="string">
            <text:p>李建昇 <text:s/></text:p>
          </table:table-cell>
          <table:table-cell table:style-name="ce11" office:value-type="string" office:string-value="斗六市長平、鎮東等里道路及附屬設施改善工程-1051B10119 " calcext:value-type="string">
            <text:p>斗六市長平、鎮東等里道路及附屬設施改善工程-1051B10119 <text:s/></text:p>
          </table:table-cell>
          <table:table-cell table:style-name="ce11" office:value-type="string" office:string-value="斗六市 " calcext:value-type="string">
            <text:p>斗六市 <text:s/></text:p>
          </table:table-cell>
          <table:table-cell table:number-columns-repeated="2" table:style-name="ce14" office:value-type="float" office:value="1200" calcext:value-type="float">
            <text:p>1,200</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公開招標 " calcext:value-type="string">
            <text:p>公開招標 <text:s/></text:p>
          </table:table-cell>
          <table:table-cell table:style-name="ce11" office:value-type="string" office:string-value="起富營造工程有限公司 " calcext:value-type="string">
            <text:p>起富營造工程有限公司 <text:s/></text:p>
          </table:table-cell>
          <table:table-cell table:number-columns-repeated="1015"/>
        </table:table-row>
        <table:table-row table:style-name="ro5">
          <table:table-cell table:style-name="ce5" office:value-type="string" office:string-value="梁銘忠  " calcext:value-type="string">
            <text:p>梁銘忠 <text:s text:c="2"/></text:p>
          </table:table-cell>
          <table:table-cell table:style-name="ce11" office:value-type="string" office:string-value=" 西螺鎮、崙背鄉等轄內路面及側溝改善工程 -1051B10120 " calcext:value-type="string">
            <text:p><text:s/>西螺鎮、崙背鄉等轄內路面及側溝改善工程 -1051B10120 <text:s/></text:p>
          </table:table-cell>
          <table:table-cell table:style-name="ce11" office:value-type="string" office:string-value=" 西螺鎮、崙背鄉  " calcext:value-type="string">
            <text:p><text:s/>西螺鎮、崙背鄉 <text:s text:c="2"/></text:p>
          </table:table-cell>
          <table:table-cell table:number-columns-repeated="2" table:style-name="ce14" office:value-type="float" office:value="1150" calcext:value-type="float">
            <text:p>1,150</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 公開招標  " calcext:value-type="string">
            <text:p><text:s/>公開招標 <text:s text:c="2"/></text:p>
          </table:table-cell>
          <table:table-cell table:style-name="ce11" office:value-type="string" office:string-value="宇豐土木包工業  " calcext:value-type="string">
            <text:p>宇豐土木包工業 <text:s text:c="2"/></text:p>
          </table:table-cell>
          <table:table-cell table:number-columns-repeated="1015"/>
        </table:table-row>
        <table:table-row table:style-name="ro5">
          <table:table-cell table:style-name="ce5" office:value-type="string" office:string-value="李明哲  " calcext:value-type="string">
            <text:p>李明哲 <text:s text:c="2"/></text:p>
          </table:table-cell>
          <table:table-cell table:style-name="ce11" office:value-type="string" office:string-value=" 西螺鎮河南里及詔安里等巷道路面改善工程 -1051B10096 " calcext:value-type="string">
            <text:p><text:s/>西螺鎮河南里及詔安里等巷道路面改善工程 -1051B10096 <text:s/></text:p>
          </table:table-cell>
          <table:table-cell table:style-name="ce11" office:value-type="string" office:string-value=" 西螺鎮  " calcext:value-type="string">
            <text:p><text:s/>西螺鎮 <text:s text:c="2"/></text:p>
          </table:table-cell>
          <table:table-cell table:number-columns-repeated="2" table:style-name="ce14" office:value-type="float" office:value="1375" calcext:value-type="float">
            <text:p>1,375</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 公開招標  " calcext:value-type="string">
            <text:p><text:s/>公開招標 <text:s text:c="2"/></text:p>
          </table:table-cell>
          <table:table-cell table:style-name="ce11" office:value-type="string" office:string-value="旺宏土木包工業  " calcext:value-type="string">
            <text:p>旺宏土木包工業 <text:s text:c="2"/></text:p>
          </table:table-cell>
          <table:table-cell table:number-columns-repeated="1015"/>
        </table:table-row>
        <table:table-row table:style-name="ro5">
          <table:table-cell table:style-name="ce5" office:value-type="string" office:string-value="李明哲  " calcext:value-type="string">
            <text:p>李明哲 <text:s text:c="2"/></text:p>
          </table:table-cell>
          <table:table-cell table:style-name="ce11" office:value-type="string" office:string-value="西螺鎮詔安里拱興宮周邊環境改善工程 -1061B10010 " calcext:value-type="string">
            <text:p>西螺鎮詔安里拱興宮周邊環境改善工程 -1061B10010 <text:s/></text:p>
          </table:table-cell>
          <table:table-cell table:style-name="ce11" office:value-type="string" office:string-value=" 西螺鎮  " calcext:value-type="string">
            <text:p><text:s/>西螺鎮 <text:s text:c="2"/></text:p>
          </table:table-cell>
          <table:table-cell table:number-columns-repeated="2" table:style-name="ce14" office:value-type="float" office:value="2000" calcext:value-type="float">
            <text:p>2,000</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 公開招標  " calcext:value-type="string">
            <text:p><text:s/>公開招標 <text:s text:c="2"/></text:p>
          </table:table-cell>
          <table:table-cell table:style-name="ce11" office:value-type="string" office:string-value="京兆園土木包工業  " calcext:value-type="string">
            <text:p>京兆園土木包工業 <text:s text:c="2"/></text:p>
          </table:table-cell>
          <table:table-cell table:number-columns-repeated="1015"/>
        </table:table-row>
        <table:table-row table:style-name="ro5">
          <table:table-cell table:style-name="ce5" office:value-type="string" office:string-value="廖錦珠 " calcext:value-type="string">
            <text:p>廖錦珠 <text:s/></text:p>
          </table:table-cell>
          <table:table-cell table:style-name="ce11" office:value-type="string" office:string-value="崙背鄉水汴頭及港尾村巷道道路排水改善工程 " calcext:value-type="string">
            <text:p>崙背鄉水汴頭及港尾村巷道道路排水改善工程 <text:s/></text:p>
          </table:table-cell>
          <table:table-cell table:style-name="ce11" office:value-type="string" office:string-value="崙背鄉 " calcext:value-type="string">
            <text:p>崙背鄉 <text:s/></text:p>
          </table:table-cell>
          <table:table-cell table:number-columns-repeated="2" table:style-name="ce14" office:value-type="float" office:value="1800" calcext:value-type="float">
            <text:p>1,800</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委設中 " calcext:value-type="string">
            <text:p>委設中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林建鴻 " calcext:value-type="string">
            <text:p>林建鴻 <text:s/></text:p>
          </table:table-cell>
          <table:table-cell table:style-name="ce11" office:value-type="string" office:string-value="麥寮鄉新吉村庄內道路排水改善工程 " calcext:value-type="string">
            <text:p>麥寮鄉新吉村庄內道路排水改善工程 <text:s/></text:p>
          </table:table-cell>
          <table:table-cell table:style-name="ce11" office:value-type="string" office:string-value="麥寮鄉 " calcext:value-type="string">
            <text:p>麥寮鄉 <text:s/></text:p>
          </table:table-cell>
          <table:table-cell table:number-columns-repeated="2" table:style-name="ce14" office:value-type="float" office:value="1800" calcext:value-type="float">
            <text:p>1,800</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委設中 " calcext:value-type="string">
            <text:p>委設中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林深 " calcext:value-type="string">
            <text:p>林深 <text:s/></text:p>
          </table:table-cell>
          <table:table-cell table:style-name="ce11" office:value-type="string" office:string-value="麥寮鄉後安村、霄仁厝等2處路面及排水改善工 " calcext:value-type="string">
            <text:p>麥寮鄉後安村、霄仁厝等2處路面及排水改善工 <text:s/></text:p>
          </table:table-cell>
          <table:table-cell table:style-name="ce11" office:value-type="string" office:string-value="麥寮鄉 " calcext:value-type="string">
            <text:p>麥寮鄉 <text:s/></text:p>
          </table:table-cell>
          <table:table-cell table:number-columns-repeated="2" table:style-name="ce14" office:value-type="float" office:value="1800" calcext:value-type="float">
            <text:p>1,800</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委設中 " calcext:value-type="string">
            <text:p>委設中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廖錦珠 " calcext:value-type="string">
            <text:p>廖錦珠 <text:s/></text:p>
          </table:table-cell>
          <table:table-cell table:style-name="ce11" office:value-type="string" office:string-value="西螺鎮安定福心宮等處道路修繕工程-1061B10026 " calcext:value-type="string">
            <text:p>西螺鎮安定福心宮等處道路修繕工程-1061B10026 <text:s/></text:p>
          </table:table-cell>
          <table:table-cell table:style-name="ce11" office:value-type="string" office:string-value=" 西螺鎮  " calcext:value-type="string">
            <text:p><text:s/>西螺鎮 <text:s text:c="2"/></text:p>
          </table:table-cell>
          <table:table-cell table:number-columns-repeated="2" table:style-name="ce14" office:value-type="float" office:value="1180" calcext:value-type="float">
            <text:p>1,180</text:p>
          </table:table-cell>
          <table:table-cell table:style-name="ce20" office:value-type="string" calcext:value-type="string">
            <text:p><text:s/>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 公開招標  " calcext:value-type="string">
            <text:p><text:s/>公開招標 <text:s text:c="2"/></text:p>
          </table:table-cell>
          <table:table-cell table:style-name="ce11" office:value-type="string" office:string-value="瑋林營造有限公司 " calcext:value-type="string">
            <text:p>瑋林營造有限公司 <text:s/></text:p>
          </table:table-cell>
          <table:table-cell table:number-columns-repeated="1015"/>
        </table:table-row>
        <table:table-row table:style-name="ro5">
          <table:table-cell table:style-name="ce5" office:value-type="string" office:string-value="江文登  " calcext:value-type="string">
            <text:p>江文登 <text:s text:c="2"/></text:p>
          </table:table-cell>
          <table:table-cell table:style-name="ce11" office:value-type="string" office:string-value="莿桐鄉埔尾村道路排水改善工程  " calcext:value-type="string">
            <text:p>莿桐鄉埔尾村道路排水改善工程 <text:s text:c="2"/></text:p>
          </table:table-cell>
          <table:table-cell table:style-name="ce11" office:value-type="string" office:string-value="莿桐鄉埔尾村  " calcext:value-type="string">
            <text:p>莿桐鄉埔尾村 <text:s text:c="2"/></text:p>
          </table:table-cell>
          <table:table-cell table:number-columns-repeated="2" table:style-name="ce14" office:value-type="float" office:value="1980" calcext:value-type="float">
            <text:p>1,980</text:p>
          </table:table-cell>
          <table:table-cell table:style-name="ce20" office:value-type="string" calcext:value-type="string">
            <text:p><text:s text:c="2"/>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委設中 " calcext:value-type="string">
            <text:p>委設中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江文登  " calcext:value-type="string">
            <text:p>江文登 <text:s text:c="2"/></text:p>
          </table:table-cell>
          <table:table-cell table:style-name="ce11" office:value-type="string" office:string-value="莿桐鄉麻園村道路改善工程  " calcext:value-type="string">
            <text:p>莿桐鄉麻園村道路改善工程 <text:s text:c="2"/></text:p>
          </table:table-cell>
          <table:table-cell table:style-name="ce11" office:value-type="string" office:string-value="莿桐鄉麻園村  " calcext:value-type="string">
            <text:p>莿桐鄉麻園村 <text:s text:c="2"/></text:p>
          </table:table-cell>
          <table:table-cell table:number-columns-repeated="2" table:style-name="ce14" office:value-type="float" office:value="1800" calcext:value-type="float">
            <text:p>1,800</text:p>
          </table:table-cell>
          <table:table-cell table:style-name="ce20" office:value-type="string" calcext:value-type="string">
            <text:p><text:s text:c="2"/>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委設中 " calcext:value-type="string">
            <text:p>委設中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江文登  " calcext:value-type="string">
            <text:p>江文登 <text:s text:c="2"/></text:p>
          </table:table-cell>
          <table:table-cell table:style-name="ce11" office:value-type="string" office:string-value="莿桐鄉埔仔村道路排水改善工程  " calcext:value-type="string">
            <text:p>莿桐鄉埔仔村道路排水改善工程 <text:s text:c="2"/></text:p>
          </table:table-cell>
          <table:table-cell table:style-name="ce11" office:value-type="string" office:string-value="莿桐鄉埔仔村  " calcext:value-type="string">
            <text:p>莿桐鄉埔仔村 <text:s text:c="2"/></text:p>
          </table:table-cell>
          <table:table-cell table:number-columns-repeated="2" table:style-name="ce14" office:value-type="float" office:value="820" calcext:value-type="float">
            <text:p>820</text:p>
          </table:table-cell>
          <table:table-cell table:style-name="ce20" office:value-type="string" calcext:value-type="string">
            <text:p><text:s text:c="2"/>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委設中 " calcext:value-type="string">
            <text:p>委設中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林岳璋  " calcext:value-type="string">
            <text:p>林岳璋 <text:s text:c="2"/></text:p>
          </table:table-cell>
          <table:table-cell table:style-name="ce11" office:value-type="string" office:string-value="斗六市十三里及林內鄉林中、九芎村道路改善工程  " calcext:value-type="string">
            <text:p>斗六市十三里及林內鄉林中、九芎村道路改善工程 <text:s text:c="2"/></text:p>
          </table:table-cell>
          <table:table-cell table:style-name="ce11" office:value-type="string" office:string-value="斗六市、林內鄉  " calcext:value-type="string">
            <text:p>斗六市、林內鄉 <text:s text:c="2"/></text:p>
          </table:table-cell>
          <table:table-cell table:number-columns-repeated="2" table:style-name="ce14" office:value-type="float" office:value="1980" calcext:value-type="float">
            <text:p>1,980</text:p>
          </table:table-cell>
          <table:table-cell table:style-name="ce20" office:value-type="string" calcext:value-type="string">
            <text:p><text:s text:c="2"/>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委設中 " calcext:value-type="string">
            <text:p>委設中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林岳璋  " calcext:value-type="string">
            <text:p>林岳璋 <text:s text:c="2"/></text:p>
          </table:table-cell>
          <table:table-cell table:style-name="ce11" office:value-type="string" office:string-value="斗六市八德、鎮西道路改善工程  " calcext:value-type="string">
            <text:p>斗六市八德、鎮西道路改善工程 <text:s text:c="2"/></text:p>
          </table:table-cell>
          <table:table-cell table:style-name="ce11" office:value-type="string" office:string-value="斗六市  " calcext:value-type="string">
            <text:p>斗六市 <text:s text:c="2"/></text:p>
          </table:table-cell>
          <table:table-cell table:number-columns-repeated="2" table:style-name="ce14" office:value-type="float" office:value="1300" calcext:value-type="float">
            <text:p>1,300</text:p>
          </table:table-cell>
          <table:table-cell table:style-name="ce20" office:value-type="string" calcext:value-type="string">
            <text:p><text:s text:c="2"/>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公開招標  " calcext:value-type="string">
            <text:p>公開招標 <text:s text:c="2"/></text:p>
          </table:table-cell>
          <table:table-cell table:style-name="ce11" office:value-type="string" office:string-value="07/04流標 " calcext:value-type="string">
            <text:p>07/04流標 <text:s/></text:p>
          </table:table-cell>
          <table:table-cell table:number-columns-repeated="1015"/>
        </table:table-row>
        <table:table-row table:style-name="ro5">
          <table:table-cell table:style-name="ce5" office:value-type="string" office:string-value="林岳璋  " calcext:value-type="string">
            <text:p>林岳璋 <text:s text:c="2"/></text:p>
          </table:table-cell>
          <table:table-cell table:style-name="ce11" office:value-type="string" office:string-value="斗六市重光里道路改善工程  " calcext:value-type="string">
            <text:p>斗六市重光里道路改善工程 <text:s text:c="2"/></text:p>
          </table:table-cell>
          <table:table-cell table:style-name="ce11" office:value-type="string" office:string-value="斗六市  " calcext:value-type="string">
            <text:p>斗六市 <text:s text:c="2"/></text:p>
          </table:table-cell>
          <table:table-cell table:number-columns-repeated="2" table:style-name="ce14" office:value-type="float" office:value="1170" calcext:value-type="float">
            <text:p>1,170</text:p>
          </table:table-cell>
          <table:table-cell table:style-name="ce20" office:value-type="string" calcext:value-type="string">
            <text:p><text:s text:c="2"/>其他公共工程-一般小型零星工程-設備及投資-公共建設及設施費 </text:p>
          </table:table-cell>
          <table:table-cell table:style-name="ce5" office:value-type="string" office:string-value=" 工務處  " calcext:value-type="string">
            <text:p><text:s/>工務處 <text:s text:c="2"/></text:p>
          </table:table-cell>
          <table:table-cell table:style-name="ce5" office:value-type="string" office:string-value="委設中 " calcext:value-type="string">
            <text:p>委設中 <text:s/></text:p>
          </table:table-cell>
          <table:table-cell table:style-name="ce11" office:value-type="string" office:string-value="尚未發包 " calcext:value-type="string">
            <text:p>尚未發包 <text:s/></text:p>
          </table:table-cell>
          <table:table-cell table:number-columns-repeated="1015"/>
        </table:table-row>
        <table:table-row table:style-name="ro6">
          <table:table-cell table:style-name="ce5" office:value-type="string" office:string-value="蘇俊豪 " calcext:value-type="string">
            <text:p>蘇俊豪 <text:s/></text:p>
          </table:table-cell>
          <table:table-cell table:style-name="ce11" office:value-type="string" office:string-value="雲林縣臺西鄉有才寮大排防汛道路路面修復工程 " calcext:value-type="string">
            <text:p>雲林縣臺西鄉有才寮大排防汛道路路面修復工程 <text:s/></text:p>
          </table:table-cell>
          <table:table-cell table:style-name="ce11" office:value-type="string" office:string-value="臺西鄉 " calcext:value-type="string">
            <text:p>臺西鄉 <text:s/></text:p>
          </table:table-cell>
          <table:table-cell table:number-columns-repeated="2" table:style-name="ce14" office:value-type="float" office:value="900" calcext:value-type="float">
            <text:p>900</text:p>
          </table:table-cell>
          <table:table-cell table:style-name="ce19" office:value-type="string" office:string-value="代辦經費-台塑捐贈環境道路養護基金 " calcext:value-type="string">
            <text:p>代辦經費-台塑捐贈環境道路養護基金 <text:s/></text:p>
          </table:table-cell>
          <table:table-cell table:style-name="ce5" office:value-type="string" office:string-value="臺西鄉公所 " calcext:value-type="string">
            <text:p>臺西鄉公所 <text:s/></text:p>
          </table:table-cell>
          <table:table-cell table:style-name="ce5" office:value-type="string" office:string-value="公開招標 " calcext:value-type="string">
            <text:p>公開招標 <text:s/></text:p>
          </table:table-cell>
          <table:table-cell table:style-name="ce11" office:value-type="string" office:string-value="尚未發包 " calcext:value-type="string">
            <text:p>尚未發包 <text:s/></text:p>
          </table:table-cell>
          <table:table-cell table:number-columns-repeated="1015"/>
        </table:table-row>
        <table:table-row table:style-name="ro7">
          <table:table-cell table:style-name="ce6" office:value-type="string" office:string-value="陳茂源 " calcext:value-type="string" table:number-columns-spanned="1" table:number-rows-spanned="2">
            <text:p>陳茂源 <text:s/></text:p>
          </table:table-cell>
          <table:table-cell table:style-name="ce6" office:value-type="string" office:string-value="褒忠鄉田洋村田洋小排3-8改善工程 " calcext:value-type="string" table:number-columns-spanned="1" table:number-rows-spanned="2">
            <text:p>褒忠鄉田洋村田洋小排3-8改善工程 <text:s/></text:p>
          </table:table-cell>
          <table:table-cell table:style-name="ce6" office:value-type="string" office:string-value="褒忠鄉 " calcext:value-type="string" table:number-columns-spanned="1" table:number-rows-spanned="2">
            <text:p>褒忠鄉 <text:s/></text:p>
          </table:table-cell>
          <table:table-cell table:style-name="ce15" office:value-type="float" office:value="1130" calcext:value-type="float" table:number-columns-spanned="1" table:number-rows-spanned="2">
            <text:p>1,130</text:p>
          </table:table-cell>
          <table:table-cell table:style-name="ce14" office:value-type="float" office:value="776.964" calcext:value-type="float">
            <text:p>777</text:p>
          </table:table-cell>
          <table:table-cell table:style-name="ce19" office:value-type="string" calcext:value-type="string">
            <text:p>106年度-資本門-其他公共工程-一般小型零星工程-設備及投資-公共建設及設備費-辦理道路、水利、水土保持、遊憩景觀、綠化、社區改善、教育設施及其他小型零星工程</text:p>
            <text:p>墊付款轉正106年度 </text:p>
          </table:table-cell>
          <table:table-cell table:style-name="ce6" office:value-type="string" office:string-value="褒忠鄉公所 " calcext:value-type="string" table:number-columns-spanned="1" table:number-rows-spanned="2">
            <text:p>褒忠鄉公所 <text:s/></text:p>
          </table:table-cell>
          <table:table-cell table:style-name="ce6" office:value-type="string" office:string-value="公開招標 " calcext:value-type="string" table:number-columns-spanned="1" table:number-rows-spanned="2">
            <text:p>公開招標 <text:s/></text:p>
          </table:table-cell>
          <table:table-cell table:style-name="ce6" office:value-type="string" office:string-value="尚未發包 " calcext:value-type="string" table:number-columns-spanned="1" table:number-rows-spanned="2">
            <text:p>尚未發包 <text:s/></text:p>
          </table:table-cell>
          <table:table-cell table:number-columns-repeated="1015"/>
        </table:table-row>
        <table:table-row table:style-name="ro8">
          <table:covered-table-cell table:number-columns-repeated="3" table:style-name="ce5"/>
          <table:covered-table-cell table:style-name="ce14"/>
          <table:table-cell table:style-name="ce14" office:value-type="float" office:value="353.036" calcext:value-type="float">
            <text:p>353</text:p>
          </table:table-cell>
          <table:table-cell table:style-name="ce19" office:value-type="string" calcext:value-type="string">
            <text:p>105年度-墊付款-資本門-其他公共工程-一般小型零星工程-設備及投資-公共建設及設備費-辦理道路、水利、水土保持、遊憩景觀、綠化、社區改善、教育設施及其他小型零星工程</text:p>
            <text:p>107年度轉正 </text:p>
          </table:table-cell>
          <table:covered-table-cell table:number-columns-repeated="3" table:style-name="ce5"/>
          <table:table-cell table:number-columns-repeated="1015"/>
        </table:table-row>
        <table:table-row table:style-name="ro9">
          <table:table-cell table:style-name="ce5" office:value-type="string" office:string-value="蔡孟真 " calcext:value-type="string">
            <text:p>蔡孟真 <text:s/></text:p>
          </table:table-cell>
          <table:table-cell table:style-name="ce11" office:value-type="string" calcext:value-type="string">
            <text:p>口湖鄉牛挑灣溪左岸支線道路改善工程</text:p>
            <text:p>【10604-7】 </text:p>
          </table:table-cell>
          <table:table-cell table:style-name="ce11" office:value-type="string" office:string-value="口湖鄉 " calcext:value-type="string">
            <text:p>口湖鄉 <text:s/></text:p>
          </table:table-cell>
          <table:table-cell table:number-columns-repeated="2" table:style-name="ce14" office:value-type="float" office:value="320" calcext:value-type="float">
            <text:p>320</text:p>
          </table:table-cell>
          <table:table-cell table:style-name="ce19" office:value-type="string" office:string-value="105年度-墊付款-資本門-其他公共工程-一般小型零星工程-設備及投資-公共建設及設備費-辦理道路、水利、水土保持、遊憩景觀、綠化、社區改善、教育設施及其他小型零星工程 " calcext:value-type="string">
            <text:p>105年度-墊付款-資本門-其他公共工程-一般小型零星工程-設備及投資-公共建設及設備費-辦理道路、水利、水土保持、遊憩景觀、綠化、社區改善、教育設施及其他小型零星工程 <text:s/></text:p>
          </table:table-cell>
          <table:table-cell table:style-name="ce5" office:value-type="string" office:string-value="口湖鄉公所 " calcext:value-type="string">
            <text:p>口湖鄉公所 <text:s/></text:p>
          </table:table-cell>
          <table:table-cell table:style-name="ce5" office:value-type="string" office:string-value="公開招標 " calcext:value-type="string">
            <text:p>公開招標 <text:s/></text:p>
          </table:table-cell>
          <table:table-cell table:style-name="ce11" office:value-type="string" office:string-value="詠勝土木包工業 " calcext:value-type="string">
            <text:p>詠勝土木包工業 <text:s/></text:p>
          </table:table-cell>
          <table:table-cell table:number-columns-repeated="1015"/>
        </table:table-row>
        <table:table-row table:style-name="ro10">
          <table:table-cell table:style-name="ce5" office:value-type="string" office:string-value="沈宗隆 " calcext:value-type="string">
            <text:p>沈宗隆 <text:s/></text:p>
          </table:table-cell>
          <table:table-cell table:style-name="ce11" office:value-type="string" office:string-value="106年度改善教學環境 " calcext:value-type="string">
            <text:p>106年度改善教學環境 <text:s/></text:p>
          </table:table-cell>
          <table:table-cell table:style-name="ce11" office:value-type="string" office:string-value="惠來國小 " calcext:value-type="string">
            <text:p>惠來國小 <text:s/></text:p>
          </table:table-cell>
          <table:table-cell table:number-columns-repeated="2" table:style-name="ce14" office:value-type="float" office:value="200" calcext:value-type="float">
            <text:p>200</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惠來國小 " calcext:value-type="string">
            <text:p>惠來國小 <text:s/></text:p>
          </table:table-cell>
          <table:table-cell table:style-name="ce5" office:value-type="string" office:string-value="逕洽廠商 " calcext:value-type="string">
            <text:p>逕洽廠商 <text:s/></text:p>
          </table:table-cell>
          <table:table-cell table:style-name="ce11" office:value-type="string" office:string-value="家科電腦有限公司(46,560)、協和室內裝潢行(63,840)、震達辦公家具有限公司(89,600) " calcext:value-type="string">
            <text:p>家科電腦有限公司(46,560)、協和室內裝潢行(63,840)、震達辦公家具有限公司(89,600) <text:s/></text:p>
          </table:table-cell>
          <table:table-cell table:number-columns-repeated="1015"/>
        </table:table-row>
        <table:table-row table:style-name="ro5">
          <table:table-cell table:style-name="ce5" office:value-type="string" office:string-value="沈宗隆 " calcext:value-type="string">
            <text:p>沈宗隆 <text:s/></text:p>
          </table:table-cell>
          <table:table-cell table:style-name="ce11" office:value-type="string" office:string-value="106電風扇更新 " calcext:value-type="string">
            <text:p>106電風扇更新 <text:s/></text:p>
          </table:table-cell>
          <table:table-cell table:style-name="ce11" office:value-type="string" office:string-value="中溪國小 " calcext:value-type="string">
            <text:p>中溪國小 <text:s/></text:p>
          </table:table-cell>
          <table:table-cell table:number-columns-repeated="2" table:style-name="ce14" office:value-type="float" office:value="99" calcext:value-type="float">
            <text:p>99</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中溪國小 " calcext:value-type="string">
            <text:p>中溪國小 <text:s/></text:p>
          </table:table-cell>
          <table:table-cell table:style-name="ce5" office:value-type="string" office:string-value="逕洽廠商 " calcext:value-type="string">
            <text:p>逕洽廠商 <text:s/></text:p>
          </table:table-cell>
          <table:table-cell table:style-name="ce11" office:value-type="string" office:string-value="翔能水電行 " calcext:value-type="string">
            <text:p>翔能水電行 <text:s/></text:p>
          </table:table-cell>
          <table:table-cell table:number-columns-repeated="1015"/>
        </table:table-row>
        <table:table-row table:style-name="ro5">
          <table:table-cell table:style-name="ce5" office:value-type="string" office:string-value="陳俊龍 " calcext:value-type="string">
            <text:p>陳俊龍 <text:s/></text:p>
          </table:table-cell>
          <table:table-cell table:style-name="ce11" office:value-type="string" office:string-value="駕駛式割草機設備 " calcext:value-type="string">
            <text:p>駕駛式割草機設備 <text:s/></text:p>
          </table:table-cell>
          <table:table-cell table:style-name="ce11" office:value-type="string" office:string-value="新庄國小 " calcext:value-type="string">
            <text:p>新庄國小 <text:s/></text:p>
          </table:table-cell>
          <table:table-cell table:number-columns-repeated="2" table:style-name="ce14" office:value-type="float" office:value="98" calcext:value-type="float">
            <text:p>98</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新庄國小 " calcext:value-type="string">
            <text:p>新庄國小 <text:s/></text:p>
          </table:table-cell>
          <table:table-cell table:style-name="ce5" office:value-type="string" office:string-value="逕洽廠商 " calcext:value-type="string">
            <text:p>逕洽廠商 <text:s/></text:p>
          </table:table-cell>
          <table:table-cell table:style-name="ce11" office:value-type="string" office:string-value="烊騰農機行 " calcext:value-type="string">
            <text:p>烊騰農機行 <text:s/></text:p>
          </table:table-cell>
          <table:table-cell table:number-columns-repeated="1015"/>
        </table:table-row>
        <table:table-row table:style-name="ro5">
          <table:table-cell table:style-name="ce5" office:value-type="string" office:string-value="沈宗隆 " calcext:value-type="string">
            <text:p>沈宗隆 <text:s/></text:p>
          </table:table-cell>
          <table:table-cell table:style-name="ce11" office:value-type="string" office:string-value="改善辦公室環境 " calcext:value-type="string">
            <text:p>改善辦公室環境 <text:s/></text:p>
          </table:table-cell>
          <table:table-cell table:style-name="ce11" office:value-type="string" office:string-value="新興國小 " calcext:value-type="string">
            <text:p>新興國小 <text:s/></text:p>
          </table:table-cell>
          <table:table-cell table:number-columns-repeated="2" table:style-name="ce14" office:value-type="float" office:value="99" calcext:value-type="float">
            <text:p>99</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新興國小 " calcext:value-type="string">
            <text:p>新興國小 <text:s/></text:p>
          </table:table-cell>
          <table:table-cell table:style-name="ce5" office:value-type="string" office:string-value="逕洽廠商 " calcext:value-type="string">
            <text:p>逕洽廠商 <text:s/></text:p>
          </table:table-cell>
          <table:table-cell table:style-name="ce11" office:value-type="string" office:string-value="震達辦公家具有限公司 " calcext:value-type="string">
            <text:p>震達辦公家具有限公司 <text:s/></text:p>
          </table:table-cell>
          <table:table-cell table:number-columns-repeated="1015"/>
        </table:table-row>
        <table:table-row table:style-name="ro11">
          <table:table-cell table:style-name="ce5" office:value-type="string" office:string-value="沈宗隆 " calcext:value-type="string">
            <text:p>沈宗隆 <text:s/></text:p>
          </table:table-cell>
          <table:table-cell table:style-name="ce11" office:value-type="string" office:string-value="佈告欄美化 " calcext:value-type="string">
            <text:p>佈告欄美化 <text:s/></text:p>
          </table:table-cell>
          <table:table-cell table:style-name="ce11" office:value-type="string" office:string-value="新興國小 " calcext:value-type="string">
            <text:p>新興國小 <text:s/></text:p>
          </table:table-cell>
          <table:table-cell table:number-columns-repeated="2" table:style-name="ce14" office:value-type="float" office:value="99" calcext:value-type="float">
            <text:p>99</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新興國小 " calcext:value-type="string">
            <text:p>新興國小 <text:s/></text:p>
          </table:table-cell>
          <table:table-cell table:style-name="ce5" office:value-type="string" office:string-value="逕洽廠商 " calcext:value-type="string">
            <text:p>逕洽廠商 <text:s/></text:p>
          </table:table-cell>
          <table:table-cell table:style-name="ce11" office:value-type="string" office:string-value="大觀視覺設計工作室(28,000)、觀錦達文化事業有限公司(71,000) " calcext:value-type="string">
            <text:p>大觀視覺設計工作室(28,000)、觀錦達文化事業有限公司(71,000) <text:s/></text:p>
          </table:table-cell>
          <table:table-cell table:number-columns-repeated="1015"/>
        </table:table-row>
        <table:table-row table:style-name="ro5">
          <table:table-cell table:style-name="ce5" office:value-type="string" office:string-value="蘇俊豪 " calcext:value-type="string">
            <text:p>蘇俊豪 <text:s/></text:p>
          </table:table-cell>
          <table:table-cell table:style-name="ce11" office:value-type="string" office:string-value="辦公室教師辦公桌更新/17-LP500999 " calcext:value-type="string">
            <text:p>辦公室教師辦公桌更新/17-LP500999 <text:s/></text:p>
          </table:table-cell>
          <table:table-cell table:style-name="ce11" office:value-type="string" office:string-value="東勢國小 " calcext:value-type="string">
            <text:p>東勢國小 <text:s/></text:p>
          </table:table-cell>
          <table:table-cell table:number-columns-repeated="2" table:style-name="ce14" office:value-type="float" office:value="199" calcext:value-type="float">
            <text:p>199</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東勢國小 " calcext:value-type="string">
            <text:p>東勢國小 <text:s/></text:p>
          </table:table-cell>
          <table:table-cell table:style-name="ce5" office:value-type="string" calcext:value-type="string">
            <text:p>共同供</text:p>
            <text:p>應契約 </text:p>
          </table:table-cell>
          <table:table-cell table:style-name="ce11" office:value-type="string" office:string-value="震達辦公家具有限公司 " calcext:value-type="string">
            <text:p>震達辦公家具有限公司 <text:s/></text:p>
          </table:table-cell>
          <table:table-cell table:number-columns-repeated="1015"/>
        </table:table-row>
        <table:table-row table:style-name="ro5">
          <table:table-cell table:style-name="ce5" office:value-type="string" office:string-value="王秋足 " calcext:value-type="string">
            <text:p>王秋足 <text:s/></text:p>
          </table:table-cell>
          <table:table-cell table:style-name="ce11" office:value-type="string" office:string-value="教學廣播系統第二期 " calcext:value-type="string">
            <text:p>教學廣播系統第二期 <text:s/></text:p>
          </table:table-cell>
          <table:table-cell table:style-name="ce11" office:value-type="string" office:string-value="蔦松國中 " calcext:value-type="string">
            <text:p>蔦松國中 <text:s/></text:p>
          </table:table-cell>
          <table:table-cell table:number-columns-repeated="2" table:style-name="ce14" office:value-type="float" office:value="200" calcext:value-type="float">
            <text:p>200</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蔦松國中 " calcext:value-type="string">
            <text:p>蔦松國中 <text:s/></text:p>
          </table:table-cell>
          <table:table-cell table:style-name="ce5" office:value-type="string" office:string-value="尚未招標 " calcext:value-type="string">
            <text:p>尚未招標 <text:s/></text:p>
          </table:table-cell>
          <table:table-cell table:style-name="ce11" office:value-type="string" office:string-value="尚未發包 " calcext:value-type="string">
            <text:p>尚未發包 <text:s/></text:p>
          </table:table-cell>
          <table:table-cell table:number-columns-repeated="1015"/>
        </table:table-row>
        <table:table-row table:style-name="ro9">
          <table:table-cell table:style-name="ce5" office:value-type="string" office:string-value="蔡孟真 " calcext:value-type="string">
            <text:p>蔡孟真 <text:s/></text:p>
          </table:table-cell>
          <table:table-cell table:style-name="ce11" office:value-type="string" office:string-value="樹木修剪(工程) " calcext:value-type="string">
            <text:p>樹木修剪(工程) <text:s/></text:p>
          </table:table-cell>
          <table:table-cell table:style-name="ce11" office:value-type="string" office:string-value="水燦林國小 " calcext:value-type="string">
            <text:p>水燦林國小 <text:s/></text:p>
          </table:table-cell>
          <table:table-cell table:number-columns-repeated="2" table:style-name="ce14" office:value-type="float" office:value="99" calcext:value-type="float">
            <text:p>99</text:p>
          </table:table-cell>
          <table:table-cell table:style-name="ce19" office:value-type="string" office:string-value="106年度-資本門-其他公共工程-一般小型零星工程-設備及投資-公共建設及設備費-辦理道路、水利、水土保持、遊憩景觀、綠化、社區改善-教育設施及其他零小型零星工程 " calcext:value-type="string">
            <text:p>106年度-資本門-其他公共工程-一般小型零星工程-設備及投資-公共建設及設備費-辦理道路、水利、水土保持、遊憩景觀、綠化、社區改善-教育設施及其他零小型零星工程 <text:s/></text:p>
          </table:table-cell>
          <table:table-cell table:style-name="ce5" office:value-type="string" office:string-value="水燦林國小 " calcext:value-type="string">
            <text:p>水燦林國小 <text:s/></text:p>
          </table:table-cell>
          <table:table-cell table:style-name="ce5" office:value-type="string" office:string-value="逕洽廠商 " calcext:value-type="string">
            <text:p>逕洽廠商 <text:s/></text:p>
          </table:table-cell>
          <table:table-cell table:style-name="ce11" office:value-type="string" office:string-value="日昇文環保企業社 " calcext:value-type="string">
            <text:p>日昇文環保企業社 <text:s/></text:p>
          </table:table-cell>
          <table:table-cell table:number-columns-repeated="1015"/>
        </table:table-row>
        <table:table-row table:style-name="ro9">
          <table:table-cell table:style-name="ce5" office:value-type="string" office:string-value="顏旭懋 " calcext:value-type="string">
            <text:p>顏旭懋 <text:s/></text:p>
          </table:table-cell>
          <table:table-cell table:style-name="ce11" office:value-type="string" office:string-value="樹木修剪(工程) " calcext:value-type="string">
            <text:p>樹木修剪(工程) <text:s/></text:p>
          </table:table-cell>
          <table:table-cell table:style-name="ce11" office:value-type="string" office:string-value="大屯國小 " calcext:value-type="string">
            <text:p>大屯國小 <text:s/></text:p>
          </table:table-cell>
          <table:table-cell table:number-columns-repeated="2" table:style-name="ce14" office:value-type="float" office:value="98" calcext:value-type="float">
            <text:p>98</text:p>
          </table:table-cell>
          <table:table-cell table:style-name="ce19" office:value-type="string" office:string-value="106年度-資本門-其他公共工程-一般小型零星工程-設備及投資-公共建設及設備費-辦理道路、水利、水土保持、遊憩景觀、綠化、社區改善-教育設施及其他零小型零星工程 " calcext:value-type="string">
            <text:p>106年度-資本門-其他公共工程-一般小型零星工程-設備及投資-公共建設及設備費-辦理道路、水利、水土保持、遊憩景觀、綠化、社區改善-教育設施及其他零小型零星工程 <text:s/></text:p>
          </table:table-cell>
          <table:table-cell table:style-name="ce5" office:value-type="string" office:string-value="大屯國小 " calcext:value-type="string">
            <text:p>大屯國小 <text:s/></text:p>
          </table:table-cell>
          <table:table-cell table:style-name="ce5" office:value-type="string" office:string-value="逕洽廠商 " calcext:value-type="string">
            <text:p>逕洽廠商 <text:s/></text:p>
          </table:table-cell>
          <table:table-cell table:style-name="ce11" office:value-type="string" office:string-value="日昇文環保企業社 " calcext:value-type="string">
            <text:p>日昇文環保企業社 <text:s/></text:p>
          </table:table-cell>
          <table:table-cell table:number-columns-repeated="1015"/>
        </table:table-row>
        <table:table-row table:style-name="ro5">
          <table:table-cell table:style-name="ce5" office:value-type="string" office:string-value="林聖爵 " calcext:value-type="string">
            <text:p>林聖爵 <text:s/></text:p>
          </table:table-cell>
          <table:table-cell table:style-name="ce11" office:value-type="string" office:string-value="校園廣播系統 " calcext:value-type="string">
            <text:p>校園廣播系統 <text:s/></text:p>
          </table:table-cell>
          <table:table-cell table:style-name="ce11" office:value-type="string" office:string-value="雲林國中 " calcext:value-type="string">
            <text:p>雲林國中 <text:s/></text:p>
          </table:table-cell>
          <table:table-cell table:number-columns-repeated="2" table:style-name="ce14" office:value-type="float" office:value="98" calcext:value-type="float">
            <text:p>98</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雲林國中 " calcext:value-type="string">
            <text:p>雲林國中 <text:s/></text:p>
          </table:table-cell>
          <table:table-cell table:style-name="ce5" office:value-type="string" office:string-value="逕洽廠商 " calcext:value-type="string">
            <text:p>逕洽廠商 <text:s/></text:p>
          </table:table-cell>
          <table:table-cell table:style-name="ce11" office:value-type="string" office:string-value="捌捌捌電訊行 " calcext:value-type="string">
            <text:p>捌捌捌電訊行 <text:s/></text:p>
          </table:table-cell>
          <table:table-cell table:number-columns-repeated="1015"/>
        </table:table-row>
        <table:table-row table:style-name="ro5">
          <table:table-cell table:style-name="ce5" office:value-type="string" office:string-value="顏旭懋 " calcext:value-type="string">
            <text:p>顏旭懋 <text:s/></text:p>
          </table:table-cell>
          <table:table-cell table:style-name="ce11" office:value-type="string" office:string-value="辦公桌設備改善 " calcext:value-type="string">
            <text:p>辦公桌設備改善 <text:s/></text:p>
          </table:table-cell>
          <table:table-cell table:style-name="ce11" office:value-type="string" office:string-value="虎尾國小 " calcext:value-type="string">
            <text:p>虎尾國小 <text:s/></text:p>
          </table:table-cell>
          <table:table-cell table:number-columns-repeated="2" table:style-name="ce14" office:value-type="float" office:value="200" calcext:value-type="float">
            <text:p>200</text:p>
          </table:table-cell>
          <table:table-cell table:style-name="ce19"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虎尾國小 " calcext:value-type="string">
            <text:p>虎尾國小 <text:s/></text:p>
          </table:table-cell>
          <table:table-cell table:style-name="ce5" office:value-type="string" office:string-value="共同供應契約 " calcext:value-type="string">
            <text:p>共同供應契約 <text:s/></text:p>
          </table:table-cell>
          <table:table-cell table:style-name="ce11" office:value-type="string" office:string-value="震旦行 " calcext:value-type="string">
            <text:p>震旦行 <text:s/></text:p>
          </table:table-cell>
          <table:table-cell table:number-columns-repeated="1015"/>
        </table:table-row>
        <table:table-row table:style-name="ro9">
          <table:table-cell table:style-name="ce5" office:value-type="string" office:string-value="蔡孟真 " calcext:value-type="string">
            <text:p>蔡孟真 <text:s/></text:p>
          </table:table-cell>
          <table:table-cell table:style-name="ce11" office:value-type="string" office:string-value="樹木修剪(工程) " calcext:value-type="string">
            <text:p>樹木修剪(工程) <text:s/></text:p>
          </table:table-cell>
          <table:table-cell table:style-name="ce11" office:value-type="string" office:string-value="蔦松國小 " calcext:value-type="string">
            <text:p>蔦松國小 <text:s/></text:p>
          </table:table-cell>
          <table:table-cell table:number-columns-repeated="2" table:style-name="ce14" office:value-type="float" office:value="99" calcext:value-type="float">
            <text:p>99</text:p>
          </table:table-cell>
          <table:table-cell table:style-name="ce19" office:value-type="string" office:string-value="106年度-資本門-其他公共工程-一般小型零星工程-設備及投資-公共建設及設備費-辦理道路、水利、水土保持、遊憩景觀、綠化、社區改善-教育設施及其他零小型零星工程 " calcext:value-type="string">
            <text:p>106年度-資本門-其他公共工程-一般小型零星工程-設備及投資-公共建設及設備費-辦理道路、水利、水土保持、遊憩景觀、綠化、社區改善-教育設施及其他零小型零星工程 <text:s/></text:p>
          </table:table-cell>
          <table:table-cell table:style-name="ce5" office:value-type="string" office:string-value="蔦松國小 " calcext:value-type="string">
            <text:p>蔦松國小 <text:s/></text:p>
          </table:table-cell>
          <table:table-cell table:style-name="ce5" office:value-type="string" office:string-value="逕洽廠商 " calcext:value-type="string">
            <text:p>逕洽廠商 <text:s/></text:p>
          </table:table-cell>
          <table:table-cell table:style-name="ce11" office:value-type="string" office:string-value="日昇文環保企業社 " calcext:value-type="string">
            <text:p>日昇文環保企業社 <text:s/></text:p>
          </table:table-cell>
          <table:table-cell table:number-columns-repeated="1015"/>
        </table:table-row>
        <table:table-row table:style-name="ro5">
          <table:table-cell table:style-name="ce5" office:value-type="string" office:string-value="林岳璋 " calcext:value-type="string">
            <text:p>林岳璋 <text:s/></text:p>
          </table:table-cell>
          <table:table-cell table:style-name="ce11" office:value-type="string" office:string-value="活動中心喇叭設備 " calcext:value-type="string">
            <text:p>活動中心喇叭設備 <text:s/></text:p>
          </table:table-cell>
          <table:table-cell table:style-name="ce11" office:value-type="string" office:string-value="鎮南國小 " calcext:value-type="string">
            <text:p>鎮南國小 <text:s/></text:p>
          </table:table-cell>
          <table:table-cell table:number-columns-repeated="2" table:style-name="ce14" office:value-type="float" office:value="98" calcext:value-type="float">
            <text:p>98</text:p>
          </table:table-cell>
          <table:table-cell table:style-name="ce11"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鎮南國小 " calcext:value-type="string">
            <text:p>鎮南國小 <text:s/></text:p>
          </table:table-cell>
          <table:table-cell table:style-name="ce5" office:value-type="string" office:string-value="逕洽廠商 " calcext:value-type="string">
            <text:p>逕洽廠商 <text:s/></text:p>
          </table:table-cell>
          <table:table-cell table:style-name="ce11" office:value-type="string" office:string-value="百樂電業行 " calcext:value-type="string">
            <text:p>百樂電業行 <text:s/></text:p>
          </table:table-cell>
          <table:table-cell table:number-columns-repeated="1015"/>
        </table:table-row>
        <table:table-row table:style-name="ro5">
          <table:table-cell table:style-name="ce5" office:value-type="string" office:string-value="王士壬 " calcext:value-type="string">
            <text:p>王士壬 <text:s/></text:p>
          </table:table-cell>
          <table:table-cell table:style-name="ce11" office:value-type="string" office:string-value="視聽教學設備計畫 " calcext:value-type="string">
            <text:p>視聽教學設備計畫 <text:s/></text:p>
          </table:table-cell>
          <table:table-cell table:style-name="ce11" office:value-type="string" office:string-value="新庄國小 " calcext:value-type="string">
            <text:p>新庄國小 <text:s/></text:p>
          </table:table-cell>
          <table:table-cell table:number-columns-repeated="2" table:style-name="ce14" office:value-type="float" office:value="102" calcext:value-type="float">
            <text:p>102</text:p>
          </table:table-cell>
          <table:table-cell table:style-name="ce11"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新庄國小 " calcext:value-type="string">
            <text:p>新庄國小 <text:s/></text:p>
          </table:table-cell>
          <table:table-cell table:style-name="ce5" office:value-type="string" office:string-value="尚未招標 " calcext:value-type="string">
            <text:p>尚未招標 <text:s/></text:p>
          </table:table-cell>
          <table:table-cell table:style-name="ce11" office:value-type="string" office:string-value="尚未發包 " calcext:value-type="string">
            <text:p>尚未發包 <text:s/></text:p>
          </table:table-cell>
          <table:table-cell table:number-columns-repeated="1015"/>
        </table:table-row>
        <table:table-row table:style-name="ro9">
          <table:table-cell table:style-name="ce5" office:value-type="string" office:string-value="沈宗隆 " calcext:value-type="string">
            <text:p>沈宗隆 <text:s/></text:p>
          </table:table-cell>
          <table:table-cell table:style-name="ce11" office:value-type="string" office:string-value="球場改善工程 " calcext:value-type="string">
            <text:p>球場改善工程 <text:s/></text:p>
          </table:table-cell>
          <table:table-cell table:style-name="ce11" office:value-type="string" office:string-value="新庄國小 " calcext:value-type="string">
            <text:p>新庄國小 <text:s/></text:p>
          </table:table-cell>
          <table:table-cell table:number-columns-repeated="2" table:style-name="ce14" office:value-type="float" office:value="800" calcext:value-type="float">
            <text:p>800</text:p>
          </table:table-cell>
          <table:table-cell table:style-name="ce11" office:value-type="string" office:string-value="106年度-資本門-其他公共工程-一般小型零星工程-設備及投資-公共建設及設備費-辦理道路、水利、水土保持、遊憩景觀、綠化、社區改善-教育設施及其他零小型零星工程 " calcext:value-type="string">
            <text:p>106年度-資本門-其他公共工程-一般小型零星工程-設備及投資-公共建設及設備費-辦理道路、水利、水土保持、遊憩景觀、綠化、社區改善-教育設施及其他零小型零星工程 <text:s/></text:p>
          </table:table-cell>
          <table:table-cell table:style-name="ce5" office:value-type="string" office:string-value="新庄國小 " calcext:value-type="string">
            <text:p>新庄國小 <text:s/></text:p>
          </table:table-cell>
          <table:table-cell table:style-name="ce5" office:value-type="string" office:string-value="尚未招標 " calcext:value-type="string">
            <text:p>尚未招標 <text:s/></text:p>
          </table:table-cell>
          <table:table-cell table:style-name="ce11" office:value-type="string" office:string-value="尚未發包 " calcext:value-type="string">
            <text:p>尚未發包 <text:s/></text:p>
          </table:table-cell>
          <table:table-cell table:number-columns-repeated="1015"/>
        </table:table-row>
        <table:table-row table:style-name="ro9">
          <table:table-cell table:style-name="ce5" office:value-type="string" office:string-value="廖秋萍 " calcext:value-type="string">
            <text:p>廖秋萍 <text:s/></text:p>
          </table:table-cell>
          <table:table-cell table:style-name="ce11" office:value-type="string" office:string-value="水管、水塔經費 " calcext:value-type="string">
            <text:p>水管、水塔經費 <text:s/></text:p>
          </table:table-cell>
          <table:table-cell table:style-name="ce11" office:value-type="string" office:string-value="文昌國小 " calcext:value-type="string">
            <text:p>文昌國小 <text:s/></text:p>
          </table:table-cell>
          <table:table-cell table:number-columns-repeated="2" table:style-name="ce14" office:value-type="float" office:value="200" calcext:value-type="float">
            <text:p>200</text:p>
          </table:table-cell>
          <table:table-cell table:style-name="ce11" office:value-type="string" office:string-value="106年度-資本門-其他公共工程-一般小型零星工程-設備及投資-公共建設及設備費-辦理道路、水利、水土保持、遊憩景觀、綠化、社區改善-教育設施及其他零小型零星工程 " calcext:value-type="string">
            <text:p>106年度-資本門-其他公共工程-一般小型零星工程-設備及投資-公共建設及設備費-辦理道路、水利、水土保持、遊憩景觀、綠化、社區改善-教育設施及其他零小型零星工程 <text:s/></text:p>
          </table:table-cell>
          <table:table-cell table:style-name="ce5" office:value-type="string" office:string-value="文昌國小 " calcext:value-type="string">
            <text:p>文昌國小 <text:s/></text:p>
          </table:table-cell>
          <table:table-cell table:style-name="ce5" office:value-type="string" office:string-value="尚未招標 " calcext:value-type="string">
            <text:p>尚未招標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鍾明馨 " calcext:value-type="string">
            <text:p>鍾明馨 <text:s/></text:p>
          </table:table-cell>
          <table:table-cell table:style-name="ce11" office:value-type="string" office:string-value="紗窗紗門設施/1060221 " calcext:value-type="string">
            <text:p>紗窗紗門設施/1060221 <text:s/></text:p>
          </table:table-cell>
          <table:table-cell table:style-name="ce11" office:value-type="string" office:string-value="育仁國小 " calcext:value-type="string">
            <text:p>育仁國小 <text:s/></text:p>
          </table:table-cell>
          <table:table-cell table:number-columns-repeated="2" table:style-name="ce14" office:value-type="float" office:value="200" calcext:value-type="float">
            <text:p>200</text:p>
          </table:table-cell>
          <table:table-cell table:style-name="ce11"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育仁國小 " calcext:value-type="string">
            <text:p>育仁國小 <text:s/></text:p>
          </table:table-cell>
          <table:table-cell table:style-name="ce5" office:value-type="string" office:string-value="公開招標 " calcext:value-type="string">
            <text:p>公開招標 <text:s/></text:p>
          </table:table-cell>
          <table:table-cell table:style-name="ce11" office:value-type="string" office:string-value="窗霸王鋼鋁有限公司 " calcext:value-type="string">
            <text:p>窗霸王鋼鋁有限公司 <text:s/></text:p>
          </table:table-cell>
          <table:table-cell table:number-columns-repeated="1015"/>
        </table:table-row>
        <table:table-row table:style-name="ro5">
          <table:table-cell table:style-name="ce5" office:value-type="string" office:string-value="蔡岳儒 " calcext:value-type="string">
            <text:p>蔡岳儒 <text:s/></text:p>
          </table:table-cell>
          <table:table-cell table:style-name="ce11" office:value-type="string" office:string-value="教學大樓電箱整修 " calcext:value-type="string">
            <text:p>教學大樓電箱整修 <text:s/></text:p>
          </table:table-cell>
          <table:table-cell table:style-name="ce11" office:value-type="string" office:string-value="口湖國小 " calcext:value-type="string">
            <text:p>口湖國小 <text:s/></text:p>
          </table:table-cell>
          <table:table-cell table:number-columns-repeated="2" table:style-name="ce14" office:value-type="float" office:value="98" calcext:value-type="float">
            <text:p>98</text:p>
          </table:table-cell>
          <table:table-cell table:style-name="ce11"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口湖國小 " calcext:value-type="string">
            <text:p>口湖國小 <text:s/></text:p>
          </table:table-cell>
          <table:table-cell table:style-name="ce5" office:value-type="string" office:string-value="逕洽廠商 " calcext:value-type="string">
            <text:p>逕洽廠商 <text:s/></text:p>
          </table:table-cell>
          <table:table-cell table:style-name="ce11" office:value-type="string" office:string-value="才園鋁業 " calcext:value-type="string">
            <text:p>才園鋁業 <text:s/></text:p>
          </table:table-cell>
          <table:table-cell table:number-columns-repeated="1015"/>
        </table:table-row>
        <table:table-row table:style-name="ro5">
          <table:table-cell table:style-name="ce5" office:value-type="string" office:string-value="蔡岳儒 " calcext:value-type="string">
            <text:p>蔡岳儒 <text:s/></text:p>
          </table:table-cell>
          <table:table-cell table:style-name="ce11" office:value-type="string" office:string-value="電腦主機5台 " calcext:value-type="string">
            <text:p>電腦主機5台 <text:s/></text:p>
          </table:table-cell>
          <table:table-cell table:style-name="ce11" office:value-type="string" office:string-value="崇文國小 " calcext:value-type="string">
            <text:p>崇文國小 <text:s/></text:p>
          </table:table-cell>
          <table:table-cell table:number-columns-repeated="2" table:style-name="ce14" office:value-type="float" office:value="101" calcext:value-type="float">
            <text:p>101</text:p>
          </table:table-cell>
          <table:table-cell table:style-name="ce11"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崇文國小 " calcext:value-type="string">
            <text:p>崇文國小 <text:s/></text:p>
          </table:table-cell>
          <table:table-cell table:style-name="ce5" office:value-type="string" office:string-value="尚未招標 " calcext:value-type="string">
            <text:p>尚未招標 <text:s/></text:p>
          </table:table-cell>
          <table:table-cell table:style-name="ce11" office:value-type="string" office:string-value="尚未發包 " calcext:value-type="string">
            <text:p>尚未發包 <text:s/></text:p>
          </table:table-cell>
          <table:table-cell table:number-columns-repeated="1015"/>
        </table:table-row>
        <table:table-row table:style-name="ro5">
          <table:table-cell table:style-name="ce5" office:value-type="string" office:string-value="蔡岳儒 " calcext:value-type="string">
            <text:p>蔡岳儒 <text:s/></text:p>
          </table:table-cell>
          <table:table-cell table:style-name="ce11" office:value-type="string" office:string-value="規劃陶藝專科教室 " calcext:value-type="string">
            <text:p>規劃陶藝專科教室 <text:s/></text:p>
          </table:table-cell>
          <table:table-cell table:style-name="ce11" office:value-type="string" office:string-value="內湖國小 " calcext:value-type="string">
            <text:p>內湖國小 <text:s/></text:p>
          </table:table-cell>
          <table:table-cell table:number-columns-repeated="2" table:style-name="ce14" office:value-type="float" office:value="100" calcext:value-type="float">
            <text:p>100</text:p>
          </table:table-cell>
          <table:table-cell table:style-name="ce11"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內湖國小 " calcext:value-type="string">
            <text:p>內湖國小 <text:s/></text:p>
          </table:table-cell>
          <table:table-cell table:style-name="ce5" office:value-type="string" office:string-value="逕洽廠商 " calcext:value-type="string">
            <text:p>逕洽廠商 <text:s/></text:p>
          </table:table-cell>
          <table:table-cell table:style-name="ce11" office:value-type="string" office:string-value="偉成陶藝公司 " calcext:value-type="string">
            <text:p>偉成陶藝公司 <text:s/></text:p>
          </table:table-cell>
          <table:table-cell table:number-columns-repeated="1015"/>
        </table:table-row>
        <table:table-row table:style-name="ro9">
          <table:table-cell table:style-name="ce5" office:value-type="string" office:string-value="蔡孟真 " calcext:value-type="string">
            <text:p>蔡孟真 <text:s/></text:p>
          </table:table-cell>
          <table:table-cell table:style-name="ce11" office:value-type="string" office:string-value="樹木修剪(工程) " calcext:value-type="string">
            <text:p>樹木修剪(工程) <text:s/></text:p>
          </table:table-cell>
          <table:table-cell table:style-name="ce11" office:value-type="string" office:string-value="水林國中 " calcext:value-type="string">
            <text:p>水林國中 <text:s/></text:p>
          </table:table-cell>
          <table:table-cell table:number-columns-repeated="2" table:style-name="ce14" office:value-type="float" office:value="99" calcext:value-type="float">
            <text:p>99</text:p>
          </table:table-cell>
          <table:table-cell table:style-name="ce11" office:value-type="string" office:string-value="106年度-資本門-其他公共工程-一般小型零星工程-設備及投資-公共建設及設備費-辦理道路、水利、水土保持、遊憩景觀、綠化、社區改善-教育設施及其他零小型零星工程 " calcext:value-type="string">
            <text:p>106年度-資本門-其他公共工程-一般小型零星工程-設備及投資-公共建設及設備費-辦理道路、水利、水土保持、遊憩景觀、綠化、社區改善-教育設施及其他零小型零星工程 <text:s/></text:p>
          </table:table-cell>
          <table:table-cell table:style-name="ce5" office:value-type="string" office:string-value="水林國中 " calcext:value-type="string">
            <text:p>水林國中 <text:s/></text:p>
          </table:table-cell>
          <table:table-cell table:style-name="ce5" office:value-type="string" office:string-value="逕洽廠商 " calcext:value-type="string">
            <text:p>逕洽廠商 <text:s/></text:p>
          </table:table-cell>
          <table:table-cell table:style-name="ce11" office:value-type="string" office:string-value="日昇文環保企業社 " calcext:value-type="string">
            <text:p>日昇文環保企業社 <text:s/></text:p>
          </table:table-cell>
          <table:table-cell table:number-columns-repeated="1015"/>
        </table:table-row>
        <table:table-row table:style-name="ro5">
          <table:table-cell table:style-name="ce5" office:value-type="string" office:string-value="梁銘忠 " calcext:value-type="string">
            <text:p>梁銘忠 <text:s/></text:p>
          </table:table-cell>
          <table:table-cell table:style-name="ce11" office:value-type="string" office:string-value="購置單槍、割草機 " calcext:value-type="string">
            <text:p>購置單槍、割草機 <text:s/></text:p>
          </table:table-cell>
          <table:table-cell table:style-name="ce11" office:value-type="string" office:string-value="陽明國小 " calcext:value-type="string">
            <text:p>陽明國小 <text:s/></text:p>
          </table:table-cell>
          <table:table-cell table:number-columns-repeated="2" table:style-name="ce14" office:value-type="float" office:value="196" calcext:value-type="float">
            <text:p>196</text:p>
          </table:table-cell>
          <table:table-cell table:style-name="ce11" office:value-type="string" office:string-value="106年度-資本門-其他公共工程-一般小型零星工程-設備及投資-雜項設備費 " calcext:value-type="string">
            <text:p>106年度-資本門-其他公共工程-一般小型零星工程-設備及投資-雜項設備費 <text:s/></text:p>
          </table:table-cell>
          <table:table-cell table:style-name="ce5" office:value-type="string" office:string-value="陽明國小 " calcext:value-type="string">
            <text:p>陽明國小 <text:s/></text:p>
          </table:table-cell>
          <table:table-cell table:style-name="ce5" office:value-type="string" office:string-value="逕洽廠商 " calcext:value-type="string">
            <text:p>逕洽廠商 <text:s/></text:p>
          </table:table-cell>
          <table:table-cell table:style-name="ce11" office:value-type="string" calcext:value-type="string">
            <text:p>單槍尚未發包（10萬）</text:p>
            <text:p>割草機承做廠商為烊騰農機行（9.6萬） </text:p>
          </table:table-cell>
          <table:table-cell table:number-columns-repeated="1015"/>
        </table:table-row>
        <table:table-row table:style-name="ro11">
          <table:table-cell table:style-name="ce5" office:value-type="string" office:string-value="林深 " calcext:value-type="string">
            <text:p>林深 <text:s/></text:p>
          </table:table-cell>
          <table:table-cell table:style-name="ce11" office:value-type="string" office:string-value="充實桌球體育教學設備 " calcext:value-type="string">
            <text:p>充實桌球體育教學設備 <text:s/></text:p>
          </table:table-cell>
          <table:table-cell table:style-name="ce11" office:value-type="string" office:string-value="麥寮鄉豐安國小 " calcext:value-type="string">
            <text:p>麥寮鄉豐安國小 <text:s/></text:p>
          </table:table-cell>
          <table:table-cell table:number-columns-repeated="2" table:style-name="ce14" office:value-type="float" office:value="97.8" calcext:value-type="float">
            <text:p>98</text:p>
          </table:table-cell>
          <table:table-cell table:style-name="ce11" office:value-type="string" office:string-value="105年度資本門-其他公共工程-一般小型零星工程-設備及投資-雜項設備費-墊付款轉正105年度 " calcext:value-type="string">
            <text:p>105年度資本門-其他公共工程-一般小型零星工程-設備及投資-雜項設備費-墊付款轉正105年度 <text:s/></text:p>
          </table:table-cell>
          <table:table-cell table:style-name="ce5" office:value-type="string" office:string-value="豐安國小 " calcext:value-type="string">
            <text:p>豐安國小 <text:s/></text:p>
          </table:table-cell>
          <table:table-cell table:style-name="ce5" office:value-type="string" office:string-value="逕洽廠商 " calcext:value-type="string">
            <text:p>逕洽廠商 <text:s/></text:p>
          </table:table-cell>
          <table:table-cell table:style-name="ce11" office:value-type="string" office:string-value="天力健身器材  " calcext:value-type="string">
            <text:p>天力健身器材 <text:s text:c="2"/></text:p>
          </table:table-cell>
          <table:table-cell table:number-columns-repeated="1015"/>
        </table:table-row>
        <table:table-row table:style-name="ro11">
          <table:table-cell table:style-name="ce5" office:value-type="string" office:string-value="蔡岳儒 " calcext:value-type="string">
            <text:p>蔡岳儒 <text:s/></text:p>
          </table:table-cell>
          <table:table-cell table:style-name="ce11" office:value-type="string" office:string-value="106年度充實桌球教學設備計畫 " calcext:value-type="string">
            <text:p>106年度充實桌球教學設備計畫 <text:s/></text:p>
          </table:table-cell>
          <table:table-cell table:style-name="ce11" office:value-type="string" office:string-value="水林鄉蔦松國小 " calcext:value-type="string">
            <text:p>水林鄉蔦松國小 <text:s/></text:p>
          </table:table-cell>
          <table:table-cell table:number-columns-repeated="2" table:style-name="ce14" office:value-type="float" office:value="64.2" calcext:value-type="float">
            <text:p>64</text:p>
          </table:table-cell>
          <table:table-cell table:style-name="ce11" office:value-type="string" office:string-value="105年度資本門-其他公共工程-一般小型零星工程-設備及投資-雜項設備費-墊付款轉正105年度 " calcext:value-type="string">
            <text:p>105年度資本門-其他公共工程-一般小型零星工程-設備及投資-雜項設備費-墊付款轉正105年度 <text:s/></text:p>
          </table:table-cell>
          <table:table-cell table:style-name="ce5" office:value-type="string" office:string-value="蔦松國小 " calcext:value-type="string">
            <text:p>蔦松國小 <text:s/></text:p>
          </table:table-cell>
          <table:table-cell table:style-name="ce5" office:value-type="string" office:string-value="逕洽廠商 " calcext:value-type="string">
            <text:p>逕洽廠商 <text:s/></text:p>
          </table:table-cell>
          <table:table-cell table:style-name="ce11" office:value-type="string" office:string-value="北港體育用品鞋坊  " calcext:value-type="string">
            <text:p>北港體育用品鞋坊 <text:s text:c="2"/></text:p>
          </table:table-cell>
          <table:table-cell table:number-columns-repeated="1015"/>
        </table:table-row>
        <table:table-row table:style-name="ro11">
          <table:table-cell table:style-name="ce5" office:value-type="string" office:string-value="蔡岳儒 " calcext:value-type="string">
            <text:p>蔡岳儒 <text:s/></text:p>
          </table:table-cell>
          <table:table-cell table:style-name="ce11" office:value-type="string" office:string-value="民俗技藝舞龍舞獅設備 " calcext:value-type="string">
            <text:p>民俗技藝舞龍舞獅設備 <text:s/></text:p>
          </table:table-cell>
          <table:table-cell table:style-name="ce11" office:value-type="string" office:string-value="口湖鄉宜梧國中 " calcext:value-type="string">
            <text:p>口湖鄉宜梧國中 <text:s/></text:p>
          </table:table-cell>
          <table:table-cell table:number-columns-repeated="2" table:style-name="ce14" office:value-type="float" office:value="80" calcext:value-type="float">
            <text:p>80</text:p>
          </table:table-cell>
          <table:table-cell table:style-name="ce11" office:value-type="string" office:string-value="105年度資本門-其他公共工程-一般小型零星工程-設備及投資-雜項設備費-墊付款轉正105年度 " calcext:value-type="string">
            <text:p>105年度資本門-其他公共工程-一般小型零星工程-設備及投資-雜項設備費-墊付款轉正105年度 <text:s/></text:p>
          </table:table-cell>
          <table:table-cell table:style-name="ce5" office:value-type="string" office:string-value="宜梧國中 " calcext:value-type="string">
            <text:p>宜梧國中 <text:s/></text:p>
          </table:table-cell>
          <table:table-cell table:style-name="ce5" office:value-type="string" office:string-value="逕洽廠商 " calcext:value-type="string">
            <text:p>逕洽廠商 <text:s/></text:p>
          </table:table-cell>
          <table:table-cell table:style-name="ce11" office:value-type="string" office:string-value="尚未發包  " calcext:value-type="string">
            <text:p>尚未發包 <text:s text:c="2"/></text:p>
          </table:table-cell>
          <table:table-cell table:number-columns-repeated="1015"/>
        </table:table-row>
        <table:table-row table:style-name="ro11">
          <table:table-cell table:style-name="ce5" office:value-type="string" office:string-value="林深 " calcext:value-type="string">
            <text:p>林深 <text:s/></text:p>
          </table:table-cell>
          <table:table-cell table:style-name="ce11" office:value-type="string" office:string-value="106年度改善桌球教學器材設備 " calcext:value-type="string">
            <text:p>106年度改善桌球教學器材設備 <text:s/></text:p>
          </table:table-cell>
          <table:table-cell table:style-name="ce11" office:value-type="string" office:string-value="麥寮鄉興華國小 " calcext:value-type="string">
            <text:p>麥寮鄉興華國小 <text:s/></text:p>
          </table:table-cell>
          <table:table-cell table:number-columns-repeated="2" table:style-name="ce14" office:value-type="float" office:value="97.8" calcext:value-type="float">
            <text:p>98</text:p>
          </table:table-cell>
          <table:table-cell table:style-name="ce11" office:value-type="string" office:string-value="106年度資本門-其他公共工程-一般小型零星工程-設備及投資-雜項設備費-墊付款轉正106年度 " calcext:value-type="string">
            <text:p>106年度資本門-其他公共工程-一般小型零星工程-設備及投資-雜項設備費-墊付款轉正106年度 <text:s/></text:p>
          </table:table-cell>
          <table:table-cell table:style-name="ce5" office:value-type="string" office:string-value="興華國小 " calcext:value-type="string">
            <text:p>興華國小 <text:s/></text:p>
          </table:table-cell>
          <table:table-cell table:style-name="ce5" office:value-type="string" office:string-value="逕洽廠商 " calcext:value-type="string">
            <text:p>逕洽廠商 <text:s/></text:p>
          </table:table-cell>
          <table:table-cell table:style-name="ce11" office:value-type="string" office:string-value="天力健身器材  " calcext:value-type="string">
            <text:p>天力健身器材 <text:s text:c="2"/></text:p>
          </table:table-cell>
          <table:table-cell table:number-columns-repeated="1015"/>
        </table:table-row>
        <table:table-row table:style-name="ro12">
          <table:table-cell table:style-name="ce5" office:value-type="string" office:string-value="沈宗隆 " calcext:value-type="string">
            <text:p>沈宗隆 <text:s/></text:p>
          </table:table-cell>
          <table:table-cell table:style-name="ce11" office:value-type="string" office:string-value="106年度改善教學環境設備 " calcext:value-type="string">
            <text:p>106年度改善教學環境設備 <text:s/></text:p>
          </table:table-cell>
          <table:table-cell table:style-name="ce11" office:value-type="string" office:string-value="麥寮鄉橋頭國小 " calcext:value-type="string">
            <text:p>麥寮鄉橋頭國小 <text:s/></text:p>
          </table:table-cell>
          <table:table-cell table:number-columns-repeated="2" table:style-name="ce14" office:value-type="float" office:value="101.76" calcext:value-type="float">
            <text:p>102</text:p>
          </table:table-cell>
          <table:table-cell table:style-name="ce11" office:value-type="string" office:string-value="106年度資本門-其他公共工程-一般小型零星工程-設備及投資-雜項設備費-墊付款轉正106年度 " calcext:value-type="string">
            <text:p>106年度資本門-其他公共工程-一般小型零星工程-設備及投資-雜項設備費-墊付款轉正106年度 <text:s/></text:p>
          </table:table-cell>
          <table:table-cell table:style-name="ce5" office:value-type="string" office:string-value="橋頭國小 " calcext:value-type="string">
            <text:p>橋頭國小 <text:s/></text:p>
          </table:table-cell>
          <table:table-cell table:style-name="ce5" office:value-type="string" office:string-value="逕洽廠商 " calcext:value-type="string">
            <text:p>逕洽廠商 <text:s/></text:p>
          </table:table-cell>
          <table:table-cell table:style-name="ce11" office:value-type="string" office:string-value="宏安興業有限公司(39,360)、協隆行(51,400)、冠美企業社(11,000)  " calcext:value-type="string">
            <text:p>宏安興業有限公司(39,360)、協隆行(51,400)、冠美企業社(11,000) <text:s text:c="2"/></text:p>
          </table:table-cell>
          <table:table-cell table:number-columns-repeated="1015"/>
        </table:table-row>
        <table:table-row table:style-name="ro11">
          <table:table-cell table:style-name="ce5" office:value-type="string" office:string-value="林深  " calcext:value-type="string">
            <text:p>林深 <text:s text:c="2"/></text:p>
          </table:table-cell>
          <table:table-cell table:style-name="ce11" office:value-type="string" office:string-value="106年度改善桌球教學器材設備 " calcext:value-type="string">
            <text:p>106年度改善桌球教學器材設備 <text:s/></text:p>
          </table:table-cell>
          <table:table-cell table:style-name="ce11" office:value-type="string" office:string-value="橋頭國小 " calcext:value-type="string">
            <text:p>橋頭國小 <text:s/></text:p>
          </table:table-cell>
          <table:table-cell table:number-columns-repeated="2" table:style-name="ce14" office:value-type="float" office:value="98.24" calcext:value-type="float">
            <text:p>98</text:p>
          </table:table-cell>
          <table:table-cell table:style-name="ce11" office:value-type="string" office:string-value="106年度資本門-其他公共工程-一般小型零星工程-設備及投資-雜項設備費(墊付款轉正106年度) " calcext:value-type="string">
            <text:p>106年度資本門-其他公共工程-一般小型零星工程-設備及投資-雜項設備費(墊付款轉正106年度) <text:s/></text:p>
          </table:table-cell>
          <table:table-cell table:style-name="ce5" office:value-type="string" office:string-value="橋頭國小 " calcext:value-type="string">
            <text:p>橋頭國小 <text:s/></text:p>
          </table:table-cell>
          <table:table-cell table:style-name="ce5" office:value-type="string" office:string-value="逕洽廠商 " calcext:value-type="string">
            <text:p>逕洽廠商 <text:s/></text:p>
          </table:table-cell>
          <table:table-cell table:style-name="ce11" office:value-type="string" office:string-value="天力健身器材 " calcext:value-type="string">
            <text:p>天力健身器材 <text:s/></text:p>
          </table:table-cell>
          <table:table-cell table:number-columns-repeated="1015"/>
        </table:table-row>
        <table:table-row table:style-name="ro12">
          <table:table-cell table:style-name="ce5" office:value-type="string" office:string-value="蔡岳儒  " calcext:value-type="string">
            <text:p>蔡岳儒 <text:s text:c="2"/></text:p>
          </table:table-cell>
          <table:table-cell table:style-name="ce11" office:value-type="string" office:string-value="購置不鏽鋼單柱籃球架及現有籃球架整修 " calcext:value-type="string">
            <text:p>購置不鏽鋼單柱籃球架及現有籃球架整修 <text:s/></text:p>
          </table:table-cell>
          <table:table-cell table:style-name="ce11" office:value-type="string" office:string-value="宜梧國中 " calcext:value-type="string">
            <text:p>宜梧國中 <text:s/></text:p>
          </table:table-cell>
          <table:table-cell table:number-columns-repeated="2" table:style-name="ce14" office:value-type="float" office:value="120" calcext:value-type="float">
            <text:p>120</text:p>
          </table:table-cell>
          <table:table-cell table:style-name="ce11" office:value-type="string" office:string-value="應付歲出保留款-105年度資本門-其他公共工程-一般小型零星工程-設備及投資-雜項設備費(墊付款轉正105年度) " calcext:value-type="string">
            <text:p>應付歲出保留款-105年度資本門-其他公共工程-一般小型零星工程-設備及投資-雜項設備費(墊付款轉正105年度) <text:s/></text:p>
          </table:table-cell>
          <table:table-cell table:style-name="ce5" office:value-type="string" office:string-value="宜梧國中 " calcext:value-type="string">
            <text:p>宜梧國中 <text:s/></text:p>
          </table:table-cell>
          <table:table-cell table:style-name="ce5" office:value-type="string" office:string-value="逕洽廠商 " calcext:value-type="string">
            <text:p>逕洽廠商 <text:s/></text:p>
          </table:table-cell>
          <table:table-cell table:style-name="ce11" office:value-type="string" calcext:value-type="string">
            <text:p>1.立宸開發有限公司(98,000)</text:p>
            <text:p>2.鴻祥土木包工業(22,000) </text:p>
          </table:table-cell>
          <table:table-cell table:number-columns-repeated="1015"/>
        </table:table-row>
        <table:table-row table:style-name="ro11">
          <table:table-cell table:style-name="ce5" office:value-type="string" office:string-value="沈宗隆 " calcext:value-type="string">
            <text:p>沈宗隆 <text:s/></text:p>
          </table:table-cell>
          <table:table-cell table:style-name="ce11" office:value-type="string" calcext:value-type="string">
            <text:p>改善遊戲器材設施</text:p>
            <text:p>(案號:B10601) </text:p>
          </table:table-cell>
          <table:table-cell table:style-name="ce11" office:value-type="string" office:string-value="埤腳國小 " calcext:value-type="string">
            <text:p>埤腳國小 <text:s/></text:p>
          </table:table-cell>
          <table:table-cell table:number-columns-repeated="2" table:style-name="ce14" office:value-type="float" office:value="200" calcext:value-type="float">
            <text:p>200</text:p>
          </table:table-cell>
          <table:table-cell table:style-name="ce11" office:value-type="string" office:string-value="106年度資本門-其他公共工程-一般小型零星工程-設備及投資-雜項設備費(墊付款轉正106年度) " calcext:value-type="string">
            <text:p>106年度資本門-其他公共工程-一般小型零星工程-設備及投資-雜項設備費(墊付款轉正106年度) <text:s/></text:p>
          </table:table-cell>
          <table:table-cell table:style-name="ce5" office:value-type="string" office:string-value="埤腳國小 " calcext:value-type="string">
            <text:p>埤腳國小 <text:s/></text:p>
          </table:table-cell>
          <table:table-cell table:style-name="ce11" office:value-type="string" office:string-value="公開取得報價單或企劃書 " calcext:value-type="string">
            <text:p>公開取得報價單或企劃書 <text:s/></text:p>
          </table:table-cell>
          <table:table-cell table:style-name="ce11" office:value-type="string" office:string-value="尚未決標 " calcext:value-type="string">
            <text:p>尚未決標 <text:s/></text:p>
          </table:table-cell>
          <table:table-cell table:number-columns-repeated="1015"/>
        </table:table-row>
        <table:table-row table:style-name="ro8">
          <table:table-cell table:style-name="ce5" office:value-type="string" office:string-value="林哲凌  " calcext:value-type="string">
            <text:p>林哲凌 <text:s text:c="2"/></text:p>
          </table:table-cell>
          <table:table-cell table:style-name="ce11" office:value-type="string" calcext:value-type="string">
            <text:p>口湖鄉謝厝村拔拉部落籃球場圍網損壞改善工程</text:p>
            <text:p>B10601 </text:p>
          </table:table-cell>
          <table:table-cell table:style-name="ce11" office:value-type="string" office:string-value="口湖鄉謝厝村拔拉部落籃球場 " calcext:value-type="string">
            <text:p>口湖鄉謝厝村拔拉部落籃球場 <text:s/></text:p>
          </table:table-cell>
          <table:table-cell table:number-columns-repeated="2" table:style-name="ce14" office:value-type="float" office:value="89.6" calcext:value-type="float">
            <text:p>90</text:p>
          </table:table-cell>
          <table:table-cell table:style-name="ce11" office:value-type="string" office:string-value="105年度墊付款-資本門-其他公共工程-一般小型零星工程-設備及投資--公共建設及設施費-辦理道路、水利、水土保持、遊憩景觀、綠化、社區改善-教育設施及其他等小型零星工程(107年度轉正) " calcext:value-type="string">
            <text:p>105年度墊付款-資本門-其他公共工程-一般小型零星工程-設備及投資--公共建設及設施費-辦理道路、水利、水土保持、遊憩景觀、綠化、社區改善-教育設施及其他等小型零星工程(107年度轉正) <text:s/></text:p>
          </table:table-cell>
          <table:table-cell table:style-name="ce5" office:value-type="string" office:string-value="口湖鄉公所 " calcext:value-type="string">
            <text:p>口湖鄉公所 <text:s/></text:p>
          </table:table-cell>
          <table:table-cell table:style-name="ce5" office:value-type="string" office:string-value="逕洽廠商 " calcext:value-type="string">
            <text:p>逕洽廠商 <text:s/></text:p>
          </table:table-cell>
          <table:table-cell table:style-name="ce11" office:value-type="string" office:string-value="宏信億工程行 " calcext:value-type="string">
            <text:p>宏信億工程行 <text:s/></text:p>
          </table:table-cell>
          <table:table-cell table:number-columns-repeated="1015"/>
        </table:table-row>
        <table:table-row table:style-name="ro12">
          <table:table-cell table:style-name="ce5" office:value-type="string" office:string-value="周秀月  " calcext:value-type="string">
            <text:p>周秀月 <text:s text:c="2"/></text:p>
          </table:table-cell>
          <table:table-cell table:style-name="ce11" office:value-type="string" office:string-value="不鏽鋼單柱籃球架購置 " calcext:value-type="string">
            <text:p>不鏽鋼單柱籃球架購置 <text:s/></text:p>
          </table:table-cell>
          <table:table-cell table:style-name="ce11" office:value-type="string" office:string-value="石榴國小 " calcext:value-type="string">
            <text:p>石榴國小 <text:s/></text:p>
          </table:table-cell>
          <table:table-cell table:number-columns-repeated="2" table:style-name="ce14" office:value-type="float" office:value="100" calcext:value-type="float">
            <text:p>100</text:p>
          </table:table-cell>
          <table:table-cell table:style-name="ce11" office:value-type="string" office:string-value="應付歲出保留款-105年度資本門-其他公共工程-一般小型零星工程-設備及投資-雜項設備費(墊付款轉正105年度) " calcext:value-type="string">
            <text:p>應付歲出保留款-105年度資本門-其他公共工程-一般小型零星工程-設備及投資-雜項設備費(墊付款轉正105年度) <text:s/></text:p>
          </table:table-cell>
          <table:table-cell table:style-name="ce5" office:value-type="string" office:string-value="石榴國小 " calcext:value-type="string">
            <text:p>石榴國小 <text:s/></text:p>
          </table:table-cell>
          <table:table-cell table:style-name="ce5" office:value-type="string" office:string-value="逕洽廠商 " calcext:value-type="string">
            <text:p>逕洽廠商 <text:s/></text:p>
          </table:table-cell>
          <table:table-cell table:style-name="ce11" office:value-type="string" office:string-value="裕弘土木包工業 " calcext:value-type="string">
            <text:p>裕弘土木包工業 <text:s/></text:p>
          </table:table-cell>
          <table:table-cell table:number-columns-repeated="1015"/>
        </table:table-row>
        <table:table-row table:style-name="ro11">
          <table:table-cell table:style-name="ce5" office:value-type="string" office:string-value="吳滄得  " calcext:value-type="string">
            <text:p>吳滄得 <text:s text:c="2"/></text:p>
          </table:table-cell>
          <table:table-cell table:style-name="ce11" office:value-type="string" office:string-value="增置電子計分器 " calcext:value-type="string">
            <text:p>增置電子計分器 <text:s/></text:p>
          </table:table-cell>
          <table:table-cell table:style-name="ce11" office:value-type="string" office:string-value="文安國小 " calcext:value-type="string">
            <text:p>文安國小 <text:s/></text:p>
          </table:table-cell>
          <table:table-cell table:number-columns-repeated="2" table:style-name="ce14" office:value-type="float" office:value="98.8" calcext:value-type="float">
            <text:p>99</text:p>
          </table:table-cell>
          <table:table-cell table:style-name="ce11" office:value-type="string" office:string-value="106年度資本門-其他公共工程-一般小型零星工程-設備及投資-雜項設備費(墊付款轉正106年度) " calcext:value-type="string">
            <text:p>106年度資本門-其他公共工程-一般小型零星工程-設備及投資-雜項設備費(墊付款轉正106年度) <text:s/></text:p>
          </table:table-cell>
          <table:table-cell table:style-name="ce5" office:value-type="string" office:string-value="文安國小 " calcext:value-type="string">
            <text:p>文安國小 <text:s/></text:p>
          </table:table-cell>
          <table:table-cell table:style-name="ce5" office:value-type="string" office:string-value="逕洽廠商 " calcext:value-type="string">
            <text:p>逕洽廠商 <text:s/></text:p>
          </table:table-cell>
          <table:table-cell table:style-name="ce11" office:value-type="string" office:string-value="欣隆行 " calcext:value-type="string">
            <text:p>欣隆行 <text:s/></text:p>
          </table:table-cell>
          <table:table-cell table:number-columns-repeated="1015"/>
        </table:table-row>
        <table:table-row table:style-name="ro13">
          <table:table-cell table:style-name="ce5" office:value-type="string" office:string-value="沈宗隆 " calcext:value-type="string">
            <text:p>沈宗隆 <text:s/></text:p>
          </table:table-cell>
          <table:table-cell table:style-name="ce11" office:value-type="string" office:string-value="風雨球場四周安全圍籬增設及LED緊急照明工程(案號:C10602 ) " calcext:value-type="string">
            <text:p>風雨球場四周安全圍籬增設及LED緊急照明工程(案號:C10602 ) <text:s/></text:p>
          </table:table-cell>
          <table:table-cell table:style-name="ce11" office:value-type="string" office:string-value="土庫國中 " calcext:value-type="string">
            <text:p>土庫國中 <text:s/></text:p>
          </table:table-cell>
          <table:table-cell table:number-columns-repeated="2" table:style-name="ce14" office:value-type="float" office:value="200" calcext:value-type="float">
            <text:p>200</text:p>
          </table:table-cell>
          <table:table-cell table:style-name="ce11" office:value-type="string" calcext:value-type="string">
            <text:p>106年度墊付款-資本門-其他公共工程-一般小型零星工程-設備及投資--公共建設及設施費-辦理道路、水利、水土保持、遊憩景觀、綠化、社區改善-教育設施及其他等小型零星工程(107年度轉正)</text:p>
            <text:p>106年度資本門-其他公共工程-一般小型零星工程-設備及投資--公共建設及設施費-辦理道路、水利、水土保持、遊憩景觀、綠化、社區改善-教育設施及其他等小型零星工程 </text:p>
          </table:table-cell>
          <table:table-cell table:style-name="ce5" office:value-type="string" office:string-value="土庫國中 " calcext:value-type="string">
            <text:p>土庫國中 <text:s/></text:p>
          </table:table-cell>
          <table:table-cell table:style-name="ce11" office:value-type="string" calcext:value-type="string">
            <text:p>公開取得報價單或企劃書</text:p>
            <text:p> </text:p>
          </table:table-cell>
          <table:table-cell table:style-name="ce11" office:value-type="string" calcext:value-type="string">
            <text:p>東誠企業社</text:p>
            <text:p> </text:p>
          </table:table-cell>
          <table:table-cell table:number-columns-repeated="1015"/>
        </table:table-row>
        <table:table-row table:style-name="ro14">
          <table:table-cell table:style-name="ce7" office:value-type="string" calcext:value-type="string" table:number-columns-spanned="3" table:number-rows-spanned="1">
            <text:p>合 <text:s text:c="9"/>計</text:p>
          </table:table-cell>
          <table:covered-table-cell table:number-columns-repeated="2" table:style-name="ce7"/>
          <table:table-cell table:number-columns-repeated="2" table:style-name="ce16" office:value-type="float" office:value="32585" calcext:value-type="float">
            <text:p>32,585</text:p>
          </table:table-cell>
          <table:table-cell table:style-name="ce21" table:number-columns-spanned="4" table:number-rows-spanned="1"/>
          <table:covered-table-cell table:number-columns-repeated="3" table:style-name="ce21"/>
          <table:table-cell table:number-columns-repeated="1015"/>
        </table:table-row>
        <table:table-row table:style-name="ro15" table:number-rows-repeated="1048515">
          <table:table-cell table:number-columns-repeated="1024"/>
        </table:table-row>
        <table:table-row table:style-name="ro15">
          <table:table-cell table:number-columns-repeated="1024"/>
        </table:table-row>
        <table:named-expressions>
          <table:named-range table:name="_xlnm.Print_Titles" table:base-cell-address="$議員4.$A$1" table:cell-range-address="$議員4.$A$4:.$AMJ$5" table:range-usable-as="repeat-column repeat-row"/>
        </table:named-expressions>
      </table:table>
      <table:table table:name="民間5" table:style-name="ta2">
        <office:forms form:automatic-focus="false" form:apply-design-mode="false"/>
        <table:table-column table:style-name="co8" table:default-cell-style-name="ce39"/>
        <table:table-column table:style-name="co9" table:default-cell-style-name="ce39"/>
        <table:table-column table:style-name="co10" table:default-cell-style-name="ce39"/>
        <table:table-column table:style-name="co11" table:default-cell-style-name="ce39"/>
        <table:table-column table:style-name="co12" table:default-cell-style-name="ce39"/>
        <table:table-column table:style-name="co13" table:default-cell-style-name="ce39"/>
        <table:table-column table:style-name="co14" table:default-cell-style-name="ce39"/>
        <table:table-column table:style-name="co15" table:number-columns-repeated="2" table:default-cell-style-name="ce39"/>
        <table:table-column table:style-name="co16" table:default-cell-style-name="ce39"/>
        <table:table-column table:style-name="co7" table:number-columns-repeated="1014" table:default-cell-style-name="ce39"/>
        <table:table-row table:style-name="ro16">
          <table:table-cell table:style-name="ce25" office:value-type="string" calcext:value-type="string" table:number-columns-spanned="8" table:number-rows-spanned="1">
            <text:p>雲林縣政府106年度對民間團體補(捐)助經費明細表</text:p>
          </table:table-cell>
          <table:covered-table-cell table:number-columns-repeated="2" table:style-name="ce40"/>
          <table:covered-table-cell table:number-columns-repeated="2" table:style-name="ce50"/>
          <table:covered-table-cell table:number-columns-repeated="2" table:style-name="ce63"/>
          <table:covered-table-cell table:style-name="ce40"/>
          <table:table-cell table:number-columns-repeated="1016"/>
        </table:table-row>
        <table:table-row table:style-name="ro2">
          <table:table-cell table:style-name="ce25" office:value-type="string" calcext:value-type="string" table:number-columns-spanned="8" table:number-rows-spanned="1">
            <text:p>至106年6月止</text:p>
          </table:table-cell>
          <table:covered-table-cell table:number-columns-repeated="2" table:style-name="ce40"/>
          <table:covered-table-cell table:number-columns-repeated="2" table:style-name="ce50"/>
          <table:covered-table-cell table:number-columns-repeated="2" table:style-name="ce63"/>
          <table:covered-table-cell table:style-name="ce40"/>
          <table:table-cell table:number-columns-repeated="1016"/>
        </table:table-row>
        <table:table-row table:style-name="ro17">
          <table:table-cell table:style-name="ce26" office:value-type="string" calcext:value-type="string">
            <text:p>表5</text:p>
          </table:table-cell>
          <table:table-cell table:style-name="ce41"/>
          <table:table-cell table:style-name="ce45" office:value-type="string" calcext:value-type="string" table:number-columns-spanned="2" table:number-rows-spanned="1">
            <text:p><text:s text:c="4"/>(本表為半年報)</text:p>
          </table:table-cell>
          <table:covered-table-cell table:style-name="ce45"/>
          <table:table-cell table:style-name="ce41" table:number-columns-repeated="4"/>
          <table:table-cell table:style-name="ce72" office:value-type="string" calcext:value-type="string">
            <text:p>單位：千元</text:p>
          </table:table-cell>
          <table:table-cell table:number-columns-repeated="1015"/>
        </table:table-row>
        <table:table-header-rows>
          <table:table-row table:style-name="ro18">
            <table:table-cell table:style-name="ce27" office:value-type="string" calcext:value-type="string" table:number-columns-spanned="1" table:number-rows-spanned="2">
              <text:p>工作計畫</text:p>
              <text:p>科目名稱</text:p>
            </table:table-cell>
            <table:table-cell table:style-name="ce27" office:value-type="string" calcext:value-type="string" table:number-columns-spanned="1" table:number-rows-spanned="2">
              <text:p>補助事項或用途</text:p>
            </table:table-cell>
            <table:table-cell table:style-name="ce27" office:value-type="string" calcext:value-type="string" table:number-columns-spanned="1" table:number-rows-spanned="2">
              <text:p>補助對象</text:p>
            </table:table-cell>
            <table:table-cell table:style-name="ce27" office:value-type="string" calcext:value-type="string" table:number-columns-spanned="1" table:number-rows-spanned="2">
              <text:p>主辦機關</text:p>
            </table:table-cell>
            <table:table-cell table:style-name="ce27" office:value-type="string" calcext:value-type="string" table:number-columns-spanned="1" table:number-rows-spanned="2">
              <text:p>累計撥付金額</text:p>
            </table:table-cell>
            <table:table-cell table:style-name="ce27" office:value-type="string" calcext:value-type="string" table:number-columns-spanned="1" table:number-rows-spanned="2">
              <text:p>有無涉及財物或勞務採購</text:p>
            </table:table-cell>
            <table:table-cell table:style-name="ce67" office:value-type="string" calcext:value-type="string" table:number-columns-spanned="1" table:number-rows-spanned="2">
              <text:p>處理方式</text:p>
              <text:p>(如未涉及採購則毋須填列，如採公開招標，請填列得標廠商)</text:p>
            </table:table-cell>
            <table:table-cell table:style-name="ce67" office:value-type="string" calcext:value-type="string" table:number-columns-spanned="2" table:number-rows-spanned="1">
              <text:p>是否為除外規定</text:p>
              <text:p>之民間團體</text:p>
            </table:table-cell>
            <table:covered-table-cell table:style-name="ce67"/>
            <table:table-cell table:style-name="ce73" table:number-columns-repeated="1015"/>
          </table:table-row>
          <table:table-row table:style-name="ro19">
            <table:covered-table-cell table:number-columns-repeated="2" table:style-name="ce28"/>
            <table:covered-table-cell table:number-columns-repeated="2" table:style-name="ce27"/>
            <table:covered-table-cell table:style-name="ce52"/>
            <table:covered-table-cell table:style-name="ce28"/>
            <table:covered-table-cell table:style-name="ce68"/>
            <table:table-cell table:style-name="ce67" office:value-type="string" calcext:value-type="string">
              <text:p>是</text:p>
            </table:table-cell>
            <table:table-cell table:style-name="ce67" office:value-type="string" calcext:value-type="string">
              <text:p>否</text:p>
            </table:table-cell>
            <table:table-cell table:number-columns-repeated="1015"/>
          </table:table-row>
        </table:table-header-rows>
        <table:table-row table:style-name="ro20">
          <table:table-cell table:style-name="ce29" office:value-type="string" calcext:value-type="string">
            <text:p>人事業務-</text:p>
            <text:p>給與業務-獎補助費-對國內團體之捐助</text:p>
          </table:table-cell>
          <table:table-cell table:style-name="ce29" office:value-type="string" office:string-value="補助本縣公教人員退休團體(1-6月)經費" calcext:value-type="string">
            <text:p>補助本縣公教人員退休團體(1-6月)經費 </text:p>
          </table:table-cell>
          <table:table-cell table:style-name="ce32" office:value-type="string" office:string-value="雲林縣教育文化退休人員協會" calcext:value-type="string">
            <text:p>雲林縣教育文化退休人員協會 </text:p>
          </table:table-cell>
          <table:table-cell table:style-name="ce32" office:value-type="string" office:string-value="人事處" calcext:value-type="string">
            <text:p>人事處 </text:p>
          </table:table-cell>
          <table:table-cell table:style-name="ce53" office:value-type="string" calcext:value-type="string">
            <text:p>4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土木工程勘測</text:p>
          </table:table-cell>
          <table:table-cell table:style-name="ce30" office:value-type="string" calcext:value-type="string">
            <text:p>付旭典科技股份有限公司雲林縣申請計程車計費表更新計畫等款</text:p>
          </table:table-cell>
          <table:table-cell table:style-name="ce46" office:value-type="string" calcext:value-type="string">
            <text:p>旭典科技股份有限公司</text:p>
          </table:table-cell>
          <table:table-cell table:style-name="ce32" office:value-type="string" office:string-value="工務處" calcext:value-type="string">
            <text:p>工務處 </text:p>
          </table:table-cell>
          <table:table-cell table:style-name="ce54" office:value-type="float" office:value="431" calcext:value-type="float">
            <text:p>431</text:p>
          </table:table-cell>
          <table:table-cell table:style-name="ce32" office:value-type="string" office:string-value="無" calcext:value-type="string">
            <text:p>無 </text:p>
          </table:table-cell>
          <table:table-cell table:style-name="ce38"/>
          <table:table-cell table:style-name="ce32" office:value-type="string" office:string-value=" V " calcext:value-type="string">
            <text:p><text:s/>V <text:s/></text:p>
          </table:table-cell>
          <table:table-cell table:style-name="ce38"/>
          <table:table-cell table:number-columns-repeated="1015"/>
        </table:table-row>
        <table:table-row table:style-name="ro6">
          <table:table-cell table:style-name="ce30" office:value-type="string" calcext:value-type="string">
            <text:p>土木工程勘測</text:p>
          </table:table-cell>
          <table:table-cell table:style-name="ce30" office:value-type="string" calcext:value-type="string">
            <text:p>付偉展計程器廠等雲林縣申請計程車計費表更新計畫第二期款</text:p>
          </table:table-cell>
          <table:table-cell table:style-name="ce32" office:value-type="string" office:string-value="偉展計程器廠" calcext:value-type="string">
            <text:p>偉展計程器廠 </text:p>
          </table:table-cell>
          <table:table-cell table:style-name="ce32" office:value-type="string" office:string-value="工務處" calcext:value-type="string">
            <text:p>工務處 </text:p>
          </table:table-cell>
          <table:table-cell table:style-name="ce54" office:value-type="float" office:value="126" calcext:value-type="float">
            <text:p>126</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文物及畫廊管理</text:p>
          </table:table-cell>
          <table:table-cell table:style-name="ce30" office:value-type="string" calcext:value-type="string">
            <text:p>補助雲林縣台西鄉台西藝術協會臺灣寺廟藝術館迎新春活動經費</text:p>
          </table:table-cell>
          <table:table-cell table:style-name="ce30" office:value-type="string" calcext:value-type="string">
            <text:p>雲林縣台西鄉台西藝術協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文物及畫廊管理</text:p>
          </table:table-cell>
          <table:table-cell table:style-name="ce30" office:value-type="string" calcext:value-type="string">
            <text:p>付雲林縣書法學會2017燈會在雲林-吉鳴雲揚藝文活動經費</text:p>
          </table:table-cell>
          <table:table-cell table:style-name="ce30" office:value-type="string" calcext:value-type="string">
            <text:p>雲林縣書法學會</text:p>
          </table:table-cell>
          <table:table-cell table:style-name="ce32" office:value-type="string" office:string-value="文化處" calcext:value-type="string">
            <text:p>文化處 </text:p>
          </table:table-cell>
          <table:table-cell table:style-name="ce54" office:value-type="float" office:value="60" calcext:value-type="float">
            <text:p>6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文物及畫廊管理</text:p>
          </table:table-cell>
          <table:table-cell table:style-name="ce30" office:value-type="string" calcext:value-type="string">
            <text:p>付吳炯韋辦理2017觀、西創作聯展經費</text:p>
          </table:table-cell>
          <table:table-cell table:style-name="ce30" office:value-type="string" calcext:value-type="string">
            <text:p>吳炯韋</text:p>
          </table:table-cell>
          <table:table-cell table:style-name="ce32" office:value-type="string" office:string-value="文化處" calcext:value-type="string">
            <text:p>文化處 </text:p>
          </table:table-cell>
          <table:table-cell table:style-name="ce54" office:value-type="float" office:value="10" calcext:value-type="float">
            <text:p>1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文物及畫廊管理</text:p>
          </table:table-cell>
          <table:table-cell table:style-name="ce30" office:value-type="string" calcext:value-type="string">
            <text:p>付財團法人西螺七崁武術文教基金會辦理「西螺七崁金雞迎春揮毫迎新年活動」經費</text:p>
          </table:table-cell>
          <table:table-cell table:style-name="ce30" office:value-type="string" calcext:value-type="string">
            <text:p>財團法人西螺七崁武術文教基金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文物及畫廊管理</text:p>
          </table:table-cell>
          <table:table-cell table:style-name="ce30" office:value-type="string" calcext:value-type="string">
            <text:p>補助雲林縣書法學會封侯迎吉送春聯活動經費</text:p>
          </table:table-cell>
          <table:table-cell table:style-name="ce30" office:value-type="string" calcext:value-type="string">
            <text:p>雲林縣書法學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文物及畫廊管理</text:p>
          </table:table-cell>
          <table:table-cell table:style-name="ce30" office:value-type="string" calcext:value-type="string">
            <text:p>補助雲林縣藝文學會辦理全國春聯優勝作品暨會員作品聯展補助款</text:p>
          </table:table-cell>
          <table:table-cell table:style-name="ce30" office:value-type="string" calcext:value-type="string">
            <text:p>雲林縣藝文學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文物及畫廊管理</text:p>
          </table:table-cell>
          <table:table-cell table:style-name="ce30" office:value-type="string" calcext:value-type="string">
            <text:p>補助公誠國小玩美有藝思公誠藝起來－學生書畫聯展活動經費</text:p>
          </table:table-cell>
          <table:table-cell table:style-name="ce30" office:value-type="string" calcext:value-type="string">
            <text:p>公誠國小</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0" office:value-type="string" calcext:value-type="string">
            <text:p>文教活動-文物及畫廊管理</text:p>
          </table:table-cell>
          <table:table-cell table:style-name="ce30" office:value-type="string" calcext:value-type="string">
            <text:p>付雲林縣生活首都文化發展協會辦理書法家現場揮毫春聯贈送鄉親暨黃瓊儀老師春仔花師生聯展活動經費</text:p>
          </table:table-cell>
          <table:table-cell table:style-name="ce30" office:value-type="string" calcext:value-type="string">
            <text:p>雲林縣生活首都文化發展協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文物及畫廊管理</text:p>
          </table:table-cell>
          <table:table-cell table:style-name="ce30" office:value-type="string" calcext:value-type="string">
            <text:p>補助雲林縣東南國民中學第27屆東南國中美術班畢業成果展經費</text:p>
          </table:table-cell>
          <table:table-cell table:style-name="ce30" office:value-type="string" calcext:value-type="string">
            <text:p>雲林縣東南國民中學</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文物及畫廊管理</text:p>
          </table:table-cell>
          <table:table-cell table:style-name="ce30" office:value-type="string" calcext:value-type="string">
            <text:p>補助斗六市公誠國民小學校友會黃民豊書法藝術與程式語言的邂逅補助款</text:p>
          </table:table-cell>
          <table:table-cell table:style-name="ce30" office:value-type="string" calcext:value-type="string">
            <text:p>公誠國民小學校友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文物及畫廊管理</text:p>
          </table:table-cell>
          <table:table-cell table:style-name="ce30" office:value-type="string" calcext:value-type="string">
            <text:p>付雲林縣政大藝文協會辦理2017第八屆政大盃全國硬筆字書寫比賽活動經費</text:p>
          </table:table-cell>
          <table:table-cell table:style-name="ce30" office:value-type="string" calcext:value-type="string">
            <text:p>雲林縣政大藝文協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文物及畫廊管理</text:p>
          </table:table-cell>
          <table:table-cell table:style-name="ce30" office:value-type="string" calcext:value-type="string">
            <text:p>付吳珮韓曼珠沙華－吳珮韓整體造型創作展補助款</text:p>
          </table:table-cell>
          <table:table-cell table:style-name="ce30" office:value-type="string" calcext:value-type="string">
            <text:p>吳珮韓</text:p>
          </table:table-cell>
          <table:table-cell table:style-name="ce32" office:value-type="string" office:string-value="文化處" calcext:value-type="string">
            <text:p>文化處 </text:p>
          </table:table-cell>
          <table:table-cell table:style-name="ce54" office:value-type="float" office:value="10" calcext:value-type="float">
            <text:p>10</text:p>
          </table:table-cell>
          <table:table-cell table:style-name="ce64" office:value-type="string" calcext:value-type="string">
            <text:p><text:s text:c="5"/>無</text:p>
          </table:table-cell>
          <table:table-cell table:style-name="ce64"/>
          <table:table-cell table:style-name="ce32" office:value-type="string" office:string-value=" V " calcext:value-type="string">
            <text:p><text:s/>V <text:s/></text:p>
          </table:table-cell>
          <table:table-cell table:style-name="ce31"/>
          <table:table-cell table:number-columns-repeated="1015"/>
        </table:table-row>
        <table:table-row table:style-name="ro21">
          <table:table-cell table:style-name="ce31" office:value-type="string" calcext:value-type="string">
            <text:p>文教活動-舉辦文化活動</text:p>
          </table:table-cell>
          <table:table-cell table:style-name="ce30" office:value-type="string" calcext:value-type="string">
            <text:p>社區藝術嘉年華經費</text:p>
          </table:table-cell>
          <table:table-cell table:style-name="ce30" office:value-type="string" calcext:value-type="string">
            <text:p>雲林縣斗南鎮舊社社區發展協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64" office:value-type="string" calcext:value-type="string">
            <text:p><text:s text:c="5"/>無</text:p>
          </table:table-cell>
          <table:table-cell table:style-name="ce64"/>
          <table:table-cell table:style-name="ce32" office:value-type="string" office:string-value=" V " calcext:value-type="string">
            <text:p><text:s/>V <text:s/></text:p>
          </table:table-cell>
          <table:table-cell table:style-name="ce31"/>
          <table:table-cell table:number-columns-repeated="1015"/>
        </table:table-row>
        <table:table-row table:style-name="ro21">
          <table:table-cell table:style-name="ce31" office:value-type="string" calcext:value-type="string">
            <text:p>文教活動-舉辦文化活動</text:p>
          </table:table-cell>
          <table:table-cell table:style-name="ce30" office:value-type="string" calcext:value-type="string">
            <text:p>106年社區聞雞起舞迎丁酉揮毫送春聯</text:p>
          </table:table-cell>
          <table:table-cell table:style-name="ce34" office:value-type="string" calcext:value-type="string">
            <text:p>雲林縣西螺鎮正興社區發展協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64" office:value-type="string" calcext:value-type="string">
            <text:p><text:s text:c="5"/>無</text:p>
          </table:table-cell>
          <table:table-cell table:style-name="ce64"/>
          <table:table-cell table:style-name="ce32" office:value-type="string" office:string-value=" V " calcext:value-type="string">
            <text:p><text:s/>V <text:s/></text:p>
          </table:table-cell>
          <table:table-cell table:style-name="ce31"/>
          <table:table-cell table:number-columns-repeated="1015"/>
        </table:table-row>
        <table:table-row table:style-name="ro21">
          <table:table-cell table:style-name="ce31" office:value-type="string" calcext:value-type="string">
            <text:p>文教活動-舉辦文化活動</text:p>
          </table:table-cell>
          <table:table-cell table:style-name="ce30" office:value-type="string" calcext:value-type="string">
            <text:p>土庫鎮崙內社區櫻花季</text:p>
          </table:table-cell>
          <table:table-cell table:style-name="ce30" office:value-type="string" calcext:value-type="string">
            <text:p>雲林縣土庫鎮崙內社區發展協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64" office:value-type="string" calcext:value-type="string">
            <text:p><text:s text:c="5"/>無</text:p>
          </table:table-cell>
          <table:table-cell table:style-name="ce64"/>
          <table:table-cell table:style-name="ce32" office:value-type="string" office:string-value=" V " calcext:value-type="string">
            <text:p><text:s/>V <text:s/></text:p>
          </table:table-cell>
          <table:table-cell table:style-name="ce31"/>
          <table:table-cell table:number-columns-repeated="1015"/>
        </table:table-row>
        <table:table-row table:style-name="ro21">
          <table:table-cell table:style-name="ce31" office:value-type="string" calcext:value-type="string">
            <text:p>文教活動-舉辦文化活動</text:p>
          </table:table-cell>
          <table:table-cell table:style-name="ce30" office:value-type="string" calcext:value-type="string">
            <text:p>大手牽小手龍過脈登山趣</text:p>
          </table:table-cell>
          <table:table-cell table:style-name="ce30" office:value-type="string" calcext:value-type="string">
            <text:p>社團法人雲林縣書香關懷協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64" office:value-type="string" calcext:value-type="string">
            <text:p><text:s text:c="5"/>無</text:p>
          </table:table-cell>
          <table:table-cell table:style-name="ce64"/>
          <table:table-cell table:style-name="ce32" office:value-type="string" office:string-value=" V " calcext:value-type="string">
            <text:p><text:s/>V <text:s/></text:p>
          </table:table-cell>
          <table:table-cell table:style-name="ce31"/>
          <table:table-cell table:number-columns-repeated="1015"/>
        </table:table-row>
        <table:table-row table:style-name="ro21">
          <table:table-cell table:style-name="ce31" office:value-type="string" calcext:value-type="string">
            <text:p>文教活動-舉辦文化活動</text:p>
          </table:table-cell>
          <table:table-cell table:style-name="ce30" office:value-type="string" calcext:value-type="string">
            <text:p>106年故事團圓幸福奇雞</text:p>
          </table:table-cell>
          <table:table-cell table:style-name="ce30" office:value-type="string" calcext:value-type="string">
            <text:p>社團法人雲林縣雲林故事人協會</text:p>
          </table:table-cell>
          <table:table-cell table:style-name="ce32" office:value-type="string" office:string-value="文化處" calcext:value-type="string">
            <text:p>文化處 </text:p>
          </table:table-cell>
          <table:table-cell table:style-name="ce54" office:value-type="float" office:value="50" calcext:value-type="float">
            <text:p>50</text:p>
          </table:table-cell>
          <table:table-cell table:style-name="ce64" office:value-type="string" calcext:value-type="string">
            <text:p><text:s text:c="5"/>無</text:p>
          </table:table-cell>
          <table:table-cell table:style-name="ce64"/>
          <table:table-cell table:style-name="ce32" office:value-type="string" office:string-value=" V " calcext:value-type="string">
            <text:p><text:s/>V <text:s/></text:p>
          </table:table-cell>
          <table:table-cell table:style-name="ce31"/>
          <table:table-cell table:number-columns-repeated="1015"/>
        </table:table-row>
        <table:table-row table:style-name="ro21">
          <table:table-cell table:style-name="ce31" office:value-type="string" calcext:value-type="string">
            <text:p>文教活動-舉辦文化活動</text:p>
          </table:table-cell>
          <table:table-cell table:style-name="ce30" office:value-type="string" calcext:value-type="string">
            <text:p>比干媽祖文化活動經費</text:p>
          </table:table-cell>
          <table:table-cell table:style-name="ce34" office:value-type="string" calcext:value-type="string">
            <text:p>雲林縣比干媽祖宗教觀光文化協會</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64" office:value-type="string" calcext:value-type="string">
            <text:p><text:s text:c="5"/>無</text:p>
          </table:table-cell>
          <table:table-cell table:style-name="ce64"/>
          <table:table-cell table:style-name="ce32" office:value-type="string" office:string-value=" V " calcext:value-type="string">
            <text:p><text:s/>V <text:s/></text:p>
          </table:table-cell>
          <table:table-cell table:style-name="ce31"/>
          <table:table-cell table:number-columns-repeated="1015"/>
        </table:table-row>
        <table:table-row table:style-name="ro21">
          <table:table-cell table:style-name="ce30" office:value-type="string" calcext:value-type="string">
            <text:p>文教活動—舉辦藝術活動</text:p>
          </table:table-cell>
          <table:table-cell table:style-name="ce30" office:value-type="string" calcext:value-type="string">
            <text:p>付陽光室內樂團2017古典與浪漫的對話活動執行經費</text:p>
          </table:table-cell>
          <table:table-cell table:style-name="ce29" office:value-type="string" office:string-value="陽光室內樂團" calcext:value-type="string">
            <text:p>陽光室內樂團 </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舉辦藝術活動</text:p>
          </table:table-cell>
          <table:table-cell table:style-name="ce30" office:value-type="string" calcext:value-type="string">
            <text:p>補助雲林縣婦幼關懷協會神采奕奕-洪平順彩繪藝術展活動經費</text:p>
          </table:table-cell>
          <table:table-cell table:style-name="ce29" office:value-type="string" office:string-value="雲林縣婦幼關懷協會" calcext:value-type="string">
            <text:p>雲林縣婦幼關懷協會 </text:p>
          </table:table-cell>
          <table:table-cell table:style-name="ce32" office:value-type="string" office:string-value="文化處" calcext:value-type="string">
            <text:p>文化處 </text:p>
          </table:table-cell>
          <table:table-cell table:style-name="ce54" office:value-type="float" office:value="100" calcext:value-type="float">
            <text:p>10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0" office:value-type="string" calcext:value-type="string">
            <text:p>文教活動—舉辦藝術活動</text:p>
          </table:table-cell>
          <table:table-cell table:style-name="ce30" office:value-type="string" calcext:value-type="string">
            <text:p>補助雲林五洲小桃源掌中劇團106年2/12日布袋戲下鄉演出~重現【南北風雲仇聖俠小顏回ㄧ生傳】風華補助款</text:p>
          </table:table-cell>
          <table:table-cell table:style-name="ce29" office:value-type="string" office:string-value="雲林五洲小桃源掌中劇團" calcext:value-type="string">
            <text:p>雲林五洲小桃源掌中劇團 </text:p>
          </table:table-cell>
          <table:table-cell table:style-name="ce32" office:value-type="string" office:string-value="文化處" calcext:value-type="string">
            <text:p>文化處 </text:p>
          </table:table-cell>
          <table:table-cell table:style-name="ce54" office:value-type="float" office:value="30" calcext:value-type="float">
            <text:p>3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舉辦藝術活動</text:p>
          </table:table-cell>
          <table:table-cell table:style-name="ce30" office:value-type="string" calcext:value-type="string">
            <text:p>付臺灣笨港德義堂龍鳳獅武術演藝團辦理「2017年百年龍鳳獅踩街慶元宵」活動補助款</text:p>
          </table:table-cell>
          <table:table-cell table:style-name="ce29" office:value-type="string" office:string-value="臺灣笨港德義堂龍鳳獅武術演藝團" calcext:value-type="string">
            <text:p>臺灣笨港德義堂龍鳳獅武術演藝團 </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舉辦藝術活動</text:p>
          </table:table-cell>
          <table:table-cell table:style-name="ce30" office:value-type="string" calcext:value-type="string">
            <text:p>付彩色樂團辦理106年石榴驛賞燈演出活動經費</text:p>
          </table:table-cell>
          <table:table-cell table:style-name="ce29" office:value-type="string" office:string-value="彩色樂團" calcext:value-type="string">
            <text:p>彩色樂團 </text:p>
          </table:table-cell>
          <table:table-cell table:style-name="ce32" office:value-type="string" office:string-value="文化處" calcext:value-type="string">
            <text:p>文化處 </text:p>
          </table:table-cell>
          <table:table-cell table:style-name="ce54" office:value-type="float" office:value="15" calcext:value-type="float">
            <text:p>15</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0" office:value-type="string" calcext:value-type="string">
            <text:p>文教活動—舉辦藝術活動</text:p>
          </table:table-cell>
          <table:table-cell table:style-name="ce30" office:value-type="string" calcext:value-type="string">
            <text:p>付嘉義愛樂管弦樂團來自巴伐利亞的禮讚─2017大提琴家/Reiner Ginzel音樂會補助款</text:p>
          </table:table-cell>
          <table:table-cell table:style-name="ce29" office:value-type="string" office:string-value="嘉義愛樂管弦樂團" calcext:value-type="string">
            <text:p>嘉義愛樂管弦樂團 </text:p>
          </table:table-cell>
          <table:table-cell table:style-name="ce32" office:value-type="string" office:string-value="文化處" calcext:value-type="string">
            <text:p>文化處 </text:p>
          </table:table-cell>
          <table:table-cell table:style-name="ce54" office:value-type="float" office:value="50" calcext:value-type="float">
            <text:p>5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舉辦藝術活動</text:p>
          </table:table-cell>
          <table:table-cell table:style-name="ce30" office:value-type="string" calcext:value-type="string">
            <text:p>付臺北木偶劇團新編北管布袋戲高平關經費</text:p>
          </table:table-cell>
          <table:table-cell table:style-name="ce29" office:value-type="string" office:string-value="臺北木偶劇團" calcext:value-type="string">
            <text:p>臺北木偶劇團 </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舉辦藝術活動</text:p>
          </table:table-cell>
          <table:table-cell table:style-name="ce30" office:value-type="string" calcext:value-type="string">
            <text:p>付藝姿舞集藝姿獨秀─默娘活動經費</text:p>
          </table:table-cell>
          <table:table-cell table:style-name="ce29" office:value-type="string" office:string-value="藝姿舞集" calcext:value-type="string">
            <text:p>藝姿舞集 </text:p>
          </table:table-cell>
          <table:table-cell table:style-name="ce32" office:value-type="string" office:string-value="文化處" calcext:value-type="string">
            <text:p>文化處 </text:p>
          </table:table-cell>
          <table:table-cell table:style-name="ce54" office:value-type="float" office:value="30" calcext:value-type="float">
            <text:p>3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舉辦藝術活動</text:p>
          </table:table-cell>
          <table:table-cell table:style-name="ce30" office:value-type="string" calcext:value-type="string">
            <text:p>付蔡誠義假北港文化中心辦理蔡誠義師生書畫展經費</text:p>
          </table:table-cell>
          <table:table-cell table:style-name="ce29" office:value-type="string" office:string-value="蔡誠義" calcext:value-type="string">
            <text:p>蔡誠義 </text:p>
          </table:table-cell>
          <table:table-cell table:style-name="ce32" office:value-type="string" office:string-value="文化處" calcext:value-type="string">
            <text:p>文化處 </text:p>
          </table:table-cell>
          <table:table-cell table:style-name="ce54" office:value-type="float" office:value="15" calcext:value-type="float">
            <text:p>15</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舉辦藝術活動</text:p>
          </table:table-cell>
          <table:table-cell table:style-name="ce30" office:value-type="string" calcext:value-type="string">
            <text:p>付雲林縣遠景發展協會2017臺灣國際藝術交流展『雲林藝起來』活動經費</text:p>
          </table:table-cell>
          <table:table-cell table:style-name="ce29" office:value-type="string" office:string-value="雲林縣遠景發展協會" calcext:value-type="string">
            <text:p>雲林縣遠景發展協會 </text:p>
          </table:table-cell>
          <table:table-cell table:style-name="ce32" office:value-type="string" office:string-value="文化處" calcext:value-type="string">
            <text:p>文化處 </text:p>
          </table:table-cell>
          <table:table-cell table:style-name="ce54" office:value-type="float" office:value="100" calcext:value-type="float">
            <text:p>10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0" office:value-type="string" calcext:value-type="string">
            <text:p>文教活動—舉辦藝術活動</text:p>
          </table:table-cell>
          <table:table-cell table:style-name="ce30" office:value-type="string" calcext:value-type="string">
            <text:p>付雲林縣遠流藝術協會辦理2017年書法家現場揮毫春聯贈鄉親活動暨國樂演奏欣賞會演出補助款</text:p>
          </table:table-cell>
          <table:table-cell table:style-name="ce29" office:value-type="string" office:string-value="雲林縣遠流藝術協會" calcext:value-type="string">
            <text:p>雲林縣遠流藝術協會 </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舉辦藝術活動</text:p>
          </table:table-cell>
          <table:table-cell table:style-name="ce30" office:value-type="string" calcext:value-type="string">
            <text:p>付布家龍獅武藝團辦理2017聖母慈悲民藝傳心文化季藝術下鄉演出補助款</text:p>
          </table:table-cell>
          <table:table-cell table:style-name="ce29" office:value-type="string" office:string-value="布家龍獅武藝團" calcext:value-type="string">
            <text:p>布家龍獅武藝團 </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舉辦藝術活動</text:p>
          </table:table-cell>
          <table:table-cell table:style-name="ce30" office:value-type="string" calcext:value-type="string">
            <text:p>付廖文和布袋戲團辦理「2017雲林土庫媽祖文化節─土庫順天宮演出」活動補助款</text:p>
          </table:table-cell>
          <table:table-cell table:style-name="ce29" office:value-type="string" office:string-value="廖文和布袋戲團" calcext:value-type="string">
            <text:p>廖文和布袋戲團 </text:p>
          </table:table-cell>
          <table:table-cell table:style-name="ce32" office:value-type="string" office:string-value="文化處" calcext:value-type="string">
            <text:p>文化處 </text:p>
          </table:table-cell>
          <table:table-cell table:style-name="ce54" office:value-type="float" office:value="100" calcext:value-type="float">
            <text:p>10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0" office:value-type="string" calcext:value-type="string">
            <text:p>文教活動—舉辦藝術活動</text:p>
          </table:table-cell>
          <table:table-cell table:style-name="ce30" office:value-type="string" calcext:value-type="string">
            <text:p>付社團法人微藝術文創發展協會《濁水溪溪水濁》大地之歌 陳維斌台語創作音樂會經費</text:p>
          </table:table-cell>
          <table:table-cell table:style-name="ce29" office:value-type="string" office:string-value="社團法人微藝術文創發展協會" calcext:value-type="string">
            <text:p>社團法人微藝術文創發展協會 </text:p>
          </table:table-cell>
          <table:table-cell table:style-name="ce32" office:value-type="string" office:string-value="文化處" calcext:value-type="string">
            <text:p>文化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舉辦藝術活動</text:p>
          </table:table-cell>
          <table:table-cell table:style-name="ce30" office:value-type="string" calcext:value-type="string">
            <text:p>付吳萬響掌中劇團辦理雲林傳奇故事藝術下鄉演出補助款</text:p>
          </table:table-cell>
          <table:table-cell table:style-name="ce29" office:value-type="string" office:string-value="吳萬響掌中劇團" calcext:value-type="string">
            <text:p>吳萬響掌中劇團 </text:p>
          </table:table-cell>
          <table:table-cell table:style-name="ce32" office:value-type="string" office:string-value="文化處" calcext:value-type="string">
            <text:p>文化處 </text:p>
          </table:table-cell>
          <table:table-cell table:style-name="ce54" office:value-type="float" office:value="30" calcext:value-type="float">
            <text:p>3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0" office:value-type="string" calcext:value-type="string">
            <text:p>文教活動—舉辦藝術活動</text:p>
          </table:table-cell>
          <table:table-cell table:style-name="ce30" office:value-type="string" calcext:value-type="string">
            <text:p>補助波波貓樂團106年度粽葉飄香、慶端午演出活動經費</text:p>
          </table:table-cell>
          <table:table-cell table:style-name="ce29" office:value-type="string" office:string-value="波波貓樂團" calcext:value-type="string">
            <text:p>波波貓樂團 </text:p>
          </table:table-cell>
          <table:table-cell table:style-name="ce32" office:value-type="string" office:string-value="文化處" calcext:value-type="string">
            <text:p>文化處 </text:p>
          </table:table-cell>
          <table:table-cell table:style-name="ce54" office:value-type="float" office:value="10" calcext:value-type="float">
            <text:p>1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2" office:value-type="string" office:string-value="文教活動-文化資產管理" calcext:value-type="string">
            <text:p>文教活動-文化資產管理 </text:p>
          </table:table-cell>
          <table:table-cell table:style-name="ce30" office:value-type="string" calcext:value-type="string">
            <text:p>付雲林縣馬鳴山五年千歲文化發展協會辦理106年馬鳴山鎮安宮五年千歲繞境吃飯擔文化節經費</text:p>
          </table:table-cell>
          <table:table-cell table:style-name="ce32" office:value-type="string" office:string-value="馬鳴山五年千歲文化發展協會" calcext:value-type="string">
            <text:p>馬鳴山五年千歲文化發展協會 </text:p>
          </table:table-cell>
          <table:table-cell table:style-name="ce32" office:value-type="string" office:string-value="文化處" calcext:value-type="string">
            <text:p>文化處 </text:p>
          </table:table-cell>
          <table:table-cell table:style-name="ce55" office:value-type="float" office:value="50" calcext:value-type="float">
            <text:p>5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2" office:value-type="string" office:string-value="文教活動-文化資產管理" calcext:value-type="string">
            <text:p>文教活動-文化資產管理 </text:p>
          </table:table-cell>
          <table:table-cell table:style-name="ce30" office:value-type="string" calcext:value-type="string">
            <text:p>付雲林縣大埤鄉興安社區發展協會106年度紀念民族英雄鄭成功文化節暨珍惜資源宣導活動計畫經費</text:p>
          </table:table-cell>
          <table:table-cell table:style-name="ce32" office:value-type="string" office:string-value="大埤鄉興安社區發展協會" calcext:value-type="string">
            <text:p>大埤鄉興安社區發展協會 </text:p>
          </table:table-cell>
          <table:table-cell table:style-name="ce32" office:value-type="string" office:string-value="文化處" calcext:value-type="string">
            <text:p>文化處 </text:p>
          </table:table-cell>
          <table:table-cell table:style-name="ce55" office:value-type="float" office:value="50" calcext:value-type="float">
            <text:p>5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3" office:value-type="string" calcext:value-type="string">
            <text:p>農業管理與輔導業務-農產推廣</text:p>
          </table:table-cell>
          <table:table-cell table:style-name="ce33" office:value-type="string" calcext:value-type="string">
            <text:p>第2期流域綜合治理計畫旅費</text:p>
          </table:table-cell>
          <table:table-cell table:style-name="ce33" office:value-type="string" calcext:value-type="string">
            <text:p>二崙鄉農會</text:p>
          </table:table-cell>
          <table:table-cell table:style-name="ce32" office:value-type="string" office:string-value="農業處" calcext:value-type="string">
            <text:p>農業處 </text:p>
          </table:table-cell>
          <table:table-cell table:style-name="ce56" office:value-type="float" office:value="3" calcext:value-type="float">
            <text:p>3 </text:p>
          </table:table-cell>
          <table:table-cell table:style-name="ce33" office:value-type="string" calcext:value-type="string">
            <text:p>無</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3" office:value-type="string" calcext:value-type="string">
            <text:p>農業建設工程-精緻產業計畫</text:p>
          </table:table-cell>
          <table:table-cell table:style-name="ce33" office:value-type="string" calcext:value-type="string">
            <text:p>第二期流域綜合治理計畫-農糧作物保全執行計畫補助款</text:p>
          </table:table-cell>
          <table:table-cell table:style-name="ce33" office:value-type="string" calcext:value-type="string">
            <text:p>二崙鄉農會</text:p>
          </table:table-cell>
          <table:table-cell table:style-name="ce32" office:value-type="string" office:string-value="農業處" calcext:value-type="string">
            <text:p>農業處 </text:p>
          </table:table-cell>
          <table:table-cell table:style-name="ce56" office:value-type="float" office:value="3119" calcext:value-type="float">
            <text:p>3,119 </text:p>
          </table:table-cell>
          <table:table-cell table:style-name="ce33" office:value-type="string" calcext:value-type="string">
            <text:p>無</text:p>
          </table:table-cell>
          <table:table-cell table:style-name="ce33"/>
          <table:table-cell table:style-name="ce32" office:value-type="string" office:string-value=" V " calcext:value-type="string">
            <text:p><text:s/>V <text:s/></text:p>
          </table:table-cell>
          <table:table-cell table:style-name="ce33"/>
          <table:table-cell table:number-columns-repeated="1015"/>
        </table:table-row>
        <table:table-row table:style-name="ro6">
          <table:table-cell table:style-name="ce33" office:value-type="string" calcext:value-type="string">
            <text:p>農業建設工程-精緻產業計畫</text:p>
          </table:table-cell>
          <table:table-cell table:style-name="ce30" office:value-type="string" calcext:value-type="string">
            <text:p>付西螺鎮農會第二期流域綜合治理計畫農糧作物保全設施補助款</text:p>
          </table:table-cell>
          <table:table-cell table:style-name="ce33" office:value-type="string" calcext:value-type="string">
            <text:p>西螺鎮農會</text:p>
          </table:table-cell>
          <table:table-cell table:style-name="ce32" office:value-type="string" office:string-value="農業處" calcext:value-type="string">
            <text:p>農業處 </text:p>
          </table:table-cell>
          <table:table-cell table:style-name="ce56" office:value-type="float" office:value="284" calcext:value-type="float">
            <text:p>284 </text:p>
          </table:table-cell>
          <table:table-cell table:style-name="ce33" office:value-type="string" calcext:value-type="string">
            <text:p>無</text:p>
          </table:table-cell>
          <table:table-cell table:style-name="ce33"/>
          <table:table-cell table:style-name="ce32" office:value-type="string" office:string-value=" V " calcext:value-type="string">
            <text:p><text:s/>V <text:s/></text:p>
          </table:table-cell>
          <table:table-cell table:style-name="ce33"/>
          <table:table-cell table:number-columns-repeated="1015"/>
        </table:table-row>
        <table:table-row table:style-name="ro21">
          <table:table-cell table:style-name="ce33" office:value-type="string" calcext:value-type="string">
            <text:p>農業建設工程-精緻產業計畫</text:p>
          </table:table-cell>
          <table:table-cell table:style-name="ce33" office:value-type="string" calcext:value-type="string">
            <text:p>第二期流域綜合治理計畫補助費</text:p>
          </table:table-cell>
          <table:table-cell table:style-name="ce33" office:value-type="string" calcext:value-type="string">
            <text:p>西螺鎮農會</text:p>
          </table:table-cell>
          <table:table-cell table:style-name="ce32" office:value-type="string" office:string-value="農業處" calcext:value-type="string">
            <text:p>農業處 </text:p>
          </table:table-cell>
          <table:table-cell table:style-name="ce56" office:value-type="float" office:value="48" calcext:value-type="float">
            <text:p>48 </text:p>
          </table:table-cell>
          <table:table-cell table:style-name="ce33" office:value-type="string" calcext:value-type="string">
            <text:p>無</text:p>
          </table:table-cell>
          <table:table-cell table:style-name="ce33"/>
          <table:table-cell table:style-name="ce32" office:value-type="string" office:string-value=" V " calcext:value-type="string">
            <text:p><text:s/>V <text:s/></text:p>
          </table:table-cell>
          <table:table-cell table:style-name="ce33"/>
          <table:table-cell table:number-columns-repeated="1015"/>
        </table:table-row>
        <table:table-row table:style-name="ro6">
          <table:table-cell table:style-name="ce34" office:value-type="string" calcext:value-type="string">
            <text:p>農業管理與輔導業務-畜產推廣-獎補助費</text:p>
          </table:table-cell>
          <table:table-cell table:style-name="ce34" office:value-type="string" calcext:value-type="string">
            <text:p>辦理105年度「雲林縣畜禽產業提昇及產品溯源計畫」雲林縣品牌豬肉推廣促銷品嚐活動</text:p>
          </table:table-cell>
          <table:table-cell table:style-name="ce47" office:value-type="string" calcext:value-type="string">
            <text:p>雲林縣土庫養豬生產合作社</text:p>
          </table:table-cell>
          <table:table-cell table:style-name="ce32" office:value-type="string" office:string-value="農業處" calcext:value-type="string">
            <text:p>農業處 </text:p>
          </table:table-cell>
          <table:table-cell table:style-name="ce57" office:value-type="float" office:value="90" calcext:value-type="float">
            <text:p>9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4" office:value-type="string" calcext:value-type="string">
            <text:p>農業管理與輔導業務-畜產推廣-獎補助費</text:p>
          </table:table-cell>
          <table:table-cell table:style-name="ce34" office:value-type="string" calcext:value-type="string">
            <text:p>辦理105年度「雲林縣畜禽產業提昇及產品溯源計畫」雲林縣品牌豬肉推廣促銷品嚐活動</text:p>
          </table:table-cell>
          <table:table-cell table:style-name="ce47" office:value-type="string" calcext:value-type="string">
            <text:p>雲林縣麥寮養豬生產合作社</text:p>
          </table:table-cell>
          <table:table-cell table:style-name="ce32" office:value-type="string" office:string-value="農業處" calcext:value-type="string">
            <text:p>農業處 </text:p>
          </table:table-cell>
          <table:table-cell table:style-name="ce57" office:value-type="float" office:value="90" calcext:value-type="float">
            <text:p>9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4" office:value-type="string" calcext:value-type="string">
            <text:p>農業管理與輔導業務-畜產推廣-獎補助費</text:p>
          </table:table-cell>
          <table:table-cell table:style-name="ce34" office:value-type="string" calcext:value-type="string">
            <text:p>補助辦理105年度「雲林縣畜禽產業提昇及產品溯源計畫」雲林縣牛肉推廣記錄及雲林好牛品嚐活動</text:p>
          </table:table-cell>
          <table:table-cell table:style-name="ce47" office:value-type="string" calcext:value-type="string">
            <text:p>斗南鎮農會</text:p>
          </table:table-cell>
          <table:table-cell table:style-name="ce32" office:value-type="string" office:string-value="農業處" calcext:value-type="string">
            <text:p>農業處 </text:p>
          </table:table-cell>
          <table:table-cell table:style-name="ce57" office:value-type="float" office:value="90" calcext:value-type="float">
            <text:p>9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5">
          <table:table-cell table:style-name="ce34" office:value-type="string" calcext:value-type="string">
            <text:p><text:s/>農業管理與輔導業務-農產運銷-獎補助費-對國內團體之捐助 </text:p>
          </table:table-cell>
          <table:table-cell table:style-name="ce30" office:value-type="string" calcext:value-type="string">
            <text:p>補助雲科大「國際食通信，台灣交流會(雲林場)計畫」</text:p>
          </table:table-cell>
          <table:table-cell table:number-columns-repeated="2" table:style-name="ce30" office:value-type="string" calcext:value-type="string">
            <text:p>國立雲林科技大學</text:p>
          </table:table-cell>
          <table:table-cell table:style-name="ce58" office:value-type="float" office:value="13.5" calcext:value-type="float">
            <text:p>14 </text:p>
          </table:table-cell>
          <table:table-cell table:style-name="ce47" office:value-type="string" calcext:value-type="string">
            <text:p>無</text:p>
          </table:table-cell>
          <table:table-cell table:style-name="ce33"/>
          <table:table-cell table:style-name="ce32" office:value-type="string" office:string-value=" V " calcext:value-type="string">
            <text:p><text:s/>V <text:s/></text:p>
          </table:table-cell>
          <table:table-cell table:style-name="ce32"/>
          <table:table-cell table:number-columns-repeated="1015"/>
        </table:table-row>
        <table:table-row table:style-name="ro5">
          <table:table-cell table:style-name="ce34" office:value-type="string" calcext:value-type="string">
            <text:p><text:s/>農業管理與輔導業務-農會輔導-獎補助費-對國內團體之捐助 </text:p>
          </table:table-cell>
          <table:table-cell table:style-name="ce30" office:value-type="string" calcext:value-type="string">
            <text:p>付雲林縣農會辦理「106年度雲林縣各界慶祝農民節表彰大會」計畫補助款</text:p>
          </table:table-cell>
          <table:table-cell table:style-name="ce32" office:value-type="string" office:string-value="雲林縣農會" calcext:value-type="string">
            <text:p>雲林縣農會 </text:p>
          </table:table-cell>
          <table:table-cell table:style-name="ce32" office:value-type="string" office:string-value="農業處" calcext:value-type="string">
            <text:p>農業處 </text:p>
          </table:table-cell>
          <table:table-cell table:style-name="ce54" office:value-type="float" office:value="700" calcext:value-type="float">
            <text:p>700</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2" office:value-type="string" office:string-value="其他公共工程-城鄉建設工程-奬補助費-對國內團體之捐助" calcext:value-type="string">
            <text:p>其他公共工程-城鄉建設工程-奬補助費-對國內團體之捐助 </text:p>
          </table:table-cell>
          <table:table-cell table:style-name="ce32" office:value-type="string" office:string-value="付崙背鄉水汴頭社區發展協會2017台灣燈會在雲林-農村再生燈區-顧更寮裝置藝術雇工購料補助款" calcext:value-type="string">
            <text:p>付崙背鄉水汴頭社區發展協會2017台灣燈會在雲林-農村再生燈區-顧更寮裝置藝術雇工購料補助款 </text:p>
          </table:table-cell>
          <table:table-cell table:style-name="ce32" office:value-type="string" office:string-value="崙背鄉水汴頭社區發展協會" calcext:value-type="string">
            <text:p>崙背鄉水汴頭社區發展協會 </text:p>
          </table:table-cell>
          <table:table-cell table:style-name="ce32" office:value-type="string" office:string-value="雲林縣政府城鄉發展處" calcext:value-type="string">
            <text:p>雲林縣政府城鄉發展處 </text:p>
          </table:table-cell>
          <table:table-cell table:style-name="ce55" office:value-type="float" office:value="93.2" calcext:value-type="float">
            <text:p>93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2" office:value-type="string" office:string-value="禮俗文獻-宗教禮俗-獎補助費" calcext:value-type="string">
            <text:p>禮俗文獻-宗教禮俗-獎補助費 </text:p>
          </table:table-cell>
          <table:table-cell table:style-name="ce30" office:value-type="string" calcext:value-type="string">
            <text:p>補助崙背奉天宮2017吉鳴詔安慶元宵活動經費</text:p>
          </table:table-cell>
          <table:table-cell table:style-name="ce32" office:value-type="string" office:string-value="崙背奉天宮" calcext:value-type="string">
            <text:p>崙背奉天宮 </text:p>
          </table:table-cell>
          <table:table-cell table:style-name="ce32" office:value-type="string" office:string-value="民政處" calcext:value-type="string">
            <text:p>民政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69"/>
          <table:table-cell table:style-name="ce32"/>
          <table:table-cell table:style-name="ce32" office:value-type="string" office:string-value=" V " calcext:value-type="string">
            <text:p><text:s/>V <text:s/></text:p>
          </table:table-cell>
          <table:table-cell table:number-columns-repeated="1015"/>
        </table:table-row>
        <table:table-row table:style-name="ro21">
          <table:table-cell table:style-name="ce32" office:value-type="string" office:string-value="禮俗文獻-宗教禮俗-獎補助費" calcext:value-type="string">
            <text:p>禮俗文獻-宗教禮俗-獎補助費 </text:p>
          </table:table-cell>
          <table:table-cell table:style-name="ce30" office:value-type="string" calcext:value-type="string">
            <text:p>補助虎尾籲天后宮「虎尾迓媽祖 接天宮 慶元宵」活動經費</text:p>
          </table:table-cell>
          <table:table-cell table:style-name="ce32" office:value-type="string" office:string-value="虎尾籲天后宮" calcext:value-type="string">
            <text:p>虎尾籲天后宮 </text:p>
          </table:table-cell>
          <table:table-cell table:style-name="ce32" office:value-type="string" office:string-value="民政處" calcext:value-type="string">
            <text:p>民政處 </text:p>
          </table:table-cell>
          <table:table-cell table:style-name="ce54" office:value-type="float" office:value="50" calcext:value-type="float">
            <text:p>50</text:p>
          </table:table-cell>
          <table:table-cell table:style-name="ce32" office:value-type="string" office:string-value="無" calcext:value-type="string">
            <text:p>無 </text:p>
          </table:table-cell>
          <table:table-cell table:style-name="ce69"/>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32" office:value-type="string" office:string-value="禮俗文獻-宗教禮俗-獎補助費" calcext:value-type="string">
            <text:p>禮俗文獻-宗教禮俗-獎補助費 </text:p>
          </table:table-cell>
          <table:table-cell table:style-name="ce30" office:value-type="string" calcext:value-type="string">
            <text:p>付麥寮鄉玄天宮辦理「玄天上帝聖誕遶境祈福文化民俗祭典」活動經費</text:p>
          </table:table-cell>
          <table:table-cell table:style-name="ce32" office:value-type="string" office:string-value="麥寮鄉玄天宮" calcext:value-type="string">
            <text:p>麥寮鄉玄天宮 </text:p>
          </table:table-cell>
          <table:table-cell table:style-name="ce32" office:value-type="string" office:string-value="民政處" calcext:value-type="string">
            <text:p>民政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69"/>
          <table:table-cell table:style-name="ce32"/>
          <table:table-cell table:style-name="ce32" office:value-type="string" office:string-value=" V " calcext:value-type="string">
            <text:p><text:s/>V <text:s/></text:p>
          </table:table-cell>
          <table:table-cell table:number-columns-repeated="1015"/>
        </table:table-row>
        <table:table-row table:style-name="ro6">
          <table:table-cell table:style-name="ce32" office:value-type="string" office:string-value="禮俗文獻-宗教禮俗-獎補助費" calcext:value-type="string">
            <text:p>禮俗文獻-宗教禮俗-獎補助費 </text:p>
          </table:table-cell>
          <table:table-cell table:style-name="ce30" office:value-type="string" calcext:value-type="string">
            <text:p>付福安宮辦理106年度虎尾福安宮糖廠媽祖─百里行腳宗教文化祭系列活動經費</text:p>
          </table:table-cell>
          <table:table-cell table:style-name="ce32" office:value-type="string" office:string-value="福安宮" calcext:value-type="string">
            <text:p>福安宮 </text:p>
          </table:table-cell>
          <table:table-cell table:style-name="ce32" office:value-type="string" office:string-value="民政處" calcext:value-type="string">
            <text:p>民政處 </text:p>
          </table:table-cell>
          <table:table-cell table:style-name="ce54" office:value-type="float" office:value="250" calcext:value-type="float">
            <text:p>250</text:p>
          </table:table-cell>
          <table:table-cell table:style-name="ce32" office:value-type="string" office:string-value="無" calcext:value-type="string">
            <text:p>無 </text:p>
          </table:table-cell>
          <table:table-cell table:style-name="ce69"/>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2" office:value-type="string" office:string-value="禮俗文獻-宗教禮俗-獎補助費" calcext:value-type="string">
            <text:p>禮俗文獻-宗教禮俗-獎補助費 </text:p>
          </table:table-cell>
          <table:table-cell table:style-name="ce30" office:value-type="string" calcext:value-type="string">
            <text:p>付九天宮辦理廟埕吃平安飯看好戲活動經費</text:p>
          </table:table-cell>
          <table:table-cell table:style-name="ce32" office:value-type="string" office:string-value="九天宮" calcext:value-type="string">
            <text:p>九天宮 </text:p>
          </table:table-cell>
          <table:table-cell table:style-name="ce32" office:value-type="string" office:string-value="民政處" calcext:value-type="string">
            <text:p>民政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69"/>
          <table:table-cell table:style-name="ce32"/>
          <table:table-cell table:style-name="ce32" office:value-type="string" office:string-value=" V " calcext:value-type="string">
            <text:p><text:s/>V <text:s/></text:p>
          </table:table-cell>
          <table:table-cell table:number-columns-repeated="1015"/>
        </table:table-row>
        <table:table-row table:style-name="ro20">
          <table:table-cell table:style-name="ce32" office:value-type="string" office:string-value="禮俗文獻-宗教禮俗-獎補助費" calcext:value-type="string">
            <text:p>禮俗文獻-宗教禮俗-獎補助費 </text:p>
          </table:table-cell>
          <table:table-cell table:style-name="ce30" office:value-type="string" calcext:value-type="string">
            <text:p>付雲林縣馬鳴山五年千歲文化發展協會辦理106年馬鳴山鎮安宮五年千歲遶境吃飯擔文化節經費</text:p>
          </table:table-cell>
          <table:table-cell table:style-name="ce32" office:value-type="string" office:string-value="雲林縣馬鳴山五年千歲文化發展協會" calcext:value-type="string">
            <text:p>雲林縣馬鳴山五年千歲文化發展協會 </text:p>
          </table:table-cell>
          <table:table-cell table:style-name="ce32" office:value-type="string" office:string-value="民政處" calcext:value-type="string">
            <text:p>民政處 </text:p>
          </table:table-cell>
          <table:table-cell table:style-name="ce54" office:value-type="float" office:value="50" calcext:value-type="float">
            <text:p>50</text:p>
          </table:table-cell>
          <table:table-cell table:style-name="ce32" office:value-type="string" office:string-value="無" calcext:value-type="string">
            <text:p>無 </text:p>
          </table:table-cell>
          <table:table-cell table:style-name="ce69"/>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2" office:value-type="string" office:string-value="禮俗文獻-宗教禮俗-獎補助費" calcext:value-type="string">
            <text:p>禮俗文獻-宗教禮俗-獎補助費 </text:p>
          </table:table-cell>
          <table:table-cell table:style-name="ce30" office:value-type="string" calcext:value-type="string">
            <text:p>付福天宮辦理2017社口媽回娘家遶境系列活動經費</text:p>
          </table:table-cell>
          <table:table-cell table:style-name="ce32" office:value-type="string" office:string-value="福天宮" calcext:value-type="string">
            <text:p>福天宮 </text:p>
          </table:table-cell>
          <table:table-cell table:style-name="ce32" office:value-type="string" office:string-value="民政處" calcext:value-type="string">
            <text:p>民政處 </text:p>
          </table:table-cell>
          <table:table-cell table:style-name="ce54" office:value-type="float" office:value="100" calcext:value-type="float">
            <text:p>100</text:p>
          </table:table-cell>
          <table:table-cell table:style-name="ce32" office:value-type="string" office:string-value="無" calcext:value-type="string">
            <text:p>無 </text:p>
          </table:table-cell>
          <table:table-cell table:style-name="ce69"/>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32" office:value-type="string" office:string-value="禮俗文獻-宗教禮俗-獎補助費" calcext:value-type="string">
            <text:p>禮俗文獻-宗教禮俗-獎補助費 </text:p>
          </table:table-cell>
          <table:table-cell table:style-name="ce30" office:value-type="string" calcext:value-type="string">
            <text:p>補助斗六市南仁寺辦理南仁寺-雞祥富貴民俗祭典活動經費</text:p>
          </table:table-cell>
          <table:table-cell table:style-name="ce32" office:value-type="string" office:string-value="斗六市南仁寺" calcext:value-type="string">
            <text:p>斗六市南仁寺 </text:p>
          </table:table-cell>
          <table:table-cell table:style-name="ce32" office:value-type="string" office:string-value="民政處" calcext:value-type="string">
            <text:p>民政處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69"/>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產業總工會" calcext:value-type="string">
            <text:p>雲林縣產業總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台灣化學纖維股份有限公司麥寮廠企業工會" calcext:value-type="string">
            <text:p>雲林縣台灣化學纖維股份有限公司麥寮廠企業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女子燙髮業職業工會" calcext:value-type="string">
            <text:p>雲林縣女子燙髮業職業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台朔重工股份有限公司麥寮廠企業工會" calcext:value-type="string">
            <text:p>雲林縣台朔重工股份有限公司麥寮廠企業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台塑石化股份有限公司麥寮廠企業工會" calcext:value-type="string">
            <text:p>雲林縣台塑石化股份有限公司麥寮廠企業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機器製造業職業工會" calcext:value-type="string">
            <text:p>雲林縣機器製造業職業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南亞塑膠工業股份有限公司麥寮廠企業工會" calcext:value-type="string">
            <text:p>雲林縣南亞塑膠工業股份有限公司麥寮廠企業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西服製作職業工會" calcext:value-type="string">
            <text:p>雲林縣西服製作職業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29" office:value-type="string" office:string-value="勞資關係與福利/勞資關係" calcext:value-type="string">
            <text:p>勞資關係與福利/勞資關係 </text:p>
          </table:table-cell>
          <table:table-cell table:style-name="ce32" office:value-type="string" office:string-value="勞工教育" calcext:value-type="string">
            <text:p>勞工教育 </text:p>
          </table:table-cell>
          <table:table-cell table:style-name="ce32" office:value-type="string" office:string-value="雲林縣舞蹈職業工會" calcext:value-type="string">
            <text:p>雲林縣舞蹈職業工會 </text:p>
          </table:table-cell>
          <table:table-cell table:style-name="ce32" office:value-type="string" office:string-value="勞工處" calcext:value-type="string">
            <text:p>勞工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29" office:value-type="string" office:string-value="勞資關係與福利/勞資關係" calcext:value-type="string">
            <text:p>勞資關係與福利/勞資關係 </text:p>
          </table:table-cell>
          <table:table-cell table:style-name="ce29" office:value-type="string" office:string-value="『106年度雲林縣慶祝五一勞動節系列活動』模範勞工表揚活動" calcext:value-type="string">
            <text:p>『106年度雲林縣慶祝五一勞動節系列活動』模範勞工表揚活動 </text:p>
          </table:table-cell>
          <table:table-cell table:style-name="ce32" office:value-type="string" office:string-value="雲林縣職業總工會" calcext:value-type="string">
            <text:p>雲林縣職業總工會 </text:p>
          </table:table-cell>
          <table:table-cell table:style-name="ce32" office:value-type="string" office:string-value="勞工處" calcext:value-type="string">
            <text:p>勞工處 </text:p>
          </table:table-cell>
          <table:table-cell table:style-name="ce55" office:value-type="float" office:value="400" calcext:value-type="float">
            <text:p>400 </text:p>
          </table:table-cell>
          <table:table-cell table:style-name="ce32" office:value-type="string" office:string-value="無" calcext:value-type="string">
            <text:p>無 </text:p>
          </table:table-cell>
          <table:table-cell table:style-name="ce70"/>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29" office:value-type="string" office:string-value="勞資關係與福利/勞資關係" calcext:value-type="string">
            <text:p>勞資關係與福利/勞資關係 </text:p>
          </table:table-cell>
          <table:table-cell table:style-name="ce29" office:value-type="string" office:string-value="106年度雲林縣慶祝五一勞動節系列活動-勞工親子登山健行活動" calcext:value-type="string">
            <text:p>106年度雲林縣慶祝五一勞動節系列活動-勞工親子登山健行活動 </text:p>
          </table:table-cell>
          <table:table-cell table:style-name="ce32" office:value-type="string" office:string-value="雲林縣職業總工會" calcext:value-type="string">
            <text:p>雲林縣職業總工會 </text:p>
          </table:table-cell>
          <table:table-cell table:style-name="ce32" office:value-type="string" office:string-value="勞工處" calcext:value-type="string">
            <text:p>勞工處 </text:p>
          </table:table-cell>
          <table:table-cell table:style-name="ce55" office:value-type="float" office:value="450" calcext:value-type="float">
            <text:p>450 </text:p>
          </table:table-cell>
          <table:table-cell table:style-name="ce32" office:value-type="string" office:string-value="無" calcext:value-type="string">
            <text:p>無 </text:p>
          </table:table-cell>
          <table:table-cell table:style-name="ce70"/>
          <table:table-cell table:style-name="ce32" office:value-type="string" office:string-value=" V " calcext:value-type="string">
            <text:p><text:s/>V <text:s/></text:p>
          </table:table-cell>
          <table:table-cell table:style-name="ce32"/>
          <table:table-cell table:number-columns-repeated="1015"/>
        </table:table-row>
        <table:table-row table:style-name="ro6">
          <table:table-cell table:style-name="ce29" office:value-type="string" office:string-value="勞資關係與福利/勞資關係" calcext:value-type="string">
            <text:p>勞資關係與福利/勞資關係 </text:p>
          </table:table-cell>
          <table:table-cell table:style-name="ce29" office:value-type="string" office:string-value="慶祝106年度五一勞動節模範勞工表揚大會暨卡拉OK歌唱聯誼活動" calcext:value-type="string">
            <text:p>慶祝106年度五一勞動節模範勞工表揚大會暨卡拉OK歌唱聯誼活動 </text:p>
          </table:table-cell>
          <table:table-cell table:style-name="ce32" office:value-type="string" office:string-value="雲林縣總工會" calcext:value-type="string">
            <text:p>雲林縣總工會 </text:p>
          </table:table-cell>
          <table:table-cell table:style-name="ce32" office:value-type="string" office:string-value="勞工處" calcext:value-type="string">
            <text:p>勞工處 </text:p>
          </table:table-cell>
          <table:table-cell table:style-name="ce55" office:value-type="float" office:value="115" calcext:value-type="float">
            <text:p>115 </text:p>
          </table:table-cell>
          <table:table-cell table:style-name="ce32" office:value-type="string" office:string-value="無" calcext:value-type="string">
            <text:p>無 </text:p>
          </table:table-cell>
          <table:table-cell table:style-name="ce70"/>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29" office:value-type="string" office:string-value="勞資關係與福利/勞資關係" calcext:value-type="string">
            <text:p>勞資關係與福利/勞資關係 </text:p>
          </table:table-cell>
          <table:table-cell table:style-name="ce29" office:value-type="string" office:string-value="106年度模範勞工表揚大會" calcext:value-type="string">
            <text:p>106年度模範勞工表揚大會 </text:p>
          </table:table-cell>
          <table:table-cell table:style-name="ce32" office:value-type="string" office:string-value="雲林縣產業總工會" calcext:value-type="string">
            <text:p>雲林縣產業總工會 </text:p>
          </table:table-cell>
          <table:table-cell table:style-name="ce32" office:value-type="string" office:string-value="勞工處" calcext:value-type="string">
            <text:p>勞工處 </text:p>
          </table:table-cell>
          <table:table-cell table:style-name="ce55" office:value-type="float" office:value="115" calcext:value-type="float">
            <text:p>115 </text:p>
          </table:table-cell>
          <table:table-cell table:style-name="ce32" office:value-type="string" office:string-value="無" calcext:value-type="string">
            <text:p>無 </text:p>
          </table:table-cell>
          <table:table-cell table:style-name="ce70"/>
          <table:table-cell table:style-name="ce32" office:value-type="string" office:string-value=" V " calcext:value-type="string">
            <text:p><text:s/>V <text:s/></text:p>
          </table:table-cell>
          <table:table-cell table:style-name="ce32"/>
          <table:table-cell table:number-columns-repeated="1015"/>
        </table:table-row>
        <table:table-row table:style-name="ro21">
          <table:table-cell table:style-name="ce29" office:value-type="string" office:string-value="勞資關係與福利/勞資關係" calcext:value-type="string">
            <text:p>勞資關係與福利/勞資關係 </text:p>
          </table:table-cell>
          <table:table-cell table:style-name="ce29" office:value-type="string" office:string-value="勞資爭議案調解委員出席費" calcext:value-type="string">
            <text:p>勞資爭議案調解委員出席費 </text:p>
          </table:table-cell>
          <table:table-cell table:style-name="ce32" office:value-type="string" office:string-value="陳賢仁、石勝彰、蕭達益" calcext:value-type="string">
            <text:p>陳賢仁、石勝彰、蕭達益 </text:p>
          </table:table-cell>
          <table:table-cell table:style-name="ce32" office:value-type="string" office:string-value="勞工處" calcext:value-type="string">
            <text:p>勞工處 </text:p>
          </table:table-cell>
          <table:table-cell table:style-name="ce55" office:value-type="float" office:value="6" calcext:value-type="float">
            <text:p>6 </text:p>
          </table:table-cell>
          <table:table-cell table:style-name="ce32" office:value-type="string" office:string-value="無" calcext:value-type="string">
            <text:p>無 </text:p>
          </table:table-cell>
          <table:table-cell table:style-name="ce70"/>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4" office:value-type="string" calcext:value-type="string">
            <text:p>勞資關係與福利-婦女福利-獎補助費-對國內團體之捐助</text:p>
          </table:table-cell>
          <table:table-cell table:style-name="ce34" office:value-type="string" calcext:value-type="string">
            <text:p>付雲林縣新媳婦關懷協會辦理「106歲末年終親子活動」經費</text:p>
          </table:table-cell>
          <table:table-cell table:style-name="ce32" office:value-type="string" office:string-value="雲林縣新媳婦關懷協會" calcext:value-type="string">
            <text:p>雲林縣新媳婦關懷協會 </text:p>
          </table:table-cell>
          <table:table-cell table:style-name="ce34" office:value-type="string" calcext:value-type="string">
            <text:p>雲林縣政府社會處</text:p>
          </table:table-cell>
          <table:table-cell table:style-name="ce55" office:value-type="float" office:value="20" calcext:value-type="float">
            <text:p>20 </text:p>
          </table:table-cell>
          <table:table-cell table:style-name="ce65" office:value-type="string" calcext:value-type="string">
            <text:p>無</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4" office:value-type="string" calcext:value-type="string">
            <text:p>勞資關係與福利-婦女福利-獎補助費-對國內團體之捐助</text:p>
          </table:table-cell>
          <table:table-cell table:style-name="ce34" office:value-type="string" calcext:value-type="string">
            <text:p>補助雲林縣社會關懷協會106年雲林縣新住民義剪送暖活動經費</text:p>
          </table:table-cell>
          <table:table-cell table:style-name="ce32" office:value-type="string" office:string-value="社團法人雲林縣社會關懷協會" calcext:value-type="string">
            <text:p>社團法人雲林縣社會關懷協會 </text:p>
          </table:table-cell>
          <table:table-cell table:style-name="ce34" office:value-type="string" calcext:value-type="string">
            <text:p>雲林縣政府社會處</text:p>
          </table:table-cell>
          <table:table-cell table:style-name="ce55" office:value-type="float" office:value="10" calcext:value-type="float">
            <text:p>10 </text:p>
          </table:table-cell>
          <table:table-cell table:style-name="ce65" office:value-type="string" calcext:value-type="string">
            <text:p>無</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4" office:value-type="string" calcext:value-type="string">
            <text:p>勞資關係與福利-婦女福利-獎補助費-對國內團體之捐助</text:p>
          </table:table-cell>
          <table:table-cell table:style-name="ce34" office:value-type="string" calcext:value-type="string">
            <text:p>補助雲林縣社會關懷協會新住民主題燈區母親河親子藝同來彩繪經費</text:p>
          </table:table-cell>
          <table:table-cell table:style-name="ce32" office:value-type="string" office:string-value="社團法人雲林縣社會關懷協會" calcext:value-type="string">
            <text:p>社團法人雲林縣社會關懷協會 </text:p>
          </table:table-cell>
          <table:table-cell table:style-name="ce34" office:value-type="string" calcext:value-type="string">
            <text:p>雲林縣政府社會處</text:p>
          </table:table-cell>
          <table:table-cell table:style-name="ce55" office:value-type="float" office:value="12" calcext:value-type="float">
            <text:p>12 </text:p>
          </table:table-cell>
          <table:table-cell table:style-name="ce65" office:value-type="string" calcext:value-type="string">
            <text:p>無</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4" office:value-type="string" calcext:value-type="string">
            <text:p>勞資關係與福利-婦女福利-獎補助費-對國內團體之捐助</text:p>
          </table:table-cell>
          <table:table-cell table:style-name="ce34" office:value-type="string" calcext:value-type="string">
            <text:p>付婦女會辦理慶祝106年婦女節「Top Women轉動幸福擁抱愛」慶祝表揚大會暨節能減碳宣導活動經費</text:p>
          </table:table-cell>
          <table:table-cell table:style-name="ce32" office:value-type="string" office:string-value="雲林縣婦女會" calcext:value-type="string">
            <text:p>雲林縣婦女會 </text:p>
          </table:table-cell>
          <table:table-cell table:style-name="ce34" office:value-type="string" calcext:value-type="string">
            <text:p>雲林縣政府社會處</text:p>
          </table:table-cell>
          <table:table-cell table:style-name="ce55" office:value-type="float" office:value="20" calcext:value-type="float">
            <text:p>20 </text:p>
          </table:table-cell>
          <table:table-cell table:style-name="ce65" office:value-type="string" calcext:value-type="string">
            <text:p>無</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4" office:value-type="string" calcext:value-type="string">
            <text:p>勞資關係與福利-婦女福利-獎補助費-對國內團體之捐助</text:p>
          </table:table-cell>
          <table:table-cell table:style-name="ce34" office:value-type="string" calcext:value-type="string">
            <text:p>撥入雲林縣公益彩券盈餘分配款專戶106年1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5" office:value-type="float" office:value="937" calcext:value-type="float">
            <text:p>937 </text:p>
          </table:table-cell>
          <table:table-cell table:style-name="ce65" office:value-type="string" calcext:value-type="string">
            <text:p>無</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4" office:value-type="string" calcext:value-type="string">
            <text:p>勞資關係與福利-婦女福利-獎補助費-對國內團體之捐助</text:p>
          </table:table-cell>
          <table:table-cell table:style-name="ce34" office:value-type="string" calcext:value-type="string">
            <text:p>撥入雲林縣公益彩券盈餘分配款專戶106年2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5" office:value-type="float" office:value="937" calcext:value-type="float">
            <text:p>937 </text:p>
          </table:table-cell>
          <table:table-cell table:style-name="ce65" office:value-type="string" calcext:value-type="string">
            <text:p>無</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20">
          <table:table-cell table:style-name="ce34" office:value-type="string" calcext:value-type="string">
            <text:p>勞資關係與福利-婦女福利-獎補助費-對國內團體之捐助</text:p>
          </table:table-cell>
          <table:table-cell table:style-name="ce34" office:value-type="string" calcext:value-type="string">
            <text:p>撥入雲林縣公益彩券盈餘分配款專戶106年3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5" office:value-type="float" office:value="937" calcext:value-type="float">
            <text:p>937 </text:p>
          </table:table-cell>
          <table:table-cell table:style-name="ce65" office:value-type="string" calcext:value-type="string">
            <text:p>無</text:p>
          </table:table-cell>
          <table:table-cell table:style-name="ce32"/>
          <table:table-cell table:style-name="ce32" office:value-type="string" office:string-value=" V " calcext:value-type="string">
            <text:p><text:s/>V <text:s/></text:p>
          </table:table-cell>
          <table:table-cell table:style-name="ce32"/>
          <table:table-cell table:number-columns-repeated="1015"/>
        </table:table-row>
        <table:table-row table:style-name="ro5">
          <table:table-cell table:style-name="ce34" office:value-type="string" calcext:value-type="string">
            <text:p>勞資關係與福利-兒童少年福利-獎補助費-對國內團體之捐助</text:p>
          </table:table-cell>
          <table:table-cell table:style-name="ce34" office:value-type="string" calcext:value-type="string">
            <text:p>付財團法人天主教若瑟社會福利基金會辦理台西區早期療育第1季(1-3月)日間托育及療育服務費</text:p>
          </table:table-cell>
          <table:table-cell table:style-name="ce32" office:value-type="string" office:string-value="財團法人天主教若瑟社會福利基金會" calcext:value-type="string">
            <text:p>財團法人天主教若瑟社會福利基金會 </text:p>
          </table:table-cell>
          <table:table-cell table:style-name="ce34" office:value-type="string" calcext:value-type="string">
            <text:p>雲林縣政府社會處</text:p>
          </table:table-cell>
          <table:table-cell table:style-name="ce55" office:value-type="float" office:value="652" calcext:value-type="float">
            <text:p>652 </text:p>
          </table:table-cell>
          <table:table-cell table:style-name="ce66" office:value-type="string" calcext:value-type="string">
            <text:p>有</text:p>
          </table:table-cell>
          <table:table-cell table:style-name="ce32" office:value-type="string" office:string-value="財團法人天主教若瑟社會福利基金會" calcext:value-type="string">
            <text:p>財團法人天主教若瑟社會福利基金會 </text:p>
          </table:table-cell>
          <table:table-cell table:style-name="ce33"/>
          <table:table-cell table:style-name="ce32"/>
          <table:table-cell table:number-columns-repeated="1015"/>
        </table:table-row>
        <table:table-row table:style-name="ro5">
          <table:table-cell table:style-name="ce34" office:value-type="string" calcext:value-type="string">
            <text:p>勞資關係與福利-兒童少年福利-獎補助費-對國內團體之捐助</text:p>
          </table:table-cell>
          <table:table-cell table:style-name="ce34" office:value-type="string" calcext:value-type="string">
            <text:p>付財團法人台灣兒童暨家庭扶助基金會附設雲林縣私立家扶發展學園辦理西螺區早期療育第1季(1-3月)日間托育及療育服務費</text:p>
          </table:table-cell>
          <table:table-cell table:style-name="ce32" office:value-type="string" office:string-value="財團法人台灣兒童暨家庭扶助基金會附設雲林縣私立家扶發展學園" calcext:value-type="string">
            <text:p>財團法人台灣兒童暨家庭扶助基金會附設雲林縣私立家扶發展學園 </text:p>
          </table:table-cell>
          <table:table-cell table:style-name="ce34" office:value-type="string" calcext:value-type="string">
            <text:p>雲林縣政府社會處</text:p>
          </table:table-cell>
          <table:table-cell table:style-name="ce55" office:value-type="float" office:value="927" calcext:value-type="float">
            <text:p>927 </text:p>
          </table:table-cell>
          <table:table-cell table:style-name="ce66" office:value-type="string" calcext:value-type="string">
            <text:p>有</text:p>
          </table:table-cell>
          <table:table-cell table:style-name="ce32" office:value-type="string" office:string-value="財團法人台灣兒童暨家庭扶助基金會附設雲林縣私立家扶發展學園" calcext:value-type="string">
            <text:p>財團法人台灣兒童暨家庭扶助基金會附設雲林縣私立家扶發展學園 </text:p>
          </table:table-cell>
          <table:table-cell table:style-name="ce33"/>
          <table:table-cell table:style-name="ce32"/>
          <table:table-cell table:number-columns-repeated="1015"/>
        </table:table-row>
        <table:table-row table:style-name="ro5">
          <table:table-cell table:style-name="ce34" office:value-type="string" calcext:value-type="string">
            <text:p>勞資關係與福利-兒童少年福利-獎補助費-對國內團體之捐助</text:p>
          </table:table-cell>
          <table:table-cell table:style-name="ce34" office:value-type="string" calcext:value-type="string">
            <text:p>付台灣兒童暨家庭扶助基金會附設雲林縣私立家扶發展學園106年度第一季(1-3月)雲林縣兒童發展通報轉介暨個案管理中心第一季經費</text:p>
          </table:table-cell>
          <table:table-cell table:style-name="ce32" office:value-type="string" office:string-value="財團法人台灣兒童暨家庭扶助基金會附設雲林縣私立家扶發展學園" calcext:value-type="string">
            <text:p>財團法人台灣兒童暨家庭扶助基金會附設雲林縣私立家扶發展學園 </text:p>
          </table:table-cell>
          <table:table-cell table:style-name="ce34" office:value-type="string" calcext:value-type="string">
            <text:p>雲林縣政府社會處</text:p>
          </table:table-cell>
          <table:table-cell table:style-name="ce55" office:value-type="float" office:value="1436" calcext:value-type="float">
            <text:p>1,436 </text:p>
          </table:table-cell>
          <table:table-cell table:style-name="ce66" office:value-type="string" calcext:value-type="string">
            <text:p>有</text:p>
          </table:table-cell>
          <table:table-cell table:style-name="ce32" office:value-type="string" office:string-value="財團法人台灣兒童暨家庭扶助基金會附設雲林縣私立家扶發展學園" calcext:value-type="string">
            <text:p>財團法人台灣兒童暨家庭扶助基金會附設雲林縣私立家扶發展學園 </text:p>
          </table:table-cell>
          <table:table-cell table:style-name="ce33"/>
          <table:table-cell table:style-name="ce32"/>
          <table:table-cell table:number-columns-repeated="1015"/>
        </table:table-row>
        <table:table-row table:style-name="ro5">
          <table:table-cell table:style-name="ce34" office:value-type="string" calcext:value-type="string">
            <text:p>勞資關係與福利-兒童少年福利-獎補助費-對國內團體之捐助</text:p>
          </table:table-cell>
          <table:table-cell table:style-name="ce34" office:value-type="string" calcext:value-type="string">
            <text:p>付天主教若瑟社會福利基金會口湖區早期療育日間托育及療育服務1-3月份經費</text:p>
          </table:table-cell>
          <table:table-cell table:style-name="ce32" office:value-type="string" office:string-value="財團法人天主教若瑟社會福利基金會" calcext:value-type="string">
            <text:p>財團法人天主教若瑟社會福利基金會 </text:p>
          </table:table-cell>
          <table:table-cell table:style-name="ce34" office:value-type="string" calcext:value-type="string">
            <text:p>雲林縣政府社會處</text:p>
          </table:table-cell>
          <table:table-cell table:style-name="ce55" office:value-type="float" office:value="852" calcext:value-type="float">
            <text:p>852 </text:p>
          </table:table-cell>
          <table:table-cell table:style-name="ce66" office:value-type="string" calcext:value-type="string">
            <text:p>有</text:p>
          </table:table-cell>
          <table:table-cell table:style-name="ce32" office:value-type="string" office:string-value="財團法人天主教若瑟社會福利基金會" calcext:value-type="string">
            <text:p>財團法人天主教若瑟社會福利基金會 </text:p>
          </table:table-cell>
          <table:table-cell table:style-name="ce33"/>
          <table:table-cell table:style-name="ce32"/>
          <table:table-cell table:number-columns-repeated="1015"/>
        </table:table-row>
        <table:table-row table:style-name="ro5">
          <table:table-cell table:style-name="ce34" office:value-type="string" calcext:value-type="string">
            <text:p>勞資關係與福利-兒童少年福利-獎補助費-對國內團體之捐助</text:p>
          </table:table-cell>
          <table:table-cell table:style-name="ce34" office:value-type="string" calcext:value-type="string">
            <text:p>撥入雲林縣公益彩券盈餘分配款專戶106年1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5" office:value-type="float" office:value="499" calcext:value-type="float">
            <text:p>499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5">
          <table:table-cell table:style-name="ce34" office:value-type="string" calcext:value-type="string">
            <text:p>勞資關係與福利-兒童少年福利-獎補助費-對國內團體之捐助</text:p>
          </table:table-cell>
          <table:table-cell table:style-name="ce34" office:value-type="string" calcext:value-type="string">
            <text:p>撥入雲林縣公益彩券盈餘分配款專戶106年2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5" office:value-type="float" office:value="499" calcext:value-type="float">
            <text:p>499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5">
          <table:table-cell table:style-name="ce34" office:value-type="string" calcext:value-type="string">
            <text:p>勞資關係與福利-兒童少年福利-獎補助費-對國內團體之捐助</text:p>
          </table:table-cell>
          <table:table-cell table:style-name="ce34" office:value-type="string" calcext:value-type="string">
            <text:p>撥入雲林縣公益彩券盈餘分配款專戶106年3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5" office:value-type="float" office:value="500" calcext:value-type="float">
            <text:p>500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5">
          <table:table-cell table:style-name="ce34" office:value-type="string" calcext:value-type="string">
            <text:p>勞資關係與福利-兒童少年福利-獎補助費-對國內團體之捐助</text:p>
          </table:table-cell>
          <table:table-cell table:style-name="ce30" office:value-type="string" calcext:value-type="string">
            <text:p>付財團法人天主教若瑟社會福利基金會辦理106年第一季(1-3月)斗六區早期療育日間托育及療育服務費</text:p>
          </table:table-cell>
          <table:table-cell table:style-name="ce48" office:value-type="string" calcext:value-type="string">
            <text:p>財團法人天主教若瑟社會福利基金會</text:p>
          </table:table-cell>
          <table:table-cell table:style-name="ce34" office:value-type="string" calcext:value-type="string">
            <text:p>雲林縣政府社會處</text:p>
          </table:table-cell>
          <table:table-cell table:style-name="ce55" office:value-type="float" office:value="1472" calcext:value-type="float">
            <text:p>1,472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蔦松國中校友會105年11月長青食堂服務經費</text:p>
          </table:table-cell>
          <table:table-cell table:style-name="ce49" office:value-type="string" calcext:value-type="string">
            <text:p>雲林縣蔦松國中校友會</text:p>
          </table:table-cell>
          <table:table-cell table:style-name="ce34" office:value-type="string" calcext:value-type="string">
            <text:p>雲林縣政府社會處</text:p>
          </table:table-cell>
          <table:table-cell table:style-name="ce54" office:value-type="float" office:value="149" calcext:value-type="float">
            <text:p>149</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補助四湖鄉林厝寮永續發展協會105年7-11月長青食堂服務經費</text:p>
          </table:table-cell>
          <table:table-cell table:style-name="ce49" office:value-type="string" calcext:value-type="string">
            <text:p>四湖鄉林厝寮永續發展協會</text:p>
          </table:table-cell>
          <table:table-cell table:style-name="ce34" office:value-type="string" calcext:value-type="string">
            <text:p>雲林縣政府社會處</text:p>
          </table:table-cell>
          <table:table-cell table:style-name="ce54" office:value-type="float" office:value="280" calcext:value-type="float">
            <text:p>280</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補助雲林縣老人福利保護協會雲林縣歲末寒冬獨居老人圍爐活動經費</text:p>
          </table:table-cell>
          <table:table-cell table:style-name="ce49" office:value-type="string" calcext:value-type="string">
            <text:p>雲林縣老人福利保護協會</text:p>
          </table:table-cell>
          <table:table-cell table:style-name="ce34" office:value-type="string" calcext:value-type="string">
            <text:p>雲林縣政府社會處</text:p>
          </table:table-cell>
          <table:table-cell table:style-name="ce54" office:value-type="float" office:value="50" calcext:value-type="float">
            <text:p>50</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補助雲林縣虎尾鎮三塊厝產業文化協會105年7-12月長青食堂服務經費</text:p>
          </table:table-cell>
          <table:table-cell table:style-name="ce49" office:value-type="string" calcext:value-type="string">
            <text:p>雲林縣虎尾鎮三塊厝產業文化協會</text:p>
          </table:table-cell>
          <table:table-cell table:style-name="ce34" office:value-type="string" calcext:value-type="string">
            <text:p>雲林縣政府社會處</text:p>
          </table:table-cell>
          <table:table-cell table:style-name="ce54" office:value-type="float" office:value="275" calcext:value-type="float">
            <text:p>275</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墊付社團法人雲林縣蔦松國中校友會辦理1+B1405年度長青食堂服務計畫經費預撥款沖銷等</text:p>
          </table:table-cell>
          <table:table-cell table:style-name="ce49" office:value-type="string" calcext:value-type="string">
            <text:p>社團法人雲林縣蔦松國中校友會等長青單位</text:p>
          </table:table-cell>
          <table:table-cell table:style-name="ce34" office:value-type="string" calcext:value-type="string">
            <text:p>雲林縣政府社會處</text:p>
          </table:table-cell>
          <table:table-cell table:style-name="ce54" office:value-type="float" office:value="1532" calcext:value-type="float">
            <text:p>1,532</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補助雲林縣家園關懷協會辦理105年12月長青食堂服務經費</text:p>
          </table:table-cell>
          <table:table-cell table:style-name="ce49" office:value-type="string" calcext:value-type="string">
            <text:p>雲林縣家園關懷協會</text:p>
          </table:table-cell>
          <table:table-cell table:style-name="ce34" office:value-type="string" calcext:value-type="string">
            <text:p>雲林縣政府社會處</text:p>
          </table:table-cell>
          <table:table-cell table:style-name="ce54" office:value-type="float" office:value="47" calcext:value-type="float">
            <text:p>47</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補助雲林縣四湖鄉林厝寮永續發展協會105年12月長青食堂服務經費</text:p>
          </table:table-cell>
          <table:table-cell table:style-name="ce49" office:value-type="string" calcext:value-type="string">
            <text:p>雲林縣四湖鄉林厝寮永續發展協會</text:p>
          </table:table-cell>
          <table:table-cell table:style-name="ce34" office:value-type="string" calcext:value-type="string">
            <text:p>雲林縣政府社會處</text:p>
          </table:table-cell>
          <table:table-cell table:style-name="ce54" office:value-type="float" office:value="49" calcext:value-type="float">
            <text:p>49</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補助社團法人雲林縣蔦松國中校友會105年12月份長青食堂經費</text:p>
          </table:table-cell>
          <table:table-cell table:style-name="ce49" office:value-type="string" calcext:value-type="string">
            <text:p>雲林縣蔦松國中校友會</text:p>
          </table:table-cell>
          <table:table-cell table:style-name="ce34" office:value-type="string" calcext:value-type="string">
            <text:p>雲林縣政府社會處</text:p>
          </table:table-cell>
          <table:table-cell table:style-name="ce54" office:value-type="float" office:value="87" calcext:value-type="float">
            <text:p>87</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私立同仁仁愛之家106年度歲末關懷老人活動經費</text:p>
          </table:table-cell>
          <table:table-cell table:style-name="ce49" office:value-type="string" calcext:value-type="string">
            <text:p>雲林縣私立同仁仁愛之家</text:p>
          </table:table-cell>
          <table:table-cell table:style-name="ce34" office:value-type="string" calcext:value-type="string">
            <text:p>雲林縣政府社會處</text:p>
          </table:table-cell>
          <table:table-cell table:style-name="ce54" office:value-type="float" office:value="20" calcext:value-type="float">
            <text:p>20</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辦理「106年失智症日間照顧服務-2」1-3月照顧服務費</text:p>
          </table:table-cell>
          <table:table-cell table:style-name="ce49"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319" calcext:value-type="float">
            <text:p>319</text:p>
          </table:table-cell>
          <table:table-cell table:style-name="ce65" office:value-type="string" calcext:value-type="string">
            <text:p>有</text:p>
          </table:table-cell>
          <table:table-cell table:style-name="ce49" office:value-type="string" calcext:value-type="string">
            <text:p>社團法人雲林縣老人長期照護協會</text:p>
          </table:table-cell>
          <table:table-cell table:style-name="ce32" table:number-columns-repeated="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辦理「106年失智症日間照顧服務-2」1-3月照顧服務費(本府自籌5%)</text:p>
          </table:table-cell>
          <table:table-cell table:style-name="ce49"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17" calcext:value-type="float">
            <text:p>17</text:p>
          </table:table-cell>
          <table:table-cell table:style-name="ce65" office:value-type="string" calcext:value-type="string">
            <text:p>有</text:p>
          </table:table-cell>
          <table:table-cell table:style-name="ce49" office:value-type="string" calcext:value-type="string">
            <text:p>社團法人雲林縣老人長期照護協會</text:p>
          </table:table-cell>
          <table:table-cell table:style-name="ce32" table:number-columns-repeated="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辦理「106年日間照顧服務-斗南區1」1-3月照顧服務費</text:p>
          </table:table-cell>
          <table:table-cell table:style-name="ce49"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649" calcext:value-type="float">
            <text:p>649</text:p>
          </table:table-cell>
          <table:table-cell table:style-name="ce65" office:value-type="string" calcext:value-type="string">
            <text:p>有</text:p>
          </table:table-cell>
          <table:table-cell table:style-name="ce49" office:value-type="string" calcext:value-type="string">
            <text:p>社團法人雲林縣老人長期照護協會</text:p>
          </table:table-cell>
          <table:table-cell table:style-name="ce32" table:number-columns-repeated="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辦理「106年日間照顧服務-斗南區1」1-3月照顧服務費(本府自籌5%)</text:p>
          </table:table-cell>
          <table:table-cell table:style-name="ce49"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34" calcext:value-type="float">
            <text:p>34</text:p>
          </table:table-cell>
          <table:table-cell table:style-name="ce65" office:value-type="string" calcext:value-type="string">
            <text:p>有</text:p>
          </table:table-cell>
          <table:table-cell table:style-name="ce49" office:value-type="string" calcext:value-type="string">
            <text:p>社團法人雲林縣老人長期照護協會</text:p>
          </table:table-cell>
          <table:table-cell table:style-name="ce32" table:number-columns-repeated="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福利保護協會辦理「106年日間照顧服務-斗六區1」1-3月照顧服務費</text:p>
          </table:table-cell>
          <table:table-cell table:style-name="ce49" office:value-type="string" calcext:value-type="string">
            <text:p>雲林縣老人福利保護協會</text:p>
          </table:table-cell>
          <table:table-cell table:style-name="ce34" office:value-type="string" calcext:value-type="string">
            <text:p>雲林縣政府社會處</text:p>
          </table:table-cell>
          <table:table-cell table:style-name="ce54" office:value-type="float" office:value="460" calcext:value-type="float">
            <text:p>460</text:p>
          </table:table-cell>
          <table:table-cell table:style-name="ce65" office:value-type="string" calcext:value-type="string">
            <text:p>有</text:p>
          </table:table-cell>
          <table:table-cell table:style-name="ce49" office:value-type="string" calcext:value-type="string">
            <text:p>雲林縣老人福利保護協會</text:p>
          </table:table-cell>
          <table:table-cell table:style-name="ce32" table:number-columns-repeated="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保護協會辦理「106年日間照顧服務-斗六區1」1-3月照顧服務費(本府自籌5%)</text:p>
          </table:table-cell>
          <table:table-cell table:style-name="ce49" office:value-type="string" calcext:value-type="string">
            <text:p>雲林縣老人福利保護協會</text:p>
          </table:table-cell>
          <table:table-cell table:style-name="ce34" office:value-type="string" calcext:value-type="string">
            <text:p>雲林縣政府社會處</text:p>
          </table:table-cell>
          <table:table-cell table:style-name="ce54" office:value-type="float" office:value="24" calcext:value-type="float">
            <text:p>24</text:p>
          </table:table-cell>
          <table:table-cell table:style-name="ce65" office:value-type="string" calcext:value-type="string">
            <text:p>有</text:p>
          </table:table-cell>
          <table:table-cell table:style-name="ce49" office:value-type="string" calcext:value-type="string">
            <text:p>雲林縣老人福利保護協會</text:p>
          </table:table-cell>
          <table:table-cell table:style-name="ce32" table:number-columns-repeated="2"/>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老五老基金會辦理「106年日間照顧服務-斗六區2」1-3月照顧服務費</text:p>
          </table:table-cell>
          <table:table-cell table:style-name="ce49" office:value-type="string" calcext:value-type="string">
            <text:p>財團法人老五老基金</text:p>
          </table:table-cell>
          <table:table-cell table:style-name="ce34" office:value-type="string" calcext:value-type="string">
            <text:p>雲林縣政府社會處</text:p>
          </table:table-cell>
          <table:table-cell table:style-name="ce54" office:value-type="float" office:value="273" calcext:value-type="float">
            <text:p>273</text:p>
          </table:table-cell>
          <table:table-cell table:style-name="ce65" office:value-type="string" calcext:value-type="string">
            <text:p>有</text:p>
          </table:table-cell>
          <table:table-cell table:style-name="ce49" office:value-type="string" calcext:value-type="string">
            <text:p>財團法人老五老基金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老五老基金會辦理「106年日間照顧服務-斗六區2」1-3月照顧服務費(本府自籌5%)</text:p>
          </table:table-cell>
          <table:table-cell table:style-name="ce49" office:value-type="string" calcext:value-type="string">
            <text:p>財團法人老五老基金</text:p>
          </table:table-cell>
          <table:table-cell table:style-name="ce34" office:value-type="string" calcext:value-type="string">
            <text:p>雲林縣政府社會處</text:p>
          </table:table-cell>
          <table:table-cell table:style-name="ce54" office:value-type="float" office:value="14" calcext:value-type="float">
            <text:p>14</text:p>
          </table:table-cell>
          <table:table-cell table:style-name="ce65" office:value-type="string" calcext:value-type="string">
            <text:p>有</text:p>
          </table:table-cell>
          <table:table-cell table:style-name="ce49" office:value-type="string" calcext:value-type="string">
            <text:p>財團法人老五老基金</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復健青年協進會辦理「106年日間照顧服務-北港區1」1-3月照顧服務費</text:p>
          </table:table-cell>
          <table:table-cell table:style-name="ce49" office:value-type="string" calcext:value-type="string">
            <text:p>林縣復健青年協進會</text:p>
          </table:table-cell>
          <table:table-cell table:style-name="ce34" office:value-type="string" calcext:value-type="string">
            <text:p>雲林縣政府社會處</text:p>
          </table:table-cell>
          <table:table-cell table:style-name="ce54" office:value-type="float" office:value="515" calcext:value-type="float">
            <text:p>515</text:p>
          </table:table-cell>
          <table:table-cell table:style-name="ce65" office:value-type="string" calcext:value-type="string">
            <text:p>有</text:p>
          </table:table-cell>
          <table:table-cell table:style-name="ce49" office:value-type="string" calcext:value-type="string">
            <text:p>林縣復健青年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復健青年協進會辦理「106年日間照顧服務-北港區1」1-3月照顧服務費(本府自籌5%)</text:p>
          </table:table-cell>
          <table:table-cell table:style-name="ce49" office:value-type="string" calcext:value-type="string">
            <text:p>林縣復健青年協進會</text:p>
          </table:table-cell>
          <table:table-cell table:style-name="ce34" office:value-type="string" calcext:value-type="string">
            <text:p>雲林縣政府社會處</text:p>
          </table:table-cell>
          <table:table-cell table:style-name="ce54" office:value-type="float" office:value="27" calcext:value-type="float">
            <text:p>27</text:p>
          </table:table-cell>
          <table:table-cell table:style-name="ce65" office:value-type="string" calcext:value-type="string">
            <text:p>有</text:p>
          </table:table-cell>
          <table:table-cell table:style-name="ce49" office:value-type="string" calcext:value-type="string">
            <text:p>林縣復健青年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長期照護協會中低收入身心障礙者居家服務斗南區1-3月經費</text:p>
          </table:table-cell>
          <table:table-cell table:style-name="ce49" office:value-type="string" calcext:value-type="string">
            <text:p>雲林縣老人長期照護協會</text:p>
          </table:table-cell>
          <table:table-cell table:style-name="ce34" office:value-type="string" calcext:value-type="string">
            <text:p>雲林縣政府社會處</text:p>
          </table:table-cell>
          <table:table-cell table:style-name="ce54" office:value-type="float" office:value="115" calcext:value-type="float">
            <text:p>115</text:p>
          </table:table-cell>
          <table:table-cell table:style-name="ce65" office:value-type="string" calcext:value-type="string">
            <text:p>有</text:p>
          </table:table-cell>
          <table:table-cell table:style-name="ce49" office:value-type="string" calcext:value-type="string">
            <text:p>雲林縣老人長期照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中華民國紅十字會台灣省雲林縣支會雲林縣中低收入身心障礙者居家服務台西區1-3月經費</text:p>
          </table:table-cell>
          <table:table-cell table:style-name="ce49" office:value-type="string" calcext:value-type="string">
            <text:p>中華民國紅十字會台灣省雲林縣支會</text:p>
          </table:table-cell>
          <table:table-cell table:style-name="ce34" office:value-type="string" calcext:value-type="string">
            <text:p>雲林縣政府社會處</text:p>
          </table:table-cell>
          <table:table-cell table:style-name="ce54" office:value-type="float" office:value="172" calcext:value-type="float">
            <text:p>172</text:p>
          </table:table-cell>
          <table:table-cell table:style-name="ce65" office:value-type="string" calcext:value-type="string">
            <text:p>有</text:p>
          </table:table-cell>
          <table:table-cell table:style-name="ce49" office:value-type="string" calcext:value-type="string">
            <text:p>中華民國紅十字會台灣省雲林縣支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福利保護協會中低收入身心障礙者居家服務虎尾區1-3月經費</text:p>
          </table:table-cell>
          <table:table-cell table:style-name="ce49" office:value-type="string" calcext:value-type="string">
            <text:p>雲林縣老人福利保護協會</text:p>
          </table:table-cell>
          <table:table-cell table:style-name="ce34" office:value-type="string" calcext:value-type="string">
            <text:p>雲林縣政府社會處</text:p>
          </table:table-cell>
          <table:table-cell table:style-name="ce54" office:value-type="float" office:value="172" calcext:value-type="float">
            <text:p>172</text:p>
          </table:table-cell>
          <table:table-cell table:style-name="ce65" office:value-type="string" calcext:value-type="string">
            <text:p>有</text:p>
          </table:table-cell>
          <table:table-cell table:style-name="ce49" office:value-type="string" calcext:value-type="string">
            <text:p>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福利保護協會中低收入身心障礙者居家服務斗六區1-3月經費</text:p>
          </table:table-cell>
          <table:table-cell table:style-name="ce49" office:value-type="string" calcext:value-type="string">
            <text:p>雲林縣老人福利保護協會</text:p>
          </table:table-cell>
          <table:table-cell table:style-name="ce34" office:value-type="string" calcext:value-type="string">
            <text:p>雲林縣政府社會處</text:p>
          </table:table-cell>
          <table:table-cell table:style-name="ce54" office:value-type="float" office:value="191" calcext:value-type="float">
            <text:p>191</text:p>
          </table:table-cell>
          <table:table-cell table:style-name="ce65" office:value-type="string" calcext:value-type="string">
            <text:p>有</text:p>
          </table:table-cell>
          <table:table-cell table:style-name="ce49" office:value-type="string" calcext:value-type="string">
            <text:p>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口湖鄉老人福利協進會辦理雲林縣106年度家庭托顧服務海線1-3月照顧服務費</text:p>
          </table:table-cell>
          <table:table-cell table:style-name="ce49" office:value-type="string" calcext:value-type="string">
            <text:p>口湖鄉老人福利協進會</text:p>
          </table:table-cell>
          <table:table-cell table:style-name="ce34" office:value-type="string" calcext:value-type="string">
            <text:p>雲林縣政府社會處</text:p>
          </table:table-cell>
          <table:table-cell table:style-name="ce54" office:value-type="float" office:value="606" calcext:value-type="float">
            <text:p>606</text:p>
          </table:table-cell>
          <table:table-cell table:style-name="ce65" office:value-type="string" calcext:value-type="string">
            <text:p>有</text:p>
          </table:table-cell>
          <table:table-cell table:style-name="ce49" office:value-type="string" calcext:value-type="string">
            <text:p>口湖鄉老人福利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口湖鄉老人福利協進會辦理雲林縣106年度家庭托顧服務海線1-3月照顧服務費</text:p>
          </table:table-cell>
          <table:table-cell table:style-name="ce49" office:value-type="string" calcext:value-type="string">
            <text:p>口湖鄉老人福利協進會</text:p>
          </table:table-cell>
          <table:table-cell table:style-name="ce34" office:value-type="string" calcext:value-type="string">
            <text:p>雲林縣政府社會處</text:p>
          </table:table-cell>
          <table:table-cell table:style-name="ce54" office:value-type="float" office:value="32" calcext:value-type="float">
            <text:p>32</text:p>
          </table:table-cell>
          <table:table-cell table:style-name="ce65" office:value-type="string" calcext:value-type="string">
            <text:p>有</text:p>
          </table:table-cell>
          <table:table-cell table:style-name="ce49" office:value-type="string" calcext:value-type="string">
            <text:p>口湖鄉老人福利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復健青年協進會中低收入身心障礙者居家服務(北港區1)1-3月經費</text:p>
          </table:table-cell>
          <table:table-cell table:style-name="ce49" office:value-type="string" calcext:value-type="string">
            <text:p>林縣復健青年協進會</text:p>
          </table:table-cell>
          <table:table-cell table:style-name="ce34" office:value-type="string" calcext:value-type="string">
            <text:p>雲林縣政府社會處</text:p>
          </table:table-cell>
          <table:table-cell table:style-name="ce54" office:value-type="float" office:value="144" calcext:value-type="float">
            <text:p>144</text:p>
          </table:table-cell>
          <table:table-cell table:style-name="ce65" office:value-type="string" calcext:value-type="string">
            <text:p>有</text:p>
          </table:table-cell>
          <table:table-cell table:style-name="ce49" office:value-type="string" calcext:value-type="string">
            <text:p>林縣復健青年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伊甸社會福利基金會辦理「106年日間照顧服務-西螺區1」1-3月照顧服務費</text:p>
          </table:table-cell>
          <table:table-cell table:style-name="ce49" office:value-type="string" calcext:value-type="string">
            <text:p>伊甸社會福利基金會</text:p>
          </table:table-cell>
          <table:table-cell table:style-name="ce34" office:value-type="string" calcext:value-type="string">
            <text:p>雲林縣政府社會處</text:p>
          </table:table-cell>
          <table:table-cell table:style-name="ce54" office:value-type="float" office:value="384" calcext:value-type="float">
            <text:p>384</text:p>
          </table:table-cell>
          <table:table-cell table:style-name="ce65" office:value-type="string" calcext:value-type="string">
            <text:p>有</text:p>
          </table:table-cell>
          <table:table-cell table:style-name="ce49" office:value-type="string" calcext:value-type="string">
            <text:p>伊甸社會福利基金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伊甸社會福利基金會辦理「106年日間照顧服務-西螺區1」1-3月照顧服務費(本府自籌5%)</text:p>
          </table:table-cell>
          <table:table-cell table:style-name="ce49" office:value-type="string" calcext:value-type="string">
            <text:p>伊甸社會福利基金會</text:p>
          </table:table-cell>
          <table:table-cell table:style-name="ce34" office:value-type="string" calcext:value-type="string">
            <text:p>雲林縣政府社會處</text:p>
          </table:table-cell>
          <table:table-cell table:style-name="ce54" office:value-type="float" office:value="20" calcext:value-type="float">
            <text:p>20</text:p>
          </table:table-cell>
          <table:table-cell table:style-name="ce65" office:value-type="string" calcext:value-type="string">
            <text:p>有</text:p>
          </table:table-cell>
          <table:table-cell table:style-name="ce49" office:value-type="string" calcext:value-type="string">
            <text:p>伊甸社會福利基金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紅十字會台灣省雲林縣支會辦理「106年日間照顧服務-台西區2」1-3月照顧服務費</text:p>
          </table:table-cell>
          <table:table-cell table:style-name="ce49" office:value-type="string" calcext:value-type="string">
            <text:p>中華民國紅十字會台灣省雲林縣支會</text:p>
          </table:table-cell>
          <table:table-cell table:style-name="ce34" office:value-type="string" calcext:value-type="string">
            <text:p>雲林縣政府社會處</text:p>
          </table:table-cell>
          <table:table-cell table:style-name="ce54" office:value-type="float" office:value="143" calcext:value-type="float">
            <text:p>143</text:p>
          </table:table-cell>
          <table:table-cell table:style-name="ce65" office:value-type="string" calcext:value-type="string">
            <text:p>有</text:p>
          </table:table-cell>
          <table:table-cell table:style-name="ce49" office:value-type="string" calcext:value-type="string">
            <text:p>中華民國紅十字會台灣省雲林縣支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紅十字會台灣省雲林縣支會辦理「106年日間照顧服務-台西區2」1-3月照顧服務費(本府自籌5%)</text:p>
          </table:table-cell>
          <table:table-cell table:style-name="ce49" office:value-type="string" calcext:value-type="string">
            <text:p>中華民國紅十字會台灣省雲林縣支會</text:p>
          </table:table-cell>
          <table:table-cell table:style-name="ce34" office:value-type="string" calcext:value-type="string">
            <text:p>雲林縣政府社會處</text:p>
          </table:table-cell>
          <table:table-cell table:style-name="ce54" office:value-type="float" office:value="8" calcext:value-type="float">
            <text:p>8</text:p>
          </table:table-cell>
          <table:table-cell table:style-name="ce65" office:value-type="string" calcext:value-type="string">
            <text:p>有</text:p>
          </table:table-cell>
          <table:table-cell table:style-name="ce49" office:value-type="string" calcext:value-type="string">
            <text:p>中華民國紅十字會台灣省雲林縣支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辦理106年度居家服務及老人營養餐飲服務計畫斗南區居家服務1-2月份經費</text:p>
          </table:table-cell>
          <table:table-cell table:style-name="ce49"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3022" calcext:value-type="float">
            <text:p>3,022</text:p>
          </table:table-cell>
          <table:table-cell table:style-name="ce65" office:value-type="string" calcext:value-type="string">
            <text:p>有</text:p>
          </table:table-cell>
          <table:table-cell table:style-name="ce49" office:value-type="string" calcext:value-type="string">
            <text:p>社團法人雲林縣老人長期照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辦理106年度居家服務及老人營養餐飲服務計畫斗南區居家服務1-2月份經費</text:p>
          </table:table-cell>
          <table:table-cell table:style-name="ce49"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159" calcext:value-type="float">
            <text:p>159</text:p>
          </table:table-cell>
          <table:table-cell table:style-name="ce65" office:value-type="string" calcext:value-type="string">
            <text:p>有</text:p>
          </table:table-cell>
          <table:table-cell table:style-name="ce49" office:value-type="string" calcext:value-type="string">
            <text:p>社團法人雲林縣老人長期照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福利保護協會辦理雲林縣106年度家庭托顧服務山線1-3月照顧服務費</text:p>
          </table:table-cell>
          <table:table-cell table:style-name="ce49" office:value-type="string" calcext:value-type="string">
            <text:p>雲林縣老人福利保護協會</text:p>
          </table:table-cell>
          <table:table-cell table:style-name="ce34" office:value-type="string" calcext:value-type="string">
            <text:p>雲林縣政府社會處</text:p>
          </table:table-cell>
          <table:table-cell table:style-name="ce54" office:value-type="float" office:value="367" calcext:value-type="float">
            <text:p>367</text:p>
          </table:table-cell>
          <table:table-cell table:style-name="ce65" office:value-type="string" calcext:value-type="string">
            <text:p>有</text:p>
          </table:table-cell>
          <table:table-cell table:style-name="ce49" office:value-type="string" calcext:value-type="string">
            <text:p>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福利保護協會辦理雲林縣106年度家庭托顧服務山線1-3月照顧服務費</text:p>
          </table:table-cell>
          <table:table-cell table:style-name="ce49" office:value-type="string" calcext:value-type="string">
            <text:p>雲林縣老人福利保護協會</text:p>
          </table:table-cell>
          <table:table-cell table:style-name="ce34" office:value-type="string" calcext:value-type="string">
            <text:p>雲林縣政府社會處</text:p>
          </table:table-cell>
          <table:table-cell table:style-name="ce54" office:value-type="float" office:value="19" calcext:value-type="float">
            <text:p>19</text:p>
          </table:table-cell>
          <table:table-cell table:style-name="ce65" office:value-type="string" calcext:value-type="string">
            <text:p>有</text:p>
          </table:table-cell>
          <table:table-cell table:style-name="ce49" office:value-type="string" calcext:value-type="string">
            <text:p>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老五老基金會中低收入身心障礙者居家服務(西螺區1)1-3月經費</text:p>
          </table:table-cell>
          <table:table-cell table:style-name="ce49" office:value-type="string" calcext:value-type="string">
            <text:p>財團法人老五老基金</text:p>
          </table:table-cell>
          <table:table-cell table:style-name="ce34" office:value-type="string" calcext:value-type="string">
            <text:p>雲林縣政府社會處</text:p>
          </table:table-cell>
          <table:table-cell table:style-name="ce54" office:value-type="float" office:value="79" calcext:value-type="float">
            <text:p>79</text:p>
          </table:table-cell>
          <table:table-cell table:style-name="ce65" office:value-type="string" calcext:value-type="string">
            <text:p>有</text:p>
          </table:table-cell>
          <table:table-cell table:style-name="ce49" office:value-type="string" calcext:value-type="string">
            <text:p>財團法人老五老基金</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撥付中華民國紅十字會台灣省雲林縣支會雲林縣106年度居家服務及老人營養餐飲服務計畫-雲林縣長期照顧整合第二期計畫-居家服務（台西區）(編號106DI701p)106年1-2月經費</text:p>
          </table:table-cell>
          <table:table-cell table:style-name="ce49" office:value-type="string" calcext:value-type="string">
            <text:p>中華民國紅十字會台灣省雲林縣支會</text:p>
          </table:table-cell>
          <table:table-cell table:style-name="ce34" office:value-type="string" calcext:value-type="string">
            <text:p>雲林縣政府社會處</text:p>
          </table:table-cell>
          <table:table-cell table:style-name="ce54" office:value-type="float" office:value="2307" calcext:value-type="float">
            <text:p>2,307</text:p>
          </table:table-cell>
          <table:table-cell table:style-name="ce65" office:value-type="string" calcext:value-type="string">
            <text:p>有</text:p>
          </table:table-cell>
          <table:table-cell table:style-name="ce49" office:value-type="string" calcext:value-type="string">
            <text:p>中華民國紅十字會台灣省雲林縣支會</text:p>
          </table:table-cell>
          <table:table-cell table:style-name="ce32"/>
          <table:table-cell table:style-name="ce30"/>
          <table:table-cell table:number-columns-repeated="1015"/>
        </table:table-row>
        <table:table-row table:style-name="ro5">
          <table:table-cell table:style-name="ce35" office:value-type="string" calcext:value-type="string">
            <text:p>勞資關係福利-老人福利-獎補助費-對國內團體之補助</text:p>
          </table:table-cell>
          <table:table-cell table:style-name="ce30" office:value-type="string" calcext:value-type="string">
            <text:p>付中華民國紅十字會台灣省雲林縣支會雲林縣106年度居家服務及老人營養餐飲服務計畫-雲林縣長期照顧整合第二期計畫-居家服務經費</text:p>
          </table:table-cell>
          <table:table-cell table:style-name="ce49" office:value-type="string" calcext:value-type="string">
            <text:p>中華民國紅十字會台灣省雲林縣支會</text:p>
          </table:table-cell>
          <table:table-cell table:style-name="ce34" office:value-type="string" calcext:value-type="string">
            <text:p>雲林縣政府社會處</text:p>
          </table:table-cell>
          <table:table-cell table:style-name="ce54" office:value-type="float" office:value="121" calcext:value-type="float">
            <text:p>121</text:p>
          </table:table-cell>
          <table:table-cell table:style-name="ce65" office:value-type="string" calcext:value-type="string">
            <text:p>有</text:p>
          </table:table-cell>
          <table:table-cell table:style-name="ce49" office:value-type="string" calcext:value-type="string">
            <text:p>中華民國紅十字會台灣省雲林縣支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家園關懷協會106年日間照顧服務計畫(北港區3)1-3月照顧服務費</text:p>
          </table:table-cell>
          <table:table-cell table:style-name="ce49" office:value-type="string" calcext:value-type="string">
            <text:p>雲林縣家園關懷協會</text:p>
          </table:table-cell>
          <table:table-cell table:style-name="ce34" office:value-type="string" calcext:value-type="string">
            <text:p>雲林縣政府社會處</text:p>
          </table:table-cell>
          <table:table-cell table:style-name="ce54" office:value-type="float" office:value="764" calcext:value-type="float">
            <text:p>764</text:p>
          </table:table-cell>
          <table:table-cell table:style-name="ce65" office:value-type="string" calcext:value-type="string">
            <text:p>有</text:p>
          </table:table-cell>
          <table:table-cell table:style-name="ce49" office:value-type="string" calcext:value-type="string">
            <text:p>雲林縣家園關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家園關懷協會106年日間照顧服務計畫(北港區3)1-3月照顧服務費(本府自籌5%)</text:p>
          </table:table-cell>
          <table:table-cell table:style-name="ce49" office:value-type="string" calcext:value-type="string">
            <text:p>雲林縣家園關懷協會</text:p>
          </table:table-cell>
          <table:table-cell table:style-name="ce34" office:value-type="string" calcext:value-type="string">
            <text:p>雲林縣政府社會處</text:p>
          </table:table-cell>
          <table:table-cell table:style-name="ce54" office:value-type="float" office:value="40" calcext:value-type="float">
            <text:p>40</text:p>
          </table:table-cell>
          <table:table-cell table:style-name="ce65" office:value-type="string" calcext:value-type="string">
            <text:p>有</text:p>
          </table:table-cell>
          <table:table-cell table:style-name="ce49" office:value-type="string" calcext:value-type="string">
            <text:p>雲林縣家園關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口湖鄉老人福利協進會106年日間照顧服務(北港區2)1-3月照顧服務費</text:p>
          </table:table-cell>
          <table:table-cell table:style-name="ce49" office:value-type="string" calcext:value-type="string">
            <text:p>口湖鄉老人福利協進會</text:p>
          </table:table-cell>
          <table:table-cell table:style-name="ce34" office:value-type="string" calcext:value-type="string">
            <text:p>雲林縣政府社會處</text:p>
          </table:table-cell>
          <table:table-cell table:style-name="ce54" office:value-type="float" office:value="552" calcext:value-type="float">
            <text:p>552</text:p>
          </table:table-cell>
          <table:table-cell table:style-name="ce65" office:value-type="string" calcext:value-type="string">
            <text:p>有</text:p>
          </table:table-cell>
          <table:table-cell table:style-name="ce49" office:value-type="string" calcext:value-type="string">
            <text:p>口湖鄉老人福利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口湖鄉老人福利協進會106年日間照顧服務(北港區2)1-3月照顧服務費(本府自籌5%)</text:p>
          </table:table-cell>
          <table:table-cell table:style-name="ce49" office:value-type="string" calcext:value-type="string">
            <text:p>口湖鄉老人福利協進會</text:p>
          </table:table-cell>
          <table:table-cell table:style-name="ce34" office:value-type="string" calcext:value-type="string">
            <text:p>雲林縣政府社會處</text:p>
          </table:table-cell>
          <table:table-cell table:style-name="ce54" office:value-type="float" office:value="29" calcext:value-type="float">
            <text:p>29</text:p>
          </table:table-cell>
          <table:table-cell table:style-name="ce65" office:value-type="string" calcext:value-type="string">
            <text:p>有</text:p>
          </table:table-cell>
          <table:table-cell table:style-name="ce49" office:value-type="string" calcext:value-type="string">
            <text:p>口湖鄉老人福利協進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雲林縣復健青年協進會雲林縣106年度居家服務及老人營養餐飲服務計畫-雲林縣長期照顧整合第二期計畫-居家服務（北港區1）(編號106DI701p)1-2月經費</text:p>
          </table:table-cell>
          <table:table-cell table:style-name="ce49" office:value-type="string" calcext:value-type="string">
            <text:p>雲林縣復健青年協進會</text:p>
          </table:table-cell>
          <table:table-cell table:style-name="ce34" office:value-type="string" calcext:value-type="string">
            <text:p>雲林縣政府社會處</text:p>
          </table:table-cell>
          <table:table-cell table:style-name="ce54" office:value-type="float" office:value="1971" calcext:value-type="float">
            <text:p>1,971</text:p>
          </table:table-cell>
          <table:table-cell table:style-name="ce65" office:value-type="string" calcext:value-type="string">
            <text:p>有</text:p>
          </table:table-cell>
          <table:table-cell table:style-name="ce49" office:value-type="string" calcext:value-type="string">
            <text:p>雲林縣復健青年協進會</text:p>
          </table:table-cell>
          <table:table-cell table:style-name="ce32"/>
          <table:table-cell table:style-name="ce30"/>
          <table:table-cell table:number-columns-repeated="1015"/>
        </table:table-row>
        <table:table-row table:style-name="ro5">
          <table:table-cell table:style-name="ce35" office:value-type="string" calcext:value-type="string">
            <text:p>勞資關係福利-老人福利-獎補助費-對國內團體之補助</text:p>
          </table:table-cell>
          <table:table-cell table:style-name="ce30" office:value-type="string" calcext:value-type="string">
            <text:p>付雲林縣復健青年協進會106年度居家服務及老人營養餐飲服務計畫-雲林縣長期照顧整合第二期計畫-居家服務（北港區1）(編號106DI701p)1-2月經費</text:p>
          </table:table-cell>
          <table:table-cell table:style-name="ce49" office:value-type="string" calcext:value-type="string">
            <text:p>雲林縣復健青年協進會</text:p>
          </table:table-cell>
          <table:table-cell table:style-name="ce34" office:value-type="string" calcext:value-type="string">
            <text:p>雲林縣政府社會處</text:p>
          </table:table-cell>
          <table:table-cell table:style-name="ce54" office:value-type="float" office:value="104" calcext:value-type="float">
            <text:p>104</text:p>
          </table:table-cell>
          <table:table-cell table:style-name="ce65" office:value-type="string" calcext:value-type="string">
            <text:p>有</text:p>
          </table:table-cell>
          <table:table-cell table:style-name="ce49" office:value-type="string" calcext:value-type="string">
            <text:p>雲林縣復健青年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聖心社會關懷協會辦理106年1-3月日間照顧服務-斗南區2照顧服務費</text:p>
          </table:table-cell>
          <table:table-cell table:style-name="ce49" office:value-type="string" calcext:value-type="string">
            <text:p>聖心社會關懷協會</text:p>
          </table:table-cell>
          <table:table-cell table:style-name="ce34" office:value-type="string" calcext:value-type="string">
            <text:p>雲林縣政府社會處</text:p>
          </table:table-cell>
          <table:table-cell table:style-name="ce54" office:value-type="float" office:value="443" calcext:value-type="float">
            <text:p>443</text:p>
          </table:table-cell>
          <table:table-cell table:style-name="ce65" office:value-type="string" calcext:value-type="string">
            <text:p>有</text:p>
          </table:table-cell>
          <table:table-cell table:style-name="ce49" office:value-type="string" calcext:value-type="string">
            <text:p>聖心社會關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家署補助聖心社會關懷協會辦理「106年日間照顧服務-斗南區2」1-3月照顧服務費(本府自籌5%)</text:p>
          </table:table-cell>
          <table:table-cell table:style-name="ce49" office:value-type="string" calcext:value-type="string">
            <text:p>聖心社會關懷協會</text:p>
          </table:table-cell>
          <table:table-cell table:style-name="ce34" office:value-type="string" calcext:value-type="string">
            <text:p>雲林縣政府社會處</text:p>
          </table:table-cell>
          <table:table-cell table:style-name="ce54" office:value-type="float" office:value="23" calcext:value-type="float">
            <text:p>23</text:p>
          </table:table-cell>
          <table:table-cell table:style-name="ce65" office:value-type="string" calcext:value-type="string">
            <text:p>有</text:p>
          </table:table-cell>
          <table:table-cell table:style-name="ce49" office:value-type="string" calcext:value-type="string">
            <text:p>聖心社會關懷協會</text:p>
          </table:table-cell>
          <table:table-cell table:style-name="ce32"/>
          <table:table-cell table:style-name="ce30"/>
          <table:table-cell table:number-columns-repeated="1015"/>
        </table:table-row>
        <table:table-row table:style-name="ro5">
          <table:table-cell table:style-name="ce35" office:value-type="string" calcext:value-type="string">
            <text:p>勞資關係福利-老人福利-獎補助費-對國內團體之補助</text:p>
          </table:table-cell>
          <table:table-cell table:style-name="ce30" office:value-type="string" calcext:value-type="string">
            <text:p>付財團法人老五老基金會辦理106年1-3月「居家服務及老人營養餐飲服務-西螺區1」之中低收入獨居老人營養餐飲服務經費</text:p>
          </table:table-cell>
          <table:table-cell table:style-name="ce49" office:value-type="string" calcext:value-type="string">
            <text:p>財團法人老五老基金</text:p>
          </table:table-cell>
          <table:table-cell table:style-name="ce34" office:value-type="string" calcext:value-type="string">
            <text:p>雲林縣政府社會處</text:p>
          </table:table-cell>
          <table:table-cell table:style-name="ce54" office:value-type="float" office:value="103" calcext:value-type="float">
            <text:p>103</text:p>
          </table:table-cell>
          <table:table-cell table:style-name="ce65" office:value-type="string" calcext:value-type="string">
            <text:p>有</text:p>
          </table:table-cell>
          <table:table-cell table:style-name="ce49" office:value-type="string" calcext:value-type="string">
            <text:p>財團法人老五老基金</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聖心社會關懷協會辦理「106年日間照顧服務-虎尾區1」1-3月照顧服務費</text:p>
          </table:table-cell>
          <table:table-cell table:style-name="ce49" office:value-type="string" calcext:value-type="string">
            <text:p>聖心社會關懷協會</text:p>
          </table:table-cell>
          <table:table-cell table:style-name="ce34" office:value-type="string" calcext:value-type="string">
            <text:p>雲林縣政府社會處</text:p>
          </table:table-cell>
          <table:table-cell table:style-name="ce54" office:value-type="float" office:value="551" calcext:value-type="float">
            <text:p>551</text:p>
          </table:table-cell>
          <table:table-cell table:style-name="ce65" office:value-type="string" calcext:value-type="string">
            <text:p>有</text:p>
          </table:table-cell>
          <table:table-cell table:style-name="ce49" office:value-type="string" calcext:value-type="string">
            <text:p>聖心社會關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家署補助聖心社會關懷協會辦理「106年日間照顧服務-虎尾區1」1-3月照顧服務費(本府自籌5%)</text:p>
          </table:table-cell>
          <table:table-cell table:style-name="ce49" office:value-type="string" calcext:value-type="string">
            <text:p>聖心社會關懷協會</text:p>
          </table:table-cell>
          <table:table-cell table:style-name="ce34" office:value-type="string" calcext:value-type="string">
            <text:p>雲林縣政府社會處</text:p>
          </table:table-cell>
          <table:table-cell table:style-name="ce54" office:value-type="float" office:value="29" calcext:value-type="float">
            <text:p>29</text:p>
          </table:table-cell>
          <table:table-cell table:style-name="ce65" office:value-type="string" calcext:value-type="string">
            <text:p>有</text:p>
          </table:table-cell>
          <table:table-cell table:style-name="ce49" office:value-type="string" calcext:value-type="string">
            <text:p>聖心社會關懷協會</text:p>
          </table:table-cell>
          <table:table-cell table:style-name="ce32"/>
          <table:table-cell table:style-name="ce30"/>
          <table:table-cell table:number-columns-repeated="1015"/>
        </table:table-row>
        <table:table-row table:style-name="ro5">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福利保護協會辦理106年1-3月居家服務及老人營養餐飲服務計畫─虎尾區之獨居老人營養餐飲服務經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317" calcext:value-type="float">
            <text:p>317</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成大醫院斗六分院辦理「106年失智症日間照顧服務-1」1-3月照顧服務費</text:p>
          </table:table-cell>
          <table:table-cell table:style-name="ce49" office:value-type="string" calcext:value-type="string">
            <text:p>國立成功大學醫學院附設斗六分院</text:p>
          </table:table-cell>
          <table:table-cell table:style-name="ce34" office:value-type="string" calcext:value-type="string">
            <text:p>雲林縣政府社會處</text:p>
          </table:table-cell>
          <table:table-cell table:style-name="ce54" office:value-type="float" office:value="477" calcext:value-type="float">
            <text:p>477</text:p>
          </table:table-cell>
          <table:table-cell table:style-name="ce65" office:value-type="string" calcext:value-type="string">
            <text:p>有</text:p>
          </table:table-cell>
          <table:table-cell table:style-name="ce49" office:value-type="string" calcext:value-type="string">
            <text:p>國立成功大學醫學院附設斗六分院</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國立成功大學醫學院附設斗六分院辦理「106年失智症日間照顧服務-1」1-3月照顧服務費(本府自籌5%)</text:p>
          </table:table-cell>
          <table:table-cell table:style-name="ce49" office:value-type="string" calcext:value-type="string">
            <text:p>國立成功大學醫學院附設斗六分院</text:p>
          </table:table-cell>
          <table:table-cell table:style-name="ce34" office:value-type="string" calcext:value-type="string">
            <text:p>雲林縣政府社會處</text:p>
          </table:table-cell>
          <table:table-cell table:style-name="ce54" office:value-type="float" office:value="25" calcext:value-type="float">
            <text:p>25</text:p>
          </table:table-cell>
          <table:table-cell table:style-name="ce65" office:value-type="string" calcext:value-type="string">
            <text:p>有</text:p>
          </table:table-cell>
          <table:table-cell table:style-name="ce49" office:value-type="string" calcext:value-type="string">
            <text:p>國立成功大學醫學院附設斗六分院</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老人福利保護協會辦理「106年日間照顧服務-虎尾區2」1-3月照顧服務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512" calcext:value-type="float">
            <text:p>512</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老人保護協會辦理「106年日間照顧服務-虎尾區2」1-3月照顧服務費(本府自籌5%)</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27" calcext:value-type="float">
            <text:p>27</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晴身心關懷協會辦理本縣106年度中低收入老人特別照顧津貼請領個案督導服務計畫3月經費</text:p>
          </table:table-cell>
          <table:table-cell table:style-name="ce49" office:value-type="string" calcext:value-type="string">
            <text:p>雲晴身心關懷協會</text:p>
          </table:table-cell>
          <table:table-cell table:style-name="ce34" office:value-type="string" calcext:value-type="string">
            <text:p>雲林縣政府社會處</text:p>
          </table:table-cell>
          <table:table-cell table:style-name="ce54" office:value-type="float" office:value="6" calcext:value-type="float">
            <text:p>6</text:p>
          </table:table-cell>
          <table:table-cell table:style-name="ce65" office:value-type="string" calcext:value-type="string">
            <text:p>有</text:p>
          </table:table-cell>
          <table:table-cell table:style-name="ce49" office:value-type="string" calcext:value-type="string">
            <text:p>雲晴身心關懷協會</text:p>
          </table:table-cell>
          <table:table-cell table:style-name="ce32"/>
          <table:table-cell table:style-name="ce30"/>
          <table:table-cell table:number-columns-repeated="1015"/>
        </table:table-row>
        <table:table-row table:style-name="ro5">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辦理106年1-3月份「居家服務及老人營養餐飲服務-斗南區」之老人營養餐飲服務經費</text:p>
          </table:table-cell>
          <table:table-cell table:style-name="ce49"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135" calcext:value-type="float">
            <text:p>135</text:p>
          </table:table-cell>
          <table:table-cell table:style-name="ce65" office:value-type="string" calcext:value-type="string">
            <text:p>有</text:p>
          </table:table-cell>
          <table:table-cell table:style-name="ce49" office:value-type="string" calcext:value-type="string">
            <text:p>社團法人雲林縣老人長期照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老人福利保護協會辦理「106年日間照顧服務-虎尾區3」1-3月照顧服務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126" calcext:value-type="float">
            <text:p>126</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老人保護協會辦理「106年日間照顧服務-虎尾區3」1-3月照顧服務費(本府自籌5%)</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7" calcext:value-type="float">
            <text:p>7</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福利保護協會辦理「雲林縣106年度居家服務及老人營養餐飲服務計畫-雲林縣長期照顧整合第二期計畫-居家服務」(斗六區)106年1-2月經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3456" calcext:value-type="float">
            <text:p>3,456</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福利保護協會辦理「雲林縣106年度居家服務及老人營養餐飲服務計畫-雲林縣長期照顧整合第二期計畫-居家服務」(斗六區)106年1-2月經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182" calcext:value-type="float">
            <text:p>182</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福利保護協會辦理「雲林縣106年度居家服務及老人營養餐飲服務計畫-雲林縣長期照顧整合第二期計畫-居家服務」（虎尾區）106年1-2月經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3035" calcext:value-type="float">
            <text:p>3,035</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福利保護協會辦理「雲林縣106年度居家服務及老人營養餐飲服務計畫-雲林縣長期照顧整合第二期計畫-居家服務」(虎尾區)106年1-2月經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160" calcext:value-type="float">
            <text:p>160</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老五老基金會106年長照整合二期計畫-西螺區1居家服務1-2月份經費</text:p>
          </table:table-cell>
          <table:table-cell table:style-name="ce49" office:value-type="string" calcext:value-type="string">
            <text:p>財團法人老五老基金會</text:p>
          </table:table-cell>
          <table:table-cell table:style-name="ce34" office:value-type="string" calcext:value-type="string">
            <text:p>雲林縣政府社會處</text:p>
          </table:table-cell>
          <table:table-cell table:style-name="ce54" office:value-type="float" office:value="993" calcext:value-type="float">
            <text:p>993</text:p>
          </table:table-cell>
          <table:table-cell table:style-name="ce65" office:value-type="string" calcext:value-type="string">
            <text:p>有</text:p>
          </table:table-cell>
          <table:table-cell table:style-name="ce49" office:value-type="string" calcext:value-type="string">
            <text:p>財團法人老五老基金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老五老基金會106年長照整合二期計畫-西螺區1居家服務1-2月份經費</text:p>
          </table:table-cell>
          <table:table-cell table:style-name="ce49" office:value-type="string" calcext:value-type="string">
            <text:p>財團法人老五老基金會</text:p>
          </table:table-cell>
          <table:table-cell table:style-name="ce34" office:value-type="string" calcext:value-type="string">
            <text:p>雲林縣政府社會處</text:p>
          </table:table-cell>
          <table:table-cell table:style-name="ce54" office:value-type="float" office:value="52" calcext:value-type="float">
            <text:p>52</text:p>
          </table:table-cell>
          <table:table-cell table:style-name="ce65" office:value-type="string" calcext:value-type="string">
            <text:p>有</text:p>
          </table:table-cell>
          <table:table-cell table:style-name="ce49" office:value-type="string" calcext:value-type="string">
            <text:p>財團法人老五老基金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中華民國紅十字會台灣省雲林縣支會辦理106年1-3月台西區中低收入獨居老人營養餐飲服務經費</text:p>
          </table:table-cell>
          <table:table-cell table:style-name="ce49" office:value-type="string" calcext:value-type="string">
            <text:p>中華民國紅十字會台灣省雲林縣支會</text:p>
          </table:table-cell>
          <table:table-cell table:style-name="ce34" office:value-type="string" calcext:value-type="string">
            <text:p>雲林縣政府社會處</text:p>
          </table:table-cell>
          <table:table-cell table:style-name="ce54" office:value-type="float" office:value="176" calcext:value-type="float">
            <text:p>176</text:p>
          </table:table-cell>
          <table:table-cell table:style-name="ce65" office:value-type="string" calcext:value-type="string">
            <text:p>有</text:p>
          </table:table-cell>
          <table:table-cell table:style-name="ce49" office:value-type="string" calcext:value-type="string">
            <text:p>中華民國紅十字會台灣省雲林縣支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口湖鄉老人會辦理「106年度健康活動暨第十二屆第二次會員大會」活動經費</text:p>
          </table:table-cell>
          <table:table-cell table:style-name="ce49" office:value-type="string" calcext:value-type="string">
            <text:p>口湖鄉老人福利協進會</text:p>
          </table:table-cell>
          <table:table-cell table:style-name="ce34" office:value-type="string" calcext:value-type="string">
            <text:p>雲林縣政府社會處</text:p>
          </table:table-cell>
          <table:table-cell table:style-name="ce54" office:value-type="float" office:value="20" calcext:value-type="float">
            <text:p>20</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元長鄉公所輔導西莊社區發展協會辦理常青食堂歲末圍爐計畫經費</text:p>
          </table:table-cell>
          <table:table-cell table:style-name="ce49" office:value-type="string" calcext:value-type="string">
            <text:p>元長鄉公所</text:p>
          </table:table-cell>
          <table:table-cell table:style-name="ce34" office:value-type="string" calcext:value-type="string">
            <text:p>雲林縣政府社會處</text:p>
          </table:table-cell>
          <table:table-cell table:style-name="ce54" office:value-type="float" office:value="20" calcext:value-type="float">
            <text:p>20</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台灣復康巴士有限公司辦理本縣106年長期照顧交通接送計畫(山線)(一季(1-3月)經費95%</text:p>
          </table:table-cell>
          <table:table-cell table:style-name="ce49" office:value-type="string" calcext:value-type="string">
            <text:p>台灣復康巴士有限公司</text:p>
          </table:table-cell>
          <table:table-cell table:style-name="ce34" office:value-type="string" calcext:value-type="string">
            <text:p>雲林縣政府社會處</text:p>
          </table:table-cell>
          <table:table-cell table:style-name="ce54" office:value-type="float" office:value="1521" calcext:value-type="float">
            <text:p>1,521</text:p>
          </table:table-cell>
          <table:table-cell table:style-name="ce65" office:value-type="string" calcext:value-type="string">
            <text:p>有</text:p>
          </table:table-cell>
          <table:table-cell table:style-name="ce49" office:value-type="string" calcext:value-type="string">
            <text:p>台灣復康巴士有限公司</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台灣復康巴士有限公司辦理本縣106年長期照顧交通接送計畫1-3月(山線)配合款5%</text:p>
          </table:table-cell>
          <table:table-cell table:style-name="ce49" office:value-type="string" calcext:value-type="string">
            <text:p>台灣復康巴士有限公司</text:p>
          </table:table-cell>
          <table:table-cell table:style-name="ce34" office:value-type="string" calcext:value-type="string">
            <text:p>雲林縣政府社會處</text:p>
          </table:table-cell>
          <table:table-cell table:style-name="ce54" office:value-type="float" office:value="80" calcext:value-type="float">
            <text:p>80</text:p>
          </table:table-cell>
          <table:table-cell table:style-name="ce65" office:value-type="string" calcext:value-type="string">
            <text:p>有</text:p>
          </table:table-cell>
          <table:table-cell table:style-name="ce49" office:value-type="string" calcext:value-type="string">
            <text:p>台灣復康巴士有限公司</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台灣復康巴士有限公司辦理本縣106年長期照顧交通接送計畫(海線)第一季(1-3月)補助經費95%</text:p>
          </table:table-cell>
          <table:table-cell table:style-name="ce49" office:value-type="string" calcext:value-type="string">
            <text:p>台灣復康巴士有限公司</text:p>
          </table:table-cell>
          <table:table-cell table:style-name="ce34" office:value-type="string" calcext:value-type="string">
            <text:p>雲林縣政府社會處</text:p>
          </table:table-cell>
          <table:table-cell table:style-name="ce54" office:value-type="float" office:value="880" calcext:value-type="float">
            <text:p>880</text:p>
          </table:table-cell>
          <table:table-cell table:style-name="ce65" office:value-type="string" calcext:value-type="string">
            <text:p>有</text:p>
          </table:table-cell>
          <table:table-cell table:style-name="ce49" office:value-type="string" calcext:value-type="string">
            <text:p>台灣復康巴士有限公司</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台灣復康巴士有限公司辦理本縣106年長期照顧交通接送計畫1-3月(海線)配合款5%</text:p>
          </table:table-cell>
          <table:table-cell table:style-name="ce49" office:value-type="string" calcext:value-type="string">
            <text:p>台灣復康巴士有限公司</text:p>
          </table:table-cell>
          <table:table-cell table:style-name="ce34" office:value-type="string" calcext:value-type="string">
            <text:p>雲林縣政府社會處</text:p>
          </table:table-cell>
          <table:table-cell table:style-name="ce54" office:value-type="float" office:value="46" calcext:value-type="float">
            <text:p>46</text:p>
          </table:table-cell>
          <table:table-cell table:style-name="ce65" office:value-type="string" calcext:value-type="string">
            <text:p>有</text:p>
          </table:table-cell>
          <table:table-cell table:style-name="ce49" office:value-type="string" calcext:value-type="string">
            <text:p>台灣復康巴士有限公司</text:p>
          </table:table-cell>
          <table:table-cell table:style-name="ce32"/>
          <table:table-cell table:style-name="ce30"/>
          <table:table-cell table:number-columns-repeated="1015"/>
        </table:table-row>
        <table:table-row table:style-name="ro5">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福利保護協會辦理106年1-3月居家服務及老人營養餐飲服務-斗六區之中低收入獨居老人營養餐飲服務經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221" calcext:value-type="float">
            <text:p>221</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伊甸社會福利基金會辦理「106年1-3月居家服務及老人營養餐飲服務計畫-西螺2」獨居老人營養餐飲服務經費</text:p>
          </table:table-cell>
          <table:table-cell table:style-name="ce49" office:value-type="string" calcext:value-type="string">
            <text:p>伊甸社會福利基金</text:p>
          </table:table-cell>
          <table:table-cell table:style-name="ce34" office:value-type="string" calcext:value-type="string">
            <text:p>雲林縣政府社會處</text:p>
          </table:table-cell>
          <table:table-cell table:style-name="ce54" office:value-type="float" office:value="12" calcext:value-type="float">
            <text:p>12</text:p>
          </table:table-cell>
          <table:table-cell table:style-name="ce65" office:value-type="string" calcext:value-type="string">
            <text:p>有</text:p>
          </table:table-cell>
          <table:table-cell table:style-name="ce49" office:value-type="string" calcext:value-type="string">
            <text:p>伊甸社會福利基金</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補助雲林縣麥寮鄉老人會106年度鄉長盃長青體育趣味競賽活動經費</text:p>
          </table:table-cell>
          <table:table-cell table:style-name="ce49" office:value-type="string" calcext:value-type="string">
            <text:p>雲林縣麥寮鄉老人會</text:p>
          </table:table-cell>
          <table:table-cell table:style-name="ce34" office:value-type="string" calcext:value-type="string">
            <text:p>雲林縣政府社會處</text:p>
          </table:table-cell>
          <table:table-cell table:style-name="ce54" office:value-type="float" office:value="20" calcext:value-type="float">
            <text:p>20</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撥入雲林縣公益彩券盈餘分配款專戶106年1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4" office:value-type="float" office:value="684" calcext:value-type="float">
            <text:p>684</text:p>
          </table:table-cell>
          <table:table-cell table:style-name="ce65" office:value-type="string" calcext:value-type="string">
            <text:p>無</text:p>
          </table:table-cell>
          <table:table-cell table:style-name="ce71"/>
          <table:table-cell table:style-name="ce32" office:value-type="string" office:string-value="v" calcext:value-type="string">
            <text:p>v </text:p>
          </table:table-cell>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中興保全股份有限公司106年度1-3月獨居老人救援服務計畫山線費用</text:p>
          </table:table-cell>
          <table:table-cell table:style-name="ce49" office:value-type="string" calcext:value-type="string">
            <text:p>中興保全股份有限公司</text:p>
          </table:table-cell>
          <table:table-cell table:style-name="ce34" office:value-type="string" calcext:value-type="string">
            <text:p>雲林縣政府社會處</text:p>
          </table:table-cell>
          <table:table-cell table:style-name="ce54" office:value-type="float" office:value="271" calcext:value-type="float">
            <text:p>271</text:p>
          </table:table-cell>
          <table:table-cell table:style-name="ce65" office:value-type="string" calcext:value-type="string">
            <text:p>有</text:p>
          </table:table-cell>
          <table:table-cell table:style-name="ce49" office:value-type="string" calcext:value-type="string">
            <text:p>中興保全股份有限公司</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復健青年協進會辦理北港區1中低收入獨居老人營養餐飲服務經費</text:p>
          </table:table-cell>
          <table:table-cell table:style-name="ce49" office:value-type="string" calcext:value-type="string">
            <text:p>社團法人雲林縣復健青年協進會</text:p>
          </table:table-cell>
          <table:table-cell table:style-name="ce34" office:value-type="string" calcext:value-type="string">
            <text:p>雲林縣政府社會處</text:p>
          </table:table-cell>
          <table:table-cell table:style-name="ce54" office:value-type="float" office:value="178" calcext:value-type="float">
            <text:p>178</text:p>
          </table:table-cell>
          <table:table-cell table:style-name="ce65" office:value-type="string" calcext:value-type="string">
            <text:p>有</text:p>
          </table:table-cell>
          <table:table-cell table:style-name="ce49" office:value-type="string" calcext:value-type="string">
            <text:p>社團法人雲林縣復健青年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福利保護協會長照整合第二期計畫-居家服務斗六區3月份經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1876" calcext:value-type="float">
            <text:p>1,876</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老人福利保護協會長照整合第二期計畫-居家服務斗六區3月份經費</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99" calcext:value-type="float">
            <text:p>99</text:p>
          </table:table-cell>
          <table:table-cell table:style-name="ce65" office:value-type="string" calcext:value-type="string">
            <text:p>有</text:p>
          </table:table-cell>
          <table:table-cell table:style-name="ce49" office:value-type="string" calcext:value-type="string">
            <text:p>社團法人雲林縣老人福利保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伊甸社會福利基金會辦理「106年1-3月份居家服務及獨居老人餐飲服務計畫-北港2經費</text:p>
          </table:table-cell>
          <table:table-cell table:style-name="ce49" office:value-type="string" calcext:value-type="string">
            <text:p>伊甸社會福利基金</text:p>
          </table:table-cell>
          <table:table-cell table:style-name="ce34" office:value-type="string" calcext:value-type="string">
            <text:p>雲林縣政府社會處</text:p>
          </table:table-cell>
          <table:table-cell table:style-name="ce54" office:value-type="float" office:value="33" calcext:value-type="float">
            <text:p>33</text:p>
          </table:table-cell>
          <table:table-cell table:style-name="ce65" office:value-type="string" calcext:value-type="string">
            <text:p>有</text:p>
          </table:table-cell>
          <table:table-cell table:style-name="ce49" office:value-type="string" calcext:value-type="string">
            <text:p>伊甸社會福利基金</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生命連線基金會106年度1月-3月獨居老人救援服務計畫海線經費</text:p>
          </table:table-cell>
          <table:table-cell table:style-name="ce49" office:value-type="string" calcext:value-type="string">
            <text:p>財團法人生命連線基金會</text:p>
          </table:table-cell>
          <table:table-cell table:style-name="ce34" office:value-type="string" calcext:value-type="string">
            <text:p>雲林縣政府社會處</text:p>
          </table:table-cell>
          <table:table-cell table:style-name="ce54" office:value-type="float" office:value="531" calcext:value-type="float">
            <text:p>531</text:p>
          </table:table-cell>
          <table:table-cell table:style-name="ce65" office:value-type="string" calcext:value-type="string">
            <text:p>有</text:p>
          </table:table-cell>
          <table:table-cell table:style-name="ce49" office:value-type="string" calcext:value-type="string">
            <text:p>財團法人生命連線基金會</text:p>
          </table:table-cell>
          <table:table-cell table:style-name="ce32"/>
          <table:table-cell table:style-name="ce30"/>
          <table:table-cell table:number-columns-repeated="1015"/>
        </table:table-row>
        <table:table-row table:style-name="ro5">
          <table:table-cell table:style-name="ce35" office:value-type="string" calcext:value-type="string">
            <text:p>勞資關係福利-老人福利-獎補助費-對國內團體之補助</text:p>
          </table:table-cell>
          <table:table-cell table:style-name="ce30" office:value-type="string" calcext:value-type="string">
            <text:p>付伊甸社會福利基金會106年度居家服務及老人營養餐飲服務計畫之「中低收入身心障礙者居家服務」(北港區2)1-3月經費</text:p>
          </table:table-cell>
          <table:table-cell table:style-name="ce49" office:value-type="string" calcext:value-type="string">
            <text:p>伊甸社會福利基金</text:p>
          </table:table-cell>
          <table:table-cell table:style-name="ce34" office:value-type="string" calcext:value-type="string">
            <text:p>雲林縣政府社會處</text:p>
          </table:table-cell>
          <table:table-cell table:style-name="ce54" office:value-type="float" office:value="54" calcext:value-type="float">
            <text:p>54</text:p>
          </table:table-cell>
          <table:table-cell table:style-name="ce65" office:value-type="string" calcext:value-type="string">
            <text:p>有</text:p>
          </table:table-cell>
          <table:table-cell table:style-name="ce49" office:value-type="string" calcext:value-type="string">
            <text:p>伊甸社會福利基金</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伊甸社會福利基金106年度居家服務及老人營養餐飲服務計畫之「中低收入身心障礙者居家服務」(西螺區2)1-3月經費</text:p>
          </table:table-cell>
          <table:table-cell table:style-name="ce49" office:value-type="string" calcext:value-type="string">
            <text:p>伊甸社會福利基金</text:p>
          </table:table-cell>
          <table:table-cell table:style-name="ce34" office:value-type="string" calcext:value-type="string">
            <text:p>雲林縣政府社會處</text:p>
          </table:table-cell>
          <table:table-cell table:style-name="ce54" office:value-type="float" office:value="7" calcext:value-type="float">
            <text:p>7</text:p>
          </table:table-cell>
          <table:table-cell table:style-name="ce65" office:value-type="string" calcext:value-type="string">
            <text:p>有</text:p>
          </table:table-cell>
          <table:table-cell table:style-name="ce49" office:value-type="string" calcext:value-type="string">
            <text:p>伊甸社會福利基金</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口湖鄉老人福利協進會家庭托顧服務服務專業服務費、業務費及托顧家庭業務費補助款</text:p>
          </table:table-cell>
          <table:table-cell table:style-name="ce49" office:value-type="string" calcext:value-type="string">
            <text:p>雲林縣口湖鄉老人福利協進會</text:p>
          </table:table-cell>
          <table:table-cell table:style-name="ce34" office:value-type="string" calcext:value-type="string">
            <text:p>雲林縣政府社會處</text:p>
          </table:table-cell>
          <table:table-cell table:style-name="ce54" office:value-type="float" office:value="156" calcext:value-type="float">
            <text:p>156</text:p>
          </table:table-cell>
          <table:table-cell table:style-name="ce65" office:value-type="string" calcext:value-type="string">
            <text:p>有</text:p>
          </table:table-cell>
          <table:table-cell table:style-name="ce49" office:value-type="string" calcext:value-type="string">
            <text:p>雲林縣口湖鄉老人福利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福利保護協會106年5月老人福利保護協會辦理長期照顧2.0-居家服務給付及支付試辦計畫費用</text:p>
          </table:table-cell>
          <table:table-cell table:style-name="ce49" office:value-type="string" calcext:value-type="string">
            <text:p>社團法人雲林縣老人福利保護協會</text:p>
          </table:table-cell>
          <table:table-cell table:style-name="ce34" office:value-type="string" calcext:value-type="string">
            <text:p>雲林縣政府社會處</text:p>
          </table:table-cell>
          <table:table-cell table:style-name="ce54" office:value-type="float" office:value="3" calcext:value-type="float">
            <text:p>3</text:p>
          </table:table-cell>
          <table:table-cell table:style-name="ce33" office:value-type="string" calcext:value-type="string">
            <text:p>無</text:p>
          </table:table-cell>
          <table:table-cell table:style-name="ce71"/>
          <table:table-cell table:style-name="ce32" office:value-type="string" office:string-value="v" calcext:value-type="string">
            <text:p>v </text:p>
          </table:table-cell>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撥入雲林縣公益彩券盈餘分配款專戶106年3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4" office:value-type="float" office:value="684" calcext:value-type="float">
            <text:p>684</text:p>
          </table:table-cell>
          <table:table-cell table:style-name="ce33" office:value-type="string" calcext:value-type="string">
            <text:p>無</text:p>
          </table:table-cell>
          <table:table-cell table:style-name="ce71"/>
          <table:table-cell table:style-name="ce32" office:value-type="string" office:string-value="v" calcext:value-type="string">
            <text:p>v </text:p>
          </table:table-cell>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撥入雲林縣公益彩券盈餘分配款專戶106年2月份公益彩券盈餘分配款應受分配數20%</text:p>
          </table:table-cell>
          <table:table-cell table:style-name="ce48" office:value-type="string" calcext:value-type="string">
            <text:p>本縣各社會福利團體</text:p>
          </table:table-cell>
          <table:table-cell table:style-name="ce34" office:value-type="string" calcext:value-type="string">
            <text:p>雲林縣政府社會處</text:p>
          </table:table-cell>
          <table:table-cell table:style-name="ce54" office:value-type="float" office:value="684" calcext:value-type="float">
            <text:p>684</text:p>
          </table:table-cell>
          <table:table-cell table:style-name="ce33" office:value-type="string" calcext:value-type="string">
            <text:p>無</text:p>
          </table:table-cell>
          <table:table-cell table:style-name="ce71"/>
          <table:table-cell table:style-name="ce32" office:value-type="string" office:string-value="v" calcext:value-type="string">
            <text:p>v </text:p>
          </table:table-cell>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雲林縣復健青年協進會辦理「106年日間照顧服務-北港區1」1-3月專業服務費</text:p>
          </table:table-cell>
          <table:table-cell table:style-name="ce48" office:value-type="string" calcext:value-type="string">
            <text:p>雲林縣復健青年協進會</text:p>
          </table:table-cell>
          <table:table-cell table:style-name="ce34" office:value-type="string" calcext:value-type="string">
            <text:p>雲林縣政府社會處</text:p>
          </table:table-cell>
          <table:table-cell table:style-name="ce54" office:value-type="float" office:value="266" calcext:value-type="float">
            <text:p>266</text:p>
          </table:table-cell>
          <table:table-cell table:style-name="ce33" office:value-type="string" calcext:value-type="string">
            <text:p>有</text:p>
          </table:table-cell>
          <table:table-cell table:style-name="ce48" office:value-type="string" calcext:value-type="string">
            <text:p>雲林縣復健青年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復健青年協進106年雲林縣長期照顧整合第二期計畫-居家服務(北港1)3月份照顧服務費</text:p>
          </table:table-cell>
          <table:table-cell table:style-name="ce48" office:value-type="string" calcext:value-type="string">
            <text:p>雲林縣復健青年協進會</text:p>
          </table:table-cell>
          <table:table-cell table:style-name="ce34" office:value-type="string" calcext:value-type="string">
            <text:p>雲林縣政府社會處</text:p>
          </table:table-cell>
          <table:table-cell table:style-name="ce54" office:value-type="float" office:value="1074" calcext:value-type="float">
            <text:p>1,074</text:p>
          </table:table-cell>
          <table:table-cell table:style-name="ce33" office:value-type="string" calcext:value-type="string">
            <text:p>有</text:p>
          </table:table-cell>
          <table:table-cell table:style-name="ce48" office:value-type="string" calcext:value-type="string">
            <text:p>雲林縣復健青年協進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復健青年協進106年雲林縣長期照顧整合第二期計畫-居家服務(北港1)3月份照顧服務費5%地方補助經費</text:p>
          </table:table-cell>
          <table:table-cell table:style-name="ce48" office:value-type="string" calcext:value-type="string">
            <text:p>雲林縣復健青年協進會</text:p>
          </table:table-cell>
          <table:table-cell table:style-name="ce34" office:value-type="string" calcext:value-type="string">
            <text:p>雲林縣政府社會處</text:p>
          </table:table-cell>
          <table:table-cell table:style-name="ce54" office:value-type="float" office:value="56" calcext:value-type="float">
            <text:p>56</text:p>
          </table:table-cell>
          <table:table-cell table:style-name="ce33" office:value-type="string" calcext:value-type="string">
            <text:p>有</text:p>
          </table:table-cell>
          <table:table-cell table:style-name="ce48" office:value-type="string" calcext:value-type="string">
            <text:p>雲林縣復健青年協進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財團法人伊甸社會福利基金會106年度居家服務及老人營養餐飲服務計畫-雲林縣長期照顧整合第二期計畫-居家服務（西螺區2）(編號106DI701p)106年1-2月經費</text:p>
          </table:table-cell>
          <table:table-cell table:style-name="ce48" office:value-type="string" calcext:value-type="string">
            <text:p>財團法人伊甸社會福利基金會1</text:p>
          </table:table-cell>
          <table:table-cell table:style-name="ce34" office:value-type="string" calcext:value-type="string">
            <text:p>雲林縣政府社會處</text:p>
          </table:table-cell>
          <table:table-cell table:style-name="ce54" office:value-type="float" office:value="424" calcext:value-type="float">
            <text:p>424</text:p>
          </table:table-cell>
          <table:table-cell table:style-name="ce33" office:value-type="string" calcext:value-type="string">
            <text:p>有</text:p>
          </table:table-cell>
          <table:table-cell table:style-name="ce48" office:value-type="string" calcext:value-type="string">
            <text:p>財團法人伊甸社會福利基金會1</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財團法人伊甸社會福利基金會106年度居家服務及老人營養餐飲服務計畫-雲林縣長期照顧整合第二期計畫-居家服務（西螺區2）(編號106DI701p)106年1-2月經費</text:p>
          </table:table-cell>
          <table:table-cell table:style-name="ce48" office:value-type="string" calcext:value-type="string">
            <text:p>財團法人伊甸社會福利基金會1</text:p>
          </table:table-cell>
          <table:table-cell table:style-name="ce34" office:value-type="string" calcext:value-type="string">
            <text:p>雲林縣政府社會處</text:p>
          </table:table-cell>
          <table:table-cell table:style-name="ce54" office:value-type="float" office:value="22" calcext:value-type="float">
            <text:p>22</text:p>
          </table:table-cell>
          <table:table-cell table:style-name="ce33" office:value-type="string" calcext:value-type="string">
            <text:p>有</text:p>
          </table:table-cell>
          <table:table-cell table:style-name="ce48" office:value-type="string" calcext:value-type="string">
            <text:p>財團法人伊甸社會福利基金會1</text:p>
          </table:table-cell>
          <table:table-cell table:style-name="ce32"/>
          <table:table-cell table:style-name="ce30"/>
          <table:table-cell table:number-columns-repeated="1015"/>
        </table:table-row>
        <table:table-row table:style-name="ro5">
          <table:table-cell table:style-name="ce35" office:value-type="string" calcext:value-type="string">
            <text:p>勞資關係福利-老人福利-獎補助費-對國內團體之補助</text:p>
          </table:table-cell>
          <table:table-cell table:style-name="ce30" office:value-type="string" calcext:value-type="string">
            <text:p>付財團法人老五老基金會辦理雲林縣106年度居家服務及老人營養餐飲服務計畫-雲林縣長期照顧整合第二期計畫-居家服務(西螺1)3月份照顧服務費</text:p>
          </table:table-cell>
          <table:table-cell table:style-name="ce48" office:value-type="string" calcext:value-type="string">
            <text:p>財團法人老五老基金會</text:p>
          </table:table-cell>
          <table:table-cell table:style-name="ce34" office:value-type="string" calcext:value-type="string">
            <text:p>雲林縣政府社會處</text:p>
          </table:table-cell>
          <table:table-cell table:style-name="ce54" office:value-type="float" office:value="560" calcext:value-type="float">
            <text:p>560</text:p>
          </table:table-cell>
          <table:table-cell table:style-name="ce33" office:value-type="string" calcext:value-type="string">
            <text:p>有</text:p>
          </table:table-cell>
          <table:table-cell table:style-name="ce48" office:value-type="string" calcext:value-type="string">
            <text:p>財團法人老五老基金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財團法人老五老基金會辦理雲林縣106年度居家服務及老人營養餐飲服務計畫-雲林縣長期照顧整合第二期計畫-居家服務(西螺1)3月照顧服務費之5%補助經費</text:p>
          </table:table-cell>
          <table:table-cell table:style-name="ce48" office:value-type="string" calcext:value-type="string">
            <text:p>財團法人老五老基金會</text:p>
          </table:table-cell>
          <table:table-cell table:style-name="ce34" office:value-type="string" calcext:value-type="string">
            <text:p>雲林縣政府社會處</text:p>
          </table:table-cell>
          <table:table-cell table:style-name="ce54" office:value-type="float" office:value="29" calcext:value-type="float">
            <text:p>29</text:p>
          </table:table-cell>
          <table:table-cell table:style-name="ce33" office:value-type="string" calcext:value-type="string">
            <text:p>有</text:p>
          </table:table-cell>
          <table:table-cell table:style-name="ce48" office:value-type="string" calcext:value-type="string">
            <text:p>財團法人老五老基金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106年度居家服務及老人營養餐飲服務計畫-雲林縣長期照顧整合第二期計畫-居家服務(斗南區)3月份照顧服務費中央補助95%經費</text:p>
          </table:table-cell>
          <table:table-cell table:style-name="ce48"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1631" calcext:value-type="float">
            <text:p>1,631</text:p>
          </table:table-cell>
          <table:table-cell table:style-name="ce33" office:value-type="string" calcext:value-type="string">
            <text:p>有</text:p>
          </table:table-cell>
          <table:table-cell table:style-name="ce48" office:value-type="string" calcext:value-type="string">
            <text:p>社團法人雲林縣老人長期照護協會</text:p>
          </table:table-cell>
          <table:table-cell table:style-name="ce32"/>
          <table:table-cell table:style-name="ce30"/>
          <table:table-cell table:number-columns-repeated="1015"/>
        </table:table-row>
        <table:table-row table:style-name="ro11">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老人長期照護協會106年度居家服務及老人營養餐飲服務計畫-雲林縣長期照顧整合第二期計畫-居家服務(斗南區)3月份照顧服務費5%地方補助經費</text:p>
          </table:table-cell>
          <table:table-cell table:style-name="ce48" office:value-type="string" calcext:value-type="string">
            <text:p>社團法人雲林縣老人長期照護協會</text:p>
          </table:table-cell>
          <table:table-cell table:style-name="ce34" office:value-type="string" calcext:value-type="string">
            <text:p>雲林縣政府社會處</text:p>
          </table:table-cell>
          <table:table-cell table:style-name="ce54" office:value-type="float" office:value="86" calcext:value-type="float">
            <text:p>86</text:p>
          </table:table-cell>
          <table:table-cell table:style-name="ce33" office:value-type="string" calcext:value-type="string">
            <text:p>有</text:p>
          </table:table-cell>
          <table:table-cell table:style-name="ce48" office:value-type="string" calcext:value-type="string">
            <text:p>社團法人雲林縣老人長期照護協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大埤鄉老人會辦理106年度銀髮族健行暨卡拉OK歡唱活動經費</text:p>
          </table:table-cell>
          <table:table-cell table:style-name="ce48" office:value-type="string" calcext:value-type="string">
            <text:p>社團法人雲林縣大埤鄉老人會</text:p>
          </table:table-cell>
          <table:table-cell table:style-name="ce34" office:value-type="string" calcext:value-type="string">
            <text:p>雲林縣政府社會處</text:p>
          </table:table-cell>
          <table:table-cell table:style-name="ce54" office:value-type="float" office:value="20" calcext:value-type="float">
            <text:p>20</text:p>
          </table:table-cell>
          <table:table-cell table:style-name="ce33" office:value-type="string" calcext:value-type="string">
            <text:p>有</text:p>
          </table:table-cell>
          <table:table-cell table:style-name="ce48" office:value-type="string" calcext:value-type="string">
            <text:p>社團法人雲林縣大埤鄉老人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麥寮鄉老人會辦理106年度「鄉長盃」中南部五縣市槌球錦標賽經費</text:p>
          </table:table-cell>
          <table:table-cell table:style-name="ce48" office:value-type="string" calcext:value-type="string">
            <text:p>社團法人雲林縣麥寮鄉老人會</text:p>
          </table:table-cell>
          <table:table-cell table:style-name="ce34" office:value-type="string" calcext:value-type="string">
            <text:p>雲林縣政府社會處</text:p>
          </table:table-cell>
          <table:table-cell table:style-name="ce54" office:value-type="float" office:value="20" calcext:value-type="float">
            <text:p>20</text:p>
          </table:table-cell>
          <table:table-cell table:style-name="ce33" office:value-type="string" calcext:value-type="string">
            <text:p>有</text:p>
          </table:table-cell>
          <table:table-cell table:style-name="ce48" office:value-type="string" calcext:value-type="string">
            <text:p>社團法人雲林縣麥寮鄉老人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社團法人雲林縣四湖鄉老人會辦理106年度老人福利研討會經費</text:p>
          </table:table-cell>
          <table:table-cell table:style-name="ce48" office:value-type="string" calcext:value-type="string">
            <text:p>社團法人雲林縣四湖鄉老人會</text:p>
          </table:table-cell>
          <table:table-cell table:style-name="ce34" office:value-type="string" calcext:value-type="string">
            <text:p>雲林縣政府社會處</text:p>
          </table:table-cell>
          <table:table-cell table:style-name="ce54" office:value-type="float" office:value="20" calcext:value-type="float">
            <text:p>20</text:p>
          </table:table-cell>
          <table:table-cell table:style-name="ce33" office:value-type="string" calcext:value-type="string">
            <text:p>有</text:p>
          </table:table-cell>
          <table:table-cell table:style-name="ce48" office:value-type="string" calcext:value-type="string">
            <text:p>社團法人雲林縣四湖鄉老人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紅十字會台灣省雲林縣支會辦理「106年日間照顧服務-台西區2」1-3月專業服務費</text:p>
          </table:table-cell>
          <table:table-cell table:style-name="ce48" office:value-type="string" calcext:value-type="string">
            <text:p>紅十字會台灣省雲林縣支會</text:p>
          </table:table-cell>
          <table:table-cell table:style-name="ce34" office:value-type="string" calcext:value-type="string">
            <text:p>雲林縣政府社會處</text:p>
          </table:table-cell>
          <table:table-cell table:style-name="ce54" office:value-type="float" office:value="180" calcext:value-type="float">
            <text:p>180</text:p>
          </table:table-cell>
          <table:table-cell table:style-name="ce33" office:value-type="string" calcext:value-type="string">
            <text:p>有</text:p>
          </table:table-cell>
          <table:table-cell table:style-name="ce48" office:value-type="string" calcext:value-type="string">
            <text:p>紅十字會台灣省雲林縣支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伊甸社福基金會(北港2)辦理106年度3月居家服務及老人營養餐飲服務95%補助費</text:p>
          </table:table-cell>
          <table:table-cell table:style-name="ce48" office:value-type="string" calcext:value-type="string">
            <text:p>財團法人伊甸社福基金會</text:p>
          </table:table-cell>
          <table:table-cell table:style-name="ce34" office:value-type="string" calcext:value-type="string">
            <text:p>雲林縣政府社會處</text:p>
          </table:table-cell>
          <table:table-cell table:style-name="ce54" office:value-type="float" office:value="302" calcext:value-type="float">
            <text:p>302</text:p>
          </table:table-cell>
          <table:table-cell table:style-name="ce33" office:value-type="string" calcext:value-type="string">
            <text:p>有</text:p>
          </table:table-cell>
          <table:table-cell table:style-name="ce48" office:value-type="string" calcext:value-type="string">
            <text:p>財團法人伊甸社福基金會</text:p>
          </table:table-cell>
          <table:table-cell table:style-name="ce32"/>
          <table:table-cell table:style-name="ce30"/>
          <table:table-cell table:number-columns-repeated="1015"/>
        </table:table-row>
        <table:table-row table:style-name="ro20">
          <table:table-cell table:style-name="ce35" office:value-type="string" calcext:value-type="string">
            <text:p>勞資關係福利-老人福利-獎補助費-對國內團體之補助</text:p>
          </table:table-cell>
          <table:table-cell table:style-name="ce30" office:value-type="string" calcext:value-type="string">
            <text:p>付財團法人伊甸社會福基金會(北港2)辦理106年度3月份居家服務及老人營養餐飲服務計畫5%經費</text:p>
          </table:table-cell>
          <table:table-cell table:style-name="ce48" office:value-type="string" calcext:value-type="string">
            <text:p>財團法人伊甸社福基金會</text:p>
          </table:table-cell>
          <table:table-cell table:style-name="ce34" office:value-type="string" calcext:value-type="string">
            <text:p>雲林縣政府社會處</text:p>
          </table:table-cell>
          <table:table-cell table:style-name="ce54" office:value-type="float" office:value="16" calcext:value-type="float">
            <text:p>16</text:p>
          </table:table-cell>
          <table:table-cell table:style-name="ce33" office:value-type="string" calcext:value-type="string">
            <text:p>有</text:p>
          </table:table-cell>
          <table:table-cell table:style-name="ce48" office:value-type="string" calcext:value-type="string">
            <text:p>財團法人伊甸社福基金會</text:p>
          </table:table-cell>
          <table:table-cell table:style-name="ce32"/>
          <table:table-cell table:style-name="ce30"/>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社團法人雲林縣復健青年協進會辦理勇心來圍爐迎接雞祥年</text:p>
          </table:table-cell>
          <table:table-cell table:style-name="ce30" office:value-type="string" calcext:value-type="string">
            <text:p>社團法人雲林縣復健青年協進會</text:p>
          </table:table-cell>
          <table:table-cell table:style-name="ce32" office:value-type="string" office:string-value="雲林縣政府" calcext:value-type="string">
            <text:p>雲林縣政府 </text:p>
          </table:table-cell>
          <table:table-cell table:style-name="ce54" office:value-type="float" office:value="30" calcext:value-type="float">
            <text:p>3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臺北大眾捷運股份有限公司106年02月老人及身心障礙者搭乘</text:p>
          </table:table-cell>
          <table:table-cell table:style-name="ce30" office:value-type="string" calcext:value-type="string">
            <text:p>北大眾捷運股份有限公司</text:p>
          </table:table-cell>
          <table:table-cell table:style-name="ce32" office:value-type="string" office:string-value="雲林縣政府" calcext:value-type="string">
            <text:p>雲林縣政府 </text:p>
          </table:table-cell>
          <table:table-cell table:style-name="ce54" office:value-type="float" office:value="145" calcext:value-type="float">
            <text:p>145</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臺北大眾捷運股份有限公司106年01月老人及身心障礙者搭乘</text:p>
          </table:table-cell>
          <table:table-cell table:style-name="ce30" office:value-type="string" calcext:value-type="string">
            <text:p>北大眾捷運股份有限公司</text:p>
          </table:table-cell>
          <table:table-cell table:style-name="ce32" office:value-type="string" office:string-value="雲林縣政府" calcext:value-type="string">
            <text:p>雲林縣政府 </text:p>
          </table:table-cell>
          <table:table-cell table:style-name="ce54" office:value-type="float" office:value="124" calcext:value-type="float">
            <text:p>124</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團法人雲林縣身心障礙福利協會身心障礙福利協會辦理健康講座-三高的認識與預防</text:p>
          </table:table-cell>
          <table:table-cell table:style-name="ce30" office:value-type="string" calcext:value-type="string">
            <text:p>社團法人雲林縣身心障礙福利協會</text:p>
          </table:table-cell>
          <table:table-cell table:style-name="ce32" office:value-type="string" office:string-value="雲林縣政府" calcext:value-type="string">
            <text:p>雲林縣政府 </text:p>
          </table:table-cell>
          <table:table-cell table:style-name="ce54" office:value-type="float" office:value="10" calcext:value-type="float">
            <text:p>1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number-columns-repeated="2" table:style-name="ce30" office:value-type="string" calcext:value-type="string">
            <text:p>臺西汽車客運股份有限公司</text:p>
          </table:table-cell>
          <table:table-cell table:style-name="ce32" office:value-type="string" office:string-value="雲林縣政府" calcext:value-type="string">
            <text:p>雲林縣政府 </text:p>
          </table:table-cell>
          <table:table-cell table:style-name="ce54" office:value-type="float" office:value="3924" calcext:value-type="float">
            <text:p>3,924</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臺西汽車客運股份有限公司106年度1-3月市區公車敬老行樂免費乘車計畫</text:p>
          </table:table-cell>
          <table:table-cell table:style-name="ce30" office:value-type="string" calcext:value-type="string">
            <text:p>臺西汽車客運股份有限公司</text:p>
          </table:table-cell>
          <table:table-cell table:style-name="ce32" office:value-type="string" office:string-value="雲林縣政府" calcext:value-type="string">
            <text:p>雲林縣政府 </text:p>
          </table:table-cell>
          <table:table-cell table:style-name="ce54" office:value-type="float" office:value="197" calcext:value-type="float">
            <text:p>197</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嘉義汽車客運股份有限公司106年第1季敬老行樂免費乘車</text:p>
          </table:table-cell>
          <table:table-cell table:style-name="ce30" office:value-type="string" calcext:value-type="string">
            <text:p>嘉義汽車客運股份有限公司</text:p>
          </table:table-cell>
          <table:table-cell table:style-name="ce32" office:value-type="string" office:string-value="雲林縣政府" calcext:value-type="string">
            <text:p>雲林縣政府 </text:p>
          </table:table-cell>
          <table:table-cell table:style-name="ce54" office:value-type="float" office:value="1842" calcext:value-type="float">
            <text:p>1,842</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高雄捷運股份有限公司106年1-3月老人及身心障礙者搭乘補助</text:p>
          </table:table-cell>
          <table:table-cell table:style-name="ce30" office:value-type="string" calcext:value-type="string">
            <text:p>高雄捷運股份有限公司</text:p>
          </table:table-cell>
          <table:table-cell table:style-name="ce32" office:value-type="string" office:string-value="雲林縣政府" calcext:value-type="string">
            <text:p>雲林縣政府 </text:p>
          </table:table-cell>
          <table:table-cell table:style-name="ce54" office:value-type="float" office:value="45" calcext:value-type="float">
            <text:p>45</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雲林縣盲人福利協進會等14個團體1-3月人事經費</text:p>
          </table:table-cell>
          <table:table-cell table:style-name="ce30" office:value-type="string" calcext:value-type="string">
            <text:p>雲林縣盲人福利協進會等14個團體</text:p>
          </table:table-cell>
          <table:table-cell table:style-name="ce32" office:value-type="string" office:string-value="雲林縣政府" calcext:value-type="string">
            <text:p>雲林縣政府 </text:p>
          </table:table-cell>
          <table:table-cell table:style-name="ce54" office:value-type="float" office:value="756" calcext:value-type="float">
            <text:p>756</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林縣聲暉協進會辦理青年聚樂部計畫</text:p>
          </table:table-cell>
          <table:table-cell table:style-name="ce30" office:value-type="string" calcext:value-type="string">
            <text:p>林縣聲暉協進會辦理青年聚樂部計畫經費</text:p>
          </table:table-cell>
          <table:table-cell table:style-name="ce32" office:value-type="string" office:string-value="雲林縣政府" calcext:value-type="string">
            <text:p>雲林縣政府 </text:p>
          </table:table-cell>
          <table:table-cell table:style-name="ce54" office:value-type="float" office:value="16" calcext:value-type="float">
            <text:p>16</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慶興社會福利基金會106年度身心障礙者教育研習</text:p>
          </table:table-cell>
          <table:table-cell table:style-name="ce30" office:value-type="string" calcext:value-type="string">
            <text:p>慶興社會福利基金會</text:p>
          </table:table-cell>
          <table:table-cell table:style-name="ce32" office:value-type="string" office:string-value="雲林縣政府" calcext:value-type="string">
            <text:p>雲林縣政府 </text:p>
          </table:table-cell>
          <table:table-cell table:style-name="ce54" office:value-type="float" office:value="15" calcext:value-type="float">
            <text:p>15</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盲人福利協進會辦理視障者自立生活成長營</text:p>
          </table:table-cell>
          <table:table-cell table:style-name="ce30" office:value-type="string" calcext:value-type="string">
            <text:p>盲人福利協進會</text:p>
          </table:table-cell>
          <table:table-cell table:style-name="ce32" office:value-type="string" office:string-value="雲林縣政府" calcext:value-type="string">
            <text:p>雲林縣政府 </text:p>
          </table:table-cell>
          <table:table-cell table:style-name="ce54" office:value-type="float" office:value="80" calcext:value-type="float">
            <text:p>8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視障重建福利協進會辦理保眼愛盲公益宣傳暨視障按摩巡迴推廣計畫</text:p>
          </table:table-cell>
          <table:table-cell table:style-name="ce30" office:value-type="string" calcext:value-type="string">
            <text:p>視障重建福利協進會</text:p>
          </table:table-cell>
          <table:table-cell table:style-name="ce32" office:value-type="string" office:string-value="雲林縣政府" calcext:value-type="string">
            <text:p>雲林縣政府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財團法人周大觀文教基金會辦理衝出殘疾舞動希望</text:p>
          </table:table-cell>
          <table:table-cell table:style-name="ce30" office:value-type="string" calcext:value-type="string">
            <text:p>財團法人周大觀文教基金會</text:p>
          </table:table-cell>
          <table:table-cell table:style-name="ce32" office:value-type="string" office:string-value="雲林縣政府" calcext:value-type="string">
            <text:p>雲林縣政府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社團法人雲林縣視障重建福利協進會視障重建福利協進會辦理母親佳節送愛活動</text:p>
          </table:table-cell>
          <table:table-cell table:style-name="ce30" office:value-type="string" calcext:value-type="string">
            <text:p>社團法人雲林縣視障重建福利協進會</text:p>
          </table:table-cell>
          <table:table-cell table:style-name="ce32" office:value-type="string" office:string-value="雲林縣政府" calcext:value-type="string">
            <text:p>雲林縣政府 </text:p>
          </table:table-cell>
          <table:table-cell table:style-name="ce54" office:value-type="float" office:value="19" calcext:value-type="float">
            <text:p>19</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台北大眾捷運股份有限公司106年03月老人及身心障礙者搭乘補助</text:p>
          </table:table-cell>
          <table:table-cell table:style-name="ce30" office:value-type="string" calcext:value-type="string">
            <text:p>臺北大眾捷運股份有限公司</text:p>
          </table:table-cell>
          <table:table-cell table:style-name="ce32" office:value-type="string" office:string-value="雲林縣政府" calcext:value-type="string">
            <text:p>雲林縣政府 </text:p>
          </table:table-cell>
          <table:table-cell table:style-name="ce54" office:value-type="float" office:value="165" calcext:value-type="float">
            <text:p>165</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雲林縣公益彩券盈餘分配款專戶106年1月份公益彩券盈餘分配款應受分配數20%</text:p>
          </table:table-cell>
          <table:table-cell table:style-name="ce30" office:value-type="string" calcext:value-type="string">
            <text:p>本縣各社會福利團體</text:p>
          </table:table-cell>
          <table:table-cell table:style-name="ce32" office:value-type="string" office:string-value="雲林縣政府" calcext:value-type="string">
            <text:p>雲林縣政府 </text:p>
          </table:table-cell>
          <table:table-cell table:style-name="ce54" office:value-type="float" office:value="3059" calcext:value-type="float">
            <text:p>3,059</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啟智協會106年度父母情深永不放棄親職講座活動</text:p>
          </table:table-cell>
          <table:table-cell table:style-name="ce30" office:value-type="string" calcext:value-type="string">
            <text:p>啟智協會</text:p>
          </table:table-cell>
          <table:table-cell table:style-name="ce32" office:value-type="string" office:string-value="雲林縣政府" calcext:value-type="string">
            <text:p>雲林縣政府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聖啟能發展中心106年度家長會暨親子（屬）活動</text:p>
          </table:table-cell>
          <table:table-cell table:style-name="ce30" office:value-type="string" calcext:value-type="string">
            <text:p>華聖啟能發展中心</text:p>
          </table:table-cell>
          <table:table-cell table:style-name="ce32" office:value-type="string" office:string-value="雲林縣政府" calcext:value-type="string">
            <text:p>雲林縣政府 </text:p>
          </table:table-cell>
          <table:table-cell table:style-name="ce54" office:value-type="float" office:value="12" calcext:value-type="float">
            <text:p>12</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復健青年協進會辦理身心障礙家庭交流暨福利宣導活動計畫</text:p>
          </table:table-cell>
          <table:table-cell table:style-name="ce30" office:value-type="string" calcext:value-type="string">
            <text:p>復健青年協進會</text:p>
          </table:table-cell>
          <table:table-cell table:style-name="ce32" office:value-type="string" office:string-value="雲林縣政府" calcext:value-type="string">
            <text:p>雲林縣政府 </text:p>
          </table:table-cell>
          <table:table-cell table:style-name="ce54" office:value-type="float" office:value="80" calcext:value-type="float">
            <text:p>8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雲林縣聽語障福利協進會粽葉飄香慶端午暨垃圾減量你我有責環保講座活動</text:p>
          </table:table-cell>
          <table:table-cell table:style-name="ce30" office:value-type="string" calcext:value-type="string">
            <text:p>雲林縣聽語障福利協進會</text:p>
          </table:table-cell>
          <table:table-cell table:style-name="ce32" office:value-type="string" office:string-value="雲林縣政府" calcext:value-type="string">
            <text:p>雲林縣政府 </text:p>
          </table:table-cell>
          <table:table-cell table:style-name="ce54" office:value-type="float" office:value="20" calcext:value-type="float">
            <text:p>2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雲林縣公益彩券盈餘分配款專戶106年3月份公益彩券盈餘分配款應受分配數20%</text:p>
          </table:table-cell>
          <table:table-cell table:style-name="ce30" office:value-type="string" calcext:value-type="string">
            <text:p>本縣各社會福利團體</text:p>
          </table:table-cell>
          <table:table-cell table:style-name="ce32" office:value-type="string" office:string-value="雲林縣政府" calcext:value-type="string">
            <text:p>雲林縣政府 </text:p>
          </table:table-cell>
          <table:table-cell table:style-name="ce54" office:value-type="float" office:value="3059" calcext:value-type="float">
            <text:p>3,059</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5">
          <table:table-cell table:style-name="ce32" office:value-type="string" office:string-value="勞資關係與福利-身心障礙福利-奬補助費-對國內團體之捐助" calcext:value-type="string">
            <text:p>勞資關係與福利-身心障礙福利-奬補助費-對國內團體之捐助 </text:p>
          </table:table-cell>
          <table:table-cell table:style-name="ce30" office:value-type="string" calcext:value-type="string">
            <text:p>撥入雲林縣公益彩券盈餘分配款專戶106年2月份公益彩券盈餘分配款應受分配數20%</text:p>
          </table:table-cell>
          <table:table-cell table:style-name="ce30" office:value-type="string" calcext:value-type="string">
            <text:p>本縣各社會福利團體</text:p>
          </table:table-cell>
          <table:table-cell table:style-name="ce32" office:value-type="string" office:string-value="雲林縣政府" calcext:value-type="string">
            <text:p>雲林縣政府 </text:p>
          </table:table-cell>
          <table:table-cell table:style-name="ce54" office:value-type="float" office:value="3060" calcext:value-type="float">
            <text:p>3,060</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辦理召開第二屆第二次會員大會舉辦「年度成果發表暨2017台灣燈會在雲林」宣導活動" calcext:value-type="string">
            <text:p>辦理召開第二屆第二次會員大會舉辦「年度成果發表暨2017台灣燈會在雲林」宣導活動 </text:p>
          </table:table-cell>
          <table:table-cell table:style-name="ce32" office:value-type="string" office:string-value="雲林縣虎尾排舞協會" calcext:value-type="string">
            <text:p>雲林縣虎尾排舞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元宵摜雞酒」活動" calcext:value-type="string">
            <text:p>「元宵摜雞酒」活動 </text:p>
          </table:table-cell>
          <table:table-cell table:style-name="ce32" office:value-type="string" office:string-value="社團法人雲林縣客家文化促進協會" calcext:value-type="string">
            <text:p>社團法人雲林縣客家文化促進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度國樂冬令營」活動" calcext:value-type="string">
            <text:p>「106年度國樂冬令營」活動 </text:p>
          </table:table-cell>
          <table:table-cell table:style-name="ce32" office:value-type="string" office:string-value="雲林縣蚊港文化社區關懷協會" calcext:value-type="string">
            <text:p>雲林縣蚊港文化社區關懷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度國樂冬令營」活動" calcext:value-type="string">
            <text:p>「106年度國樂冬令營」活動 </text:p>
          </table:table-cell>
          <table:table-cell table:style-name="ce32" office:value-type="string" office:string-value="雲林縣海豐堡文史協會" calcext:value-type="string">
            <text:p>雲林縣海豐堡文史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寒冬送暖~慶賀佳節」關愛e起來活動" calcext:value-type="string">
            <text:p>「寒冬送暖~慶賀佳節」關愛e起來活動 </text:p>
          </table:table-cell>
          <table:table-cell table:style-name="ce32" office:value-type="string" office:string-value="雲林縣四湖鄉萡子寮城鄉發展協會" calcext:value-type="string">
            <text:p>雲林縣四湖鄉萡子寮城鄉發展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社區除舊佈新迎丁酉-現場揮毫贈春聯活動" calcext:value-type="string">
            <text:p>106年社區除舊佈新迎丁酉-現場揮毫贈春聯活動 </text:p>
          </table:table-cell>
          <table:table-cell table:style-name="ce32" office:value-type="string" office:string-value="雲林縣慈元行善協會" calcext:value-type="string">
            <text:p>雲林縣慈元行善協會 </text:p>
          </table:table-cell>
          <table:table-cell table:style-name="ce32" office:value-type="string" office:string-value="雲林縣政府社會處" calcext:value-type="string">
            <text:p>雲林縣政府社會處 </text:p>
          </table:table-cell>
          <table:table-cell table:style-name="ce55" office:value-type="float" office:value="10" calcext:value-type="float">
            <text:p>1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社區一家親寒冬尾牙~關懷獨居老人活動" calcext:value-type="string">
            <text:p>社區一家親寒冬尾牙~關懷獨居老人活動 </text:p>
          </table:table-cell>
          <table:table-cell table:style-name="ce32" office:value-type="string" office:string-value="雲林縣四湖鄉林厝寮永續發展協會" calcext:value-type="string">
            <text:p>雲林縣四湖鄉林厝寮永續發展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關懷飢餓，寒冬送暖，愛心園遊會」活動" calcext:value-type="string">
            <text:p>「關懷飢餓，寒冬送暖，愛心園遊會」活動 </text:p>
          </table:table-cell>
          <table:table-cell table:style-name="ce32" office:value-type="string" office:string-value="雲林縣恩主公慈善會" calcext:value-type="string">
            <text:p>雲林縣恩主公慈善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度愛心志工走動式學習」活動" calcext:value-type="string">
            <text:p>「106年度愛心志工走動式學習」活動 </text:p>
          </table:table-cell>
          <table:table-cell table:style-name="ce32" office:value-type="string" office:string-value="雲林縣斗南鎮他里霧文史協會" calcext:value-type="string">
            <text:p>雲林縣斗南鎮他里霧文史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外丹功成果發表會實施計畫" calcext:value-type="string">
            <text:p>外丹功成果發表會實施計畫 </text:p>
          </table:table-cell>
          <table:table-cell table:style-name="ce32" office:value-type="string" office:string-value="雲林縣土庫鎮外內丹功運動協會" calcext:value-type="string">
            <text:p>雲林縣土庫鎮外內丹功運動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社區除舊佈新迎丁酉送春聯揮毫活動" calcext:value-type="string">
            <text:p>106年社區除舊佈新迎丁酉送春聯揮毫活動 </text:p>
          </table:table-cell>
          <table:table-cell table:style-name="ce32" office:value-type="string" office:string-value="雲林縣濁水溪書畫學會" calcext:value-type="string">
            <text:p>雲林縣濁水溪書畫學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2017崙背木棉花觀光文化節活動經費" calcext:value-type="string">
            <text:p>2017崙背木棉花觀光文化節活動經費 </text:p>
          </table:table-cell>
          <table:table-cell table:style-name="ce32" office:value-type="string" office:string-value="雲林縣崙背鄉產業發展協會" calcext:value-type="string">
            <text:p>雲林縣崙背鄉產業發展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辦理〔第三十屆理事長盃〕全國象棋錦標賽活動" calcext:value-type="string">
            <text:p>辦理〔第三十屆理事長盃〕全國象棋錦標賽活動 </text:p>
          </table:table-cell>
          <table:table-cell table:style-name="ce32" office:value-type="string" office:string-value="雲林縣象棋協會" calcext:value-type="string">
            <text:p>雲林縣象棋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辦理「2017全國六房媽聖盃各級學校民俗技藝錦標賽」活動" calcext:value-type="string">
            <text:p>辦理「2017全國六房媽聖盃各級學校民俗技藝錦標賽」活動 </text:p>
          </table:table-cell>
          <table:table-cell table:style-name="ce32" office:value-type="string" office:string-value="雲林縣斗南鎮布家武術獅藝文化推廣協會" calcext:value-type="string">
            <text:p>雲林縣斗南鎮布家武術獅藝文化推廣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1月份公彩盈餘分配款撥入專戶供社會福利業務使用" calcext:value-type="string">
            <text:p>106年1月份公彩盈餘分配款撥入專戶供社會福利業務使用 </text:p>
          </table:table-cell>
          <table:table-cell table:style-name="ce32" office:value-type="string" office:string-value="本縣各社會福利團體" calcext:value-type="string">
            <text:p>本縣各社會福利團體 </text:p>
          </table:table-cell>
          <table:table-cell table:style-name="ce32" office:value-type="string" office:string-value="雲林縣政府社會處" calcext:value-type="string">
            <text:p>雲林縣政府社會處 </text:p>
          </table:table-cell>
          <table:table-cell table:style-name="ce55" office:value-type="float" office:value="1057" calcext:value-type="float">
            <text:p>1,057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辦理雲林縣各界慶祝106年青年節社會、學校優秀青年表揚" calcext:value-type="string">
            <text:p>辦理雲林縣各界慶祝106年青年節社會、學校優秀青年表揚 </text:p>
          </table:table-cell>
          <table:table-cell table:style-name="ce32" office:value-type="string" office:string-value="中國青年救國團直屬臺灣省雲林縣團務指導委員會" calcext:value-type="string">
            <text:p>中國青年救國團直屬臺灣省雲林縣團務指導委員會 </text:p>
          </table:table-cell>
          <table:table-cell table:style-name="ce32" office:value-type="string" office:string-value="雲林縣政府社會處" calcext:value-type="string">
            <text:p>雲林縣政府社會處 </text:p>
          </table:table-cell>
          <table:table-cell table:style-name="ce55" office:value-type="float" office:value="30" calcext:value-type="float">
            <text:p>3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辦理「106年度慶祝母親節活動」" calcext:value-type="string">
            <text:p>辦理「106年度慶祝母親節活動」 </text:p>
          </table:table-cell>
          <table:table-cell table:style-name="ce32" office:value-type="string" office:string-value="雲林縣褒忠鄉時代女性文化協會" calcext:value-type="string">
            <text:p>雲林縣褒忠鄉時代女性文化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辦理「106年生態探索走動式學習」活動" calcext:value-type="string">
            <text:p>辦理「106年生態探索走動式學習」活動 </text:p>
          </table:table-cell>
          <table:table-cell table:style-name="ce32" office:value-type="string" office:string-value="雲林縣褒忠鄉埔姜崙城鄉發展協會" calcext:value-type="string">
            <text:p>雲林縣褒忠鄉埔姜崙城鄉發展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辦理「雲林縣106年度比干媽祖文化活動」" calcext:value-type="string">
            <text:p>辦理「雲林縣106年度比干媽祖文化活動」 </text:p>
          </table:table-cell>
          <table:table-cell table:style-name="ce32" office:value-type="string" office:string-value="雲林縣比干媽祖宗教觀光文化協會" calcext:value-type="string">
            <text:p>雲林縣比干媽祖宗教觀光文化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健康宣導舞蹈活動" calcext:value-type="string">
            <text:p>106年健康宣導舞蹈活動 </text:p>
          </table:table-cell>
          <table:table-cell table:style-name="ce32" office:value-type="string" office:string-value="雲林縣麥寮鄉國標舞蹈運動協會" calcext:value-type="string">
            <text:p>雲林縣麥寮鄉國標舞蹈運動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辦理106年度慶祝母親節暨發揚花鼓文化及麥寮鄉施政重點宣導活動" calcext:value-type="string">
            <text:p>辦理106年度慶祝母親節暨發揚花鼓文化及麥寮鄉施政重點宣導活動 </text:p>
          </table:table-cell>
          <table:table-cell table:style-name="ce32" office:value-type="string" office:string-value="雲林縣麥寮鄉山寮花鼓發展協進會" calcext:value-type="string">
            <text:p>雲林縣麥寮鄉山寮花鼓發展協進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3月份公彩盈餘分配款撥入專戶供社會福利業務使用" calcext:value-type="string">
            <text:p>106年3月份公彩盈餘分配款撥入專戶供社會福利業務使用 </text:p>
          </table:table-cell>
          <table:table-cell table:style-name="ce32" office:value-type="string" office:string-value="本縣各社會福利團體" calcext:value-type="string">
            <text:p>本縣各社會福利團體 </text:p>
          </table:table-cell>
          <table:table-cell table:style-name="ce32" office:value-type="string" office:string-value="雲林縣政府社會處" calcext:value-type="string">
            <text:p>雲林縣政府社會處 </text:p>
          </table:table-cell>
          <table:table-cell table:style-name="ce55" office:value-type="float" office:value="1057" calcext:value-type="float">
            <text:p>1,057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2" office:value-type="string" office:string-value="106年2月份公彩盈餘分配款撥入專戶供社會福利業務使用" calcext:value-type="string">
            <text:p>106年2月份公彩盈餘分配款撥入專戶供社會福利業務使用 </text:p>
          </table:table-cell>
          <table:table-cell table:style-name="ce32" office:value-type="string" office:string-value="本縣各社會福利團體" calcext:value-type="string">
            <text:p>本縣各社會福利團體 </text:p>
          </table:table-cell>
          <table:table-cell table:style-name="ce32" office:value-type="string" office:string-value="雲林縣政府社會處" calcext:value-type="string">
            <text:p>雲林縣政府社會處 </text:p>
          </table:table-cell>
          <table:table-cell table:style-name="ce55" office:value-type="float" office:value="1057" calcext:value-type="float">
            <text:p>1,057 </text:p>
          </table:table-cell>
          <table:table-cell table:style-name="ce32" office:value-type="string" office:string-value="無" calcext:value-type="string">
            <text:p>無 </text:p>
          </table:table-cell>
          <table:table-cell table:style-name="ce32"/>
          <table:table-cell table:style-name="ce32" office:value-type="string" office:string-value="v" calcext:value-type="string">
            <text:p>v </text:p>
          </table:table-cell>
          <table:table-cell table:style-name="ce32"/>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0" office:value-type="string" calcext:value-type="string">
            <text:p>補助雲林縣虎尾鎮魅力商圈發展協會「粽葉飄香、慶端午」活動經費</text:p>
          </table:table-cell>
          <table:table-cell table:style-name="ce32" office:value-type="string" office:string-value="雲林縣虎尾鎮魅力商圈發展協會" calcext:value-type="string">
            <text:p>雲林縣虎尾鎮魅力商圈發展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number-columns-repeated="2"/>
          <table:table-cell table:style-name="ce32" office:value-type="string" office:string-value="V" calcext:value-type="string">
            <text:p>V </text:p>
          </table:table-cell>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0" office:value-type="string" calcext:value-type="string">
            <text:p>補助雲林縣老吾老關懷協會2017營造社區凝聚力暨街友、弱勢族群端午粽香送愛活動經費</text:p>
          </table:table-cell>
          <table:table-cell table:style-name="ce32" office:value-type="string" office:string-value="雲林縣老吾老關懷協會" calcext:value-type="string">
            <text:p>雲林縣老吾老關懷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number-columns-repeated="2"/>
          <table:table-cell table:style-name="ce32" office:value-type="string" office:string-value="V" calcext:value-type="string">
            <text:p>V </text:p>
          </table:table-cell>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0" office:value-type="string" calcext:value-type="string">
            <text:p>補助雲林縣二崙鄉宗遠堂禮俗協進會106年端午節關懷弱勢公益活動經費</text:p>
          </table:table-cell>
          <table:table-cell table:style-name="ce32" office:value-type="string" office:string-value="雲林縣二崙鄉宗遠堂禮俗協進會" calcext:value-type="string">
            <text:p>雲林縣二崙鄉宗遠堂禮俗協進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number-columns-repeated="2"/>
          <table:table-cell table:style-name="ce32" office:value-type="string" office:string-value="V" calcext:value-type="string">
            <text:p>V </text:p>
          </table:table-cell>
          <table:table-cell table:number-columns-repeated="1015"/>
        </table:table-row>
        <table:table-row table:style-name="ro20">
          <table:table-cell table:style-name="ce32" office:value-type="string" office:string-value="社政業務-社會行政-獎補助費-對國內團體之捐助" calcext:value-type="string">
            <text:p>社政業務-社會行政-獎補助費-對國內團體之捐助 </text:p>
          </table:table-cell>
          <table:table-cell table:style-name="ce30" office:value-type="string" calcext:value-type="string">
            <text:p>補助雲林縣美麗有約熱心協會106年度歡慶端午佳節活動經費</text:p>
          </table:table-cell>
          <table:table-cell table:style-name="ce32" office:value-type="string" office:string-value="雲林縣美麗有約熱心協會" calcext:value-type="string">
            <text:p>雲林縣美麗有約熱心協會 </text:p>
          </table:table-cell>
          <table:table-cell table:style-name="ce32" office:value-type="string" office:string-value="雲林縣政府社會處" calcext:value-type="string">
            <text:p>雲林縣政府社會處 </text:p>
          </table:table-cell>
          <table:table-cell table:style-name="ce55" office:value-type="float" office:value="20" calcext:value-type="float">
            <text:p>20 </text:p>
          </table:table-cell>
          <table:table-cell table:style-name="ce32" office:value-type="string" office:string-value="無" calcext:value-type="string">
            <text:p>無 </text:p>
          </table:table-cell>
          <table:table-cell table:style-name="ce32" table:number-columns-repeated="2"/>
          <table:table-cell table:style-name="ce32" office:value-type="string" office:string-value="V" calcext:value-type="string">
            <text:p>V </text:p>
          </table:table-cell>
          <table:table-cell table:number-columns-repeated="1015"/>
        </table:table-row>
        <table:table-row table:style-name="ro20">
          <table:table-cell table:style-name="ce34" office:value-type="string" calcext:value-type="string">
            <text:p>勞資關係與福利-社工工作-獎補助費-對國內團體之捐助</text:p>
          </table:table-cell>
          <table:table-cell table:style-name="ce30" office:value-type="string" calcext:value-type="string">
            <text:p>墊付雲林縣沐馨服務協會等105年1月至10月高風險家庭關懷輔導處遇服務方案社工人員楊風險工作補助費預撥款沖銷</text:p>
          </table:table-cell>
          <table:table-cell table:style-name="ce32" office:value-type="string" office:string-value="雲林縣沐馨服務協會" calcext:value-type="string">
            <text:p>雲林縣沐馨服務協會 </text:p>
          </table:table-cell>
          <table:table-cell table:style-name="ce32" office:value-type="string" office:string-value="雲林縣政府社會處" calcext:value-type="string">
            <text:p>雲林縣政府社會處 </text:p>
          </table:table-cell>
          <table:table-cell table:style-name="ce55" office:value-type="float" office:value="8" calcext:value-type="float">
            <text:p>8 </text:p>
          </table:table-cell>
          <table:table-cell table:style-name="ce65" office:value-type="string" calcext:value-type="string">
            <text:p>無</text:p>
          </table:table-cell>
          <table:table-cell table:style-name="ce32"/>
          <table:table-cell table:style-name="ce33"/>
          <table:table-cell table:style-name="ce32" office:value-type="string" office:string-value="V" calcext:value-type="string">
            <text:p>V </text:p>
          </table:table-cell>
          <table:table-cell table:number-columns-repeated="1015"/>
        </table:table-row>
        <table:table-row table:style-name="ro20">
          <table:table-cell table:style-name="ce34" office:value-type="string" calcext:value-type="string">
            <text:p>勞資關係與福利-社工工作-獎補助費-對國內團體之捐助</text:p>
          </table:table-cell>
          <table:table-cell table:style-name="ce30" office:value-type="string" calcext:value-type="string">
            <text:p>墊付雲林縣沐馨服務協會等105年1月至10月高風險家庭關懷輔導處遇服務方案社工人員楊風險工作補助費預撥款沖銷</text:p>
          </table:table-cell>
          <table:table-cell table:style-name="ce32" office:value-type="string" office:string-value="財團法人台灣兒童暨家庭扶助基金會雲林分事務所" calcext:value-type="string">
            <text:p>財團法人台灣兒童暨家庭扶助基金會雲林分事務所 </text:p>
          </table:table-cell>
          <table:table-cell table:style-name="ce32" office:value-type="string" office:string-value="雲林縣政府社會處" calcext:value-type="string">
            <text:p>雲林縣政府社會處 </text:p>
          </table:table-cell>
          <table:table-cell table:style-name="ce55" office:value-type="float" office:value="96" calcext:value-type="float">
            <text:p>96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20">
          <table:table-cell table:style-name="ce34" office:value-type="string" calcext:value-type="string">
            <text:p>勞資關係與福利-社工工作-獎補助費-對國內團體之捐助</text:p>
          </table:table-cell>
          <table:table-cell table:style-name="ce30" office:value-type="string" calcext:value-type="string">
            <text:p>付財團法人台灣兒童暨家庭扶助基金會雲林分事務所辦理「雲林縣106年少年自立生活適應協助計畫」1月至3月執行費用</text:p>
          </table:table-cell>
          <table:table-cell table:style-name="ce32" office:value-type="string" office:string-value="財團法人台灣兒童暨家庭扶助基金會雲林分事務所" calcext:value-type="string">
            <text:p>財團法人台灣兒童暨家庭扶助基金會雲林分事務所 </text:p>
          </table:table-cell>
          <table:table-cell table:style-name="ce32" office:value-type="string" office:string-value="雲林縣政府社會處" calcext:value-type="string">
            <text:p>雲林縣政府社會處 </text:p>
          </table:table-cell>
          <table:table-cell table:style-name="ce55" office:value-type="float" office:value="37" calcext:value-type="float">
            <text:p>37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20">
          <table:table-cell table:style-name="ce34" office:value-type="string" calcext:value-type="string">
            <text:p>勞資關係與福利-社工工作-獎補助費-對國內團體之捐助</text:p>
          </table:table-cell>
          <table:table-cell table:style-name="ce30" office:value-type="string" calcext:value-type="string">
            <text:p>撥入雲林縣公益彩券盈餘分配款專戶106年1月份公益彩券盈餘分配款應受分配數20%</text:p>
          </table:table-cell>
          <table:table-cell table:style-name="ce32" office:value-type="string" office:string-value="雲林縣政府社會處社工科" calcext:value-type="string">
            <text:p>雲林縣政府社會處社工科 </text:p>
          </table:table-cell>
          <table:table-cell table:style-name="ce32" office:value-type="string" office:string-value="雲林縣政府社會處" calcext:value-type="string">
            <text:p>雲林縣政府社會處 </text:p>
          </table:table-cell>
          <table:table-cell table:style-name="ce55" office:value-type="float" office:value="602" calcext:value-type="float">
            <text:p>602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20">
          <table:table-cell table:style-name="ce34" office:value-type="string" calcext:value-type="string">
            <text:p>勞資關係與福利-社工工作-獎補助費-對國內團體之捐助</text:p>
          </table:table-cell>
          <table:table-cell table:style-name="ce30" office:value-type="string" calcext:value-type="string">
            <text:p>撥入雲林縣公益彩券盈餘分配款專戶106年3月份公益彩券盈餘分配款應受分配數20%</text:p>
          </table:table-cell>
          <table:table-cell table:style-name="ce32" office:value-type="string" office:string-value="雲林縣政府社會處社工科" calcext:value-type="string">
            <text:p>雲林縣政府社會處社工科 </text:p>
          </table:table-cell>
          <table:table-cell table:style-name="ce32" office:value-type="string" office:string-value="雲林縣政府社會處" calcext:value-type="string">
            <text:p>雲林縣政府社會處 </text:p>
          </table:table-cell>
          <table:table-cell table:style-name="ce55" office:value-type="float" office:value="602" calcext:value-type="float">
            <text:p>602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20">
          <table:table-cell table:style-name="ce34" office:value-type="string" calcext:value-type="string">
            <text:p>勞資關係與福利-社工工作-獎補助費-對國內團體之捐助</text:p>
          </table:table-cell>
          <table:table-cell table:style-name="ce30" office:value-type="string" calcext:value-type="string">
            <text:p>撥入雲林縣公益彩券盈餘分配款專戶106年2月份公益彩券盈餘分配款應受分配數20%</text:p>
          </table:table-cell>
          <table:table-cell table:style-name="ce32" office:value-type="string" office:string-value="雲林縣政府社會處社工科" calcext:value-type="string">
            <text:p>雲林縣政府社會處社工科 </text:p>
          </table:table-cell>
          <table:table-cell table:style-name="ce32" office:value-type="string" office:string-value="雲林縣政府社會處" calcext:value-type="string">
            <text:p>雲林縣政府社會處 </text:p>
          </table:table-cell>
          <table:table-cell table:style-name="ce55" office:value-type="float" office:value="602" calcext:value-type="float">
            <text:p>602 </text:p>
          </table:table-cell>
          <table:table-cell table:style-name="ce65" office:value-type="string" calcext:value-type="string">
            <text:p>無</text:p>
          </table:table-cell>
          <table:table-cell table:style-name="ce32"/>
          <table:table-cell table:style-name="ce33" office:value-type="string" calcext:value-type="string">
            <text:p><text:s/>V </text:p>
          </table:table-cell>
          <table:table-cell table:style-name="ce32"/>
          <table:table-cell table:number-columns-repeated="1015"/>
        </table:table-row>
        <table:table-row table:style-name="ro20">
          <table:table-cell table:style-name="ce35" office:value-type="string" calcext:value-type="string">
            <text:p>社會處-一般建築及設備-產設備-對國內團體之捐助</text:p>
          </table:table-cell>
          <table:table-cell table:style-name="ce30" office:value-type="string" calcext:value-type="string">
            <text:p>墊付四湖鄉林厝寮永續發展協會辦理104年度長青食堂試辦計畫設備預撥款沖銷</text:p>
          </table:table-cell>
          <table:table-cell table:style-name="ce30" office:value-type="string" calcext:value-type="string">
            <text:p>四湖鄉林厝寮永續發展協會</text:p>
          </table:table-cell>
          <table:table-cell table:style-name="ce34" office:value-type="string" calcext:value-type="string">
            <text:p>雲林縣政府社會處</text:p>
          </table:table-cell>
          <table:table-cell table:style-name="ce54" office:value-type="float" office:value="18" calcext:value-type="float">
            <text:p>18</text:p>
          </table:table-cell>
          <table:table-cell table:style-name="ce33" office:value-type="string" calcext:value-type="string">
            <text:p>無</text:p>
          </table:table-cell>
          <table:table-cell table:style-name="ce71"/>
          <table:table-cell table:style-name="ce33" office:value-type="string" calcext:value-type="string">
            <text:p><text:s/>V </text:p>
          </table:table-cell>
          <table:table-cell table:style-name="ce30"/>
          <table:table-cell table:number-columns-repeated="1015"/>
        </table:table-row>
        <table:table-row table:style-name="ro21">
          <table:table-cell table:style-name="ce32" office:value-type="string" office:string-value="議事業務-業務管理" calcext:value-type="string">
            <text:p>議事業務-業務管理 </text:p>
          </table:table-cell>
          <table:table-cell table:style-name="ce32" office:value-type="string" office:string-value="黨團辦公室及一般活動所需經費" calcext:value-type="string">
            <text:p>黨團辦公室及一般活動所需經費 </text:p>
          </table:table-cell>
          <table:table-cell table:style-name="ce29" office:value-type="string" office:string-value="中國國民黨黨團" calcext:value-type="string">
            <text:p>中國國民黨黨團 </text:p>
          </table:table-cell>
          <table:table-cell table:style-name="ce32" office:value-type="string" office:string-value="縣議會" calcext:value-type="string">
            <text:p>縣議會 </text:p>
          </table:table-cell>
          <table:table-cell table:style-name="ce55" office:value-type="float" office:value="69" calcext:value-type="float">
            <text:p>69 </text:p>
          </table:table-cell>
          <table:table-cell table:style-name="ce32" office:value-type="string" office:string-value="無" calcext:value-type="string">
            <text:p>無 </text:p>
          </table:table-cell>
          <table:table-cell table:style-name="ce32"/>
          <table:table-cell table:style-name="ce32" office:value-type="string" office:string-value="Ⅴ" calcext:value-type="string">
            <text:p>Ⅴ </text:p>
          </table:table-cell>
          <table:table-cell table:style-name="ce32"/>
          <table:table-cell table:number-columns-repeated="1015"/>
        </table:table-row>
        <table:table-row table:style-name="ro21">
          <table:table-cell table:style-name="ce32" office:value-type="string" office:string-value="議事業務-業務管理" calcext:value-type="string">
            <text:p>議事業務-業務管理 </text:p>
          </table:table-cell>
          <table:table-cell table:style-name="ce32" office:value-type="string" office:string-value="黨團辦公室及一般活動所需經費" calcext:value-type="string">
            <text:p>黨團辦公室及一般活動所需經費 </text:p>
          </table:table-cell>
          <table:table-cell table:style-name="ce29" office:value-type="string" office:string-value="民主進步黨團" calcext:value-type="string">
            <text:p>民主進步黨團 </text:p>
          </table:table-cell>
          <table:table-cell table:style-name="ce32" office:value-type="string" office:string-value="縣議會" calcext:value-type="string">
            <text:p>縣議會 </text:p>
          </table:table-cell>
          <table:table-cell table:style-name="ce55" office:value-type="float" office:value="93" calcext:value-type="float">
            <text:p>93 </text:p>
          </table:table-cell>
          <table:table-cell table:style-name="ce32" office:value-type="string" office:string-value="無" calcext:value-type="string">
            <text:p>無 </text:p>
          </table:table-cell>
          <table:table-cell table:style-name="ce32"/>
          <table:table-cell table:style-name="ce32" office:value-type="string" office:string-value="Ⅴ" calcext:value-type="string">
            <text:p>Ⅴ </text:p>
          </table:table-cell>
          <table:table-cell table:style-name="ce32"/>
          <table:table-cell table:number-columns-repeated="1015"/>
        </table:table-row>
        <table:table-row table:style-name="ro21">
          <table:table-cell table:style-name="ce32" office:value-type="string" office:string-value="議事業務-業務管理" calcext:value-type="string">
            <text:p>議事業務-業務管理 </text:p>
          </table:table-cell>
          <table:table-cell table:style-name="ce32" office:value-type="string" office:string-value="黨團辦公室及一般活動所需經費" calcext:value-type="string">
            <text:p>黨團辦公室及一般活動所需經費 </text:p>
          </table:table-cell>
          <table:table-cell table:style-name="ce29" office:value-type="string" office:string-value="誠信聯盟政團" calcext:value-type="string">
            <text:p>誠信聯盟政團 </text:p>
          </table:table-cell>
          <table:table-cell table:style-name="ce32" office:value-type="string" office:string-value="縣議會" calcext:value-type="string">
            <text:p>縣議會 </text:p>
          </table:table-cell>
          <table:table-cell table:style-name="ce55" office:value-type="float" office:value="95" calcext:value-type="float">
            <text:p>95 </text:p>
          </table:table-cell>
          <table:table-cell table:style-name="ce32" office:value-type="string" office:string-value="無" calcext:value-type="string">
            <text:p>無 </text:p>
          </table:table-cell>
          <table:table-cell table:style-name="ce32"/>
          <table:table-cell table:style-name="ce32" office:value-type="string" office:string-value="Ⅴ" calcext:value-type="string">
            <text:p>Ⅴ </text:p>
          </table:table-cell>
          <table:table-cell table:style-name="ce32"/>
          <table:table-cell table:number-columns-repeated="1015"/>
        </table:table-row>
        <table:table-row table:style-name="ro21">
          <table:table-cell table:style-name="ce32" office:value-type="string" office:string-value="一般行政-人事業務" calcext:value-type="string">
            <text:p>一般行政-人事業務 </text:p>
          </table:table-cell>
          <table:table-cell table:style-name="ce38" office:value-type="string" office:string-value="退休警察協會聯誼" calcext:value-type="string">
            <text:p>退休警察協會聯誼 </text:p>
          </table:table-cell>
          <table:table-cell table:style-name="ce46" office:value-type="string" calcext:value-type="string">
            <text:p>退休警察協會</text:p>
          </table:table-cell>
          <table:table-cell table:style-name="ce38" office:value-type="string" office:string-value="警察局" calcext:value-type="string">
            <text:p>警察局 </text:p>
          </table:table-cell>
          <table:table-cell table:style-name="ce59" office:value-type="float" office:value="90" calcext:value-type="float">
            <text:p>90 </text:p>
          </table:table-cell>
          <table:table-cell table:style-name="ce38" office:value-type="string" office:string-value="無" calcext:value-type="string">
            <text:p>無 </text:p>
          </table:table-cell>
          <table:table-cell table:style-name="ce38"/>
          <table:table-cell table:style-name="ce32" office:value-type="string" office:string-value="Ⅴ" calcext:value-type="string">
            <text:p>Ⅴ </text:p>
          </table:table-cell>
          <table:table-cell table:style-name="ce38"/>
          <table:table-cell table:number-columns-repeated="1015"/>
        </table:table-row>
        <table:table-row table:style-name="ro6">
          <table:table-cell table:style-name="ce36" office:value-type="string" office:string-value=" 國民小學教育行政及督導-學務管理科" calcext:value-type="string">
            <text:p><text:s/>國民小學教育行政及督導-學務管理科 </text:p>
          </table:table-cell>
          <table:table-cell table:style-name="ce42" office:value-type="string" office:string-value="補助人事費及業務費" calcext:value-type="string">
            <text:p>補助人事費及業務費 </text:p>
          </table:table-cell>
          <table:table-cell table:style-name="ce42" office:value-type="string" office:string-value="學園實際聘用人員及轉介輔導學生人數經費" calcext:value-type="string">
            <text:p>學園實際聘用人員及轉介輔導學生人數經費 </text:p>
          </table:table-cell>
          <table:table-cell table:style-name="ce42" office:value-type="string" office:string-value="教育處學管科" calcext:value-type="string">
            <text:p>教育處學管科 </text:p>
          </table:table-cell>
          <table:table-cell table:style-name="ce60" office:value-type="float" office:value="330" calcext:value-type="float">
            <text:p>330 </text:p>
          </table:table-cell>
          <table:table-cell table:style-name="ce42" office:value-type="string" office:string-value="有" calcext:value-type="string">
            <text:p>有 </text:p>
          </table:table-cell>
          <table:table-cell table:style-name="ce42" office:value-type="string" office:string-value="社團法人台灣雲彩全人關懷協會" calcext:value-type="string">
            <text:p>社團法人台灣雲彩全人關懷協會 </text:p>
          </table:table-cell>
          <table:table-cell table:style-name="ce42" table:number-columns-repeated="2"/>
          <table:table-cell table:number-columns-repeated="1015"/>
        </table:table-row>
        <table:table-row table:style-name="ro6">
          <table:table-cell table:style-name="ce36" office:value-type="string" office:string-value=" 國民小學教育行政及督導-學務管理科" calcext:value-type="string">
            <text:p><text:s/>國民小學教育行政及督導-學務管理科 </text:p>
          </table:table-cell>
          <table:table-cell table:style-name="ce42" office:value-type="string" office:string-value="補助人事費及業務費" calcext:value-type="string">
            <text:p>補助人事費及業務費 </text:p>
          </table:table-cell>
          <table:table-cell table:style-name="ce42" office:value-type="string" office:string-value="學園實際聘用人員及轉介輔導學生人數經費" calcext:value-type="string">
            <text:p>學園實際聘用人員及轉介輔導學生人數經費 </text:p>
          </table:table-cell>
          <table:table-cell table:style-name="ce42" office:value-type="string" office:string-value="教育處學管科" calcext:value-type="string">
            <text:p>教育處學管科 </text:p>
          </table:table-cell>
          <table:table-cell table:style-name="ce60" office:value-type="float" office:value="221" calcext:value-type="float">
            <text:p>221 </text:p>
          </table:table-cell>
          <table:table-cell table:style-name="ce42" office:value-type="string" office:string-value="有" calcext:value-type="string">
            <text:p>有 </text:p>
          </table:table-cell>
          <table:table-cell table:style-name="ce42" office:value-type="string" office:string-value="社團法人雲林縣圓夢協會" calcext:value-type="string">
            <text:p>社團法人雲林縣圓夢協會 </text:p>
          </table:table-cell>
          <table:table-cell table:style-name="ce42" table:number-columns-repeated="2"/>
          <table:table-cell table:number-columns-repeated="1015"/>
        </table:table-row>
        <table:table-row table:style-name="ro6">
          <table:table-cell table:style-name="ce36" office:value-type="string" office:string-value="社會教育行政及督導-社會教育科" calcext:value-type="string">
            <text:p>社會教育行政及督導-社會教育科 </text:p>
          </table:table-cell>
          <table:table-cell table:style-name="ce42" office:value-type="string" office:string-value="雲林縣女童軍會辦理105年小隊長訓練營活動經費" calcext:value-type="string">
            <text:p>雲林縣女童軍會辦理105年小隊長訓練營活動經費 </text:p>
          </table:table-cell>
          <table:table-cell table:style-name="ce36" office:value-type="string" office:string-value="雲林縣女童軍會" calcext:value-type="string">
            <text:p>雲林縣女童軍會 </text:p>
          </table:table-cell>
          <table:table-cell table:style-name="ce42" office:value-type="string" office:string-value="教育處" calcext:value-type="string">
            <text:p>教育處 </text:p>
          </table:table-cell>
          <table:table-cell table:style-name="ce60" office:value-type="float" office:value="96" calcext:value-type="float">
            <text:p>96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6">
          <table:table-cell table:style-name="ce37" office:value-type="string" office:string-value=" 體育教學及活動-體育保健科" calcext:value-type="string">
            <text:p><text:s/>體育教學及活動-體育保健科 </text:p>
          </table:table-cell>
          <table:table-cell table:style-name="ce43" office:value-type="string" office:string-value="辦理「106年普羅博士暨雲林縣主委全國國中國小羽球錦標賽」" calcext:value-type="string">
            <text:p>辦理「106年普羅博士暨雲林縣主委全國國中國小羽球錦標賽」 </text:p>
          </table:table-cell>
          <table:table-cell table:style-name="ce43" office:value-type="string" office:string-value="羽球委員會" calcext:value-type="string">
            <text:p>羽球委員會 </text:p>
          </table:table-cell>
          <table:table-cell table:style-name="ce42" office:value-type="string" office:string-value="教育處" calcext:value-type="string">
            <text:p>教育處 </text:p>
          </table:table-cell>
          <table:table-cell table:style-name="ce59" office:value-type="float" office:value="50" calcext:value-type="float">
            <text:p>5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參加「105年第23屆全國少年跆拳道錦標賽」" calcext:value-type="string">
            <text:p>參加「105年第23屆全國少年跆拳道錦標賽」 </text:p>
          </table:table-cell>
          <table:table-cell table:style-name="ce43" office:value-type="string" office:string-value="跆拳道委員會" calcext:value-type="string">
            <text:p>跆拳道委員會 </text:p>
          </table:table-cell>
          <table:table-cell table:style-name="ce42" office:value-type="string" office:string-value="教育處" calcext:value-type="string">
            <text:p>教育處 </text:p>
          </table:table-cell>
          <table:table-cell table:style-name="ce59" office:value-type="float" office:value="60" calcext:value-type="float">
            <text:p>6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參加「2016年國際無裝備香港健力邀請錦標賽」" calcext:value-type="string">
            <text:p>參加「2016年國際無裝備香港健力邀請錦標賽」 </text:p>
          </table:table-cell>
          <table:table-cell table:style-name="ce43" office:value-type="string" office:string-value="力量委員會" calcext:value-type="string">
            <text:p>力量委員會 </text:p>
          </table:table-cell>
          <table:table-cell table:style-name="ce42" office:value-type="string" office:string-value="教育處" calcext:value-type="string">
            <text:p>教育處 </text:p>
          </table:table-cell>
          <table:table-cell table:style-name="ce61" office:value-type="float" office:value="4.5" calcext:value-type="float">
            <text:p>4.5</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辦理「105年雲林縣主委盃全國木球邀請賽」" calcext:value-type="string">
            <text:p>辦理「105年雲林縣主委盃全國木球邀請賽」 </text:p>
          </table:table-cell>
          <table:table-cell table:style-name="ce43" office:value-type="string" office:string-value="木球委員會" calcext:value-type="string">
            <text:p>木球委員會 </text:p>
          </table:table-cell>
          <table:table-cell table:style-name="ce42" office:value-type="string" office:string-value="教育處" calcext:value-type="string">
            <text:p>教育處 </text:p>
          </table:table-cell>
          <table:table-cell table:style-name="ce59" office:value-type="float" office:value="50" calcext:value-type="float">
            <text:p>5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辦理「2016剛柔盃全國空手道錦標賽」" calcext:value-type="string">
            <text:p>辦理「2016剛柔盃全國空手道錦標賽」 </text:p>
          </table:table-cell>
          <table:table-cell table:style-name="ce43" office:value-type="string" office:string-value="空手道委員會" calcext:value-type="string">
            <text:p>空手道委員會 </text:p>
          </table:table-cell>
          <table:table-cell table:style-name="ce42" office:value-type="string" office:string-value="教育處" calcext:value-type="string">
            <text:p>教育處 </text:p>
          </table:table-cell>
          <table:table-cell table:style-name="ce59" office:value-type="float" office:value="20" calcext:value-type="float">
            <text:p>2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5">
          <table:table-cell table:style-name="ce37" office:value-type="string" office:string-value=" 體育教學及活動-體育保健科" calcext:value-type="string">
            <text:p><text:s/>體育教學及活動-體育保健科 </text:p>
          </table:table-cell>
          <table:table-cell table:style-name="ce37" office:value-type="string" office:string-value="羽球委員會林祐賢、廖冠皓選手參加「2017年德國公開賽」、「2017年全英公開賽」及「2017年瑞士公開賽」參賽經費" calcext:value-type="string">
            <text:p>羽球委員會林祐賢、廖冠皓選手參加「2017年德國公開賽」、「2017年全英公開賽」及「2017年瑞士公開賽」參賽經費 </text:p>
          </table:table-cell>
          <table:table-cell table:style-name="ce43" office:value-type="string" office:string-value="羽球委員會" calcext:value-type="string">
            <text:p>羽球委員會 </text:p>
          </table:table-cell>
          <table:table-cell table:style-name="ce42" office:value-type="string" office:string-value="教育處" calcext:value-type="string">
            <text:p>教育處 </text:p>
          </table:table-cell>
          <table:table-cell table:style-name="ce59" office:value-type="float" office:value="60" calcext:value-type="float">
            <text:p>6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辦理「2016虎郡盃國高中三對三籃球鬥牛賽」" calcext:value-type="string">
            <text:p>辦理「2016虎郡盃國高中三對三籃球鬥牛賽」 </text:p>
          </table:table-cell>
          <table:table-cell table:style-name="ce43" office:value-type="string" office:string-value="虎尾鎮體育會" calcext:value-type="string">
            <text:p>虎尾鎮體育會 </text:p>
          </table:table-cell>
          <table:table-cell table:style-name="ce42" office:value-type="string" office:string-value="教育處" calcext:value-type="string">
            <text:p>教育處 </text:p>
          </table:table-cell>
          <table:table-cell table:style-name="ce59" office:value-type="float" office:value="40" calcext:value-type="float">
            <text:p>4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辦理「105年國家乙級教練及裁判研習」" calcext:value-type="string">
            <text:p>辦理「105年國家乙級教練及裁判研習」 </text:p>
          </table:table-cell>
          <table:table-cell table:style-name="ce43" office:value-type="string" office:string-value="柔術委員會" calcext:value-type="string">
            <text:p>柔術委員會 </text:p>
          </table:table-cell>
          <table:table-cell table:style-name="ce42" office:value-type="string" office:string-value="教育處" calcext:value-type="string">
            <text:p>教育處 </text:p>
          </table:table-cell>
          <table:table-cell table:style-name="ce59" office:value-type="float" office:value="40" calcext:value-type="float">
            <text:p>4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參加「106年全國岳王盃木球錦標賽」經費" calcext:value-type="string">
            <text:p>參加「106年全國岳王盃木球錦標賽」經費 </text:p>
          </table:table-cell>
          <table:table-cell table:style-name="ce43" office:value-type="string" office:string-value="木球委員會" calcext:value-type="string">
            <text:p>木球委員會 </text:p>
          </table:table-cell>
          <table:table-cell table:style-name="ce42" office:value-type="string" office:string-value="教育處" calcext:value-type="string">
            <text:p>教育處 </text:p>
          </table:table-cell>
          <table:table-cell table:style-name="ce61" office:value-type="float" office:value="16.29" calcext:value-type="float">
            <text:p>16.29</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5">
          <table:table-cell table:style-name="ce37" office:value-type="string" office:string-value=" 體育教學及活動-體育保健科" calcext:value-type="string">
            <text:p><text:s/>體育教學及活動-體育保健科 </text:p>
          </table:table-cell>
          <table:table-cell table:style-name="ce43" office:value-type="string" office:string-value="羽球委員會吳沅錚選手參加「2017年波蘭挑戰賽」、「2017年法國挑戰賽」及「2017年芬蘭挑戰賽」參賽經費" calcext:value-type="string">
            <text:p>羽球委員會吳沅錚選手參加「2017年波蘭挑戰賽」、「2017年法國挑戰賽」及「2017年芬蘭挑戰賽」參賽經費 </text:p>
          </table:table-cell>
          <table:table-cell table:style-name="ce43" office:value-type="string" office:string-value="羽球委員會" calcext:value-type="string">
            <text:p>羽球委員會 </text:p>
          </table:table-cell>
          <table:table-cell table:style-name="ce42" office:value-type="string" office:string-value="教育處" calcext:value-type="string">
            <text:p>教育處 </text:p>
          </table:table-cell>
          <table:table-cell table:style-name="ce59" office:value-type="float" office:value="30" calcext:value-type="float">
            <text:p>3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辦理「2017年第27屆台灣體育總會會長盃」經費" calcext:value-type="string">
            <text:p>辦理「2017年第27屆台灣體育總會會長盃」經費 </text:p>
          </table:table-cell>
          <table:table-cell table:style-name="ce43" office:value-type="string" office:string-value="滑輪溜冰委員會" calcext:value-type="string">
            <text:p>滑輪溜冰委員會 </text:p>
          </table:table-cell>
          <table:table-cell table:style-name="ce42" office:value-type="string" office:string-value="教育處" calcext:value-type="string">
            <text:p>教育處 </text:p>
          </table:table-cell>
          <table:table-cell table:style-name="ce59" office:value-type="float" office:value="50" calcext:value-type="float">
            <text:p>5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6">
          <table:table-cell table:style-name="ce37" office:value-type="string" office:string-value=" 體育教學及活動-體育保健科" calcext:value-type="string">
            <text:p><text:s/>體育教學及活動-體育保健科 </text:p>
          </table:table-cell>
          <table:table-cell table:style-name="ce43" office:value-type="string" office:string-value="羽球委員會李芳至、李芳任、林上凱選手選手參加「2017年中國羽球大師賽」參賽補助" calcext:value-type="string">
            <text:p>羽球委員會李芳至、李芳任、林上凱選手選手參加「2017年中國羽球大師賽」參賽補助 </text:p>
          </table:table-cell>
          <table:table-cell table:style-name="ce43" office:value-type="string" office:string-value="羽球委員會" calcext:value-type="string">
            <text:p>羽球委員會 </text:p>
          </table:table-cell>
          <table:table-cell table:style-name="ce42" office:value-type="string" office:string-value="教育處" calcext:value-type="string">
            <text:p>教育處 </text:p>
          </table:table-cell>
          <table:table-cell table:style-name="ce59" office:value-type="float" office:value="30" calcext:value-type="float">
            <text:p>3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21">
          <table:table-cell table:style-name="ce37" office:value-type="string" office:string-value=" 體育教學及活動-體育保健科" calcext:value-type="string">
            <text:p><text:s/>體育教學及活動-體育保健科 </text:p>
          </table:table-cell>
          <table:table-cell table:style-name="ce43" office:value-type="string" office:string-value="辦理105年棒球C級裁判及教練講習計畫經費" calcext:value-type="string">
            <text:p>辦理105年棒球C級裁判及教練講習計畫經費 </text:p>
          </table:table-cell>
          <table:table-cell table:style-name="ce43" office:value-type="string" office:string-value="棒球委員會" calcext:value-type="string">
            <text:p>棒球委員會 </text:p>
          </table:table-cell>
          <table:table-cell table:style-name="ce42" office:value-type="string" office:string-value="教育處" calcext:value-type="string">
            <text:p>教育處 </text:p>
          </table:table-cell>
          <table:table-cell table:style-name="ce59" office:value-type="float" office:value="40" calcext:value-type="float">
            <text:p>4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6">
          <table:table-cell table:style-name="ce37" office:value-type="string" office:string-value=" 體育教學及活動-體育保健科" calcext:value-type="string">
            <text:p><text:s/>體育教學及活動-體育保健科 </text:p>
          </table:table-cell>
          <table:table-cell table:style-name="ce43" office:value-type="string" office:string-value="羽球委員會李芳至、李芳任選手參加「2017年泰國羽球挑戰賽」經費" calcext:value-type="string">
            <text:p>羽球委員會李芳至、李芳任選手參加「2017年泰國羽球挑戰賽」經費 </text:p>
          </table:table-cell>
          <table:table-cell table:style-name="ce43" office:value-type="string" office:string-value="羽球委員會" calcext:value-type="string">
            <text:p>羽球委員會 </text:p>
          </table:table-cell>
          <table:table-cell table:style-name="ce42" office:value-type="string" office:string-value="教育處" calcext:value-type="string">
            <text:p>教育處 </text:p>
          </table:table-cell>
          <table:table-cell table:style-name="ce59" office:value-type="float" office:value="20" calcext:value-type="float">
            <text:p>20 </text:p>
          </table:table-cell>
          <table:table-cell table:style-name="ce38" office:value-type="string" office:string-value="無" calcext:value-type="string">
            <text:p>無 </text:p>
          </table:table-cell>
          <table:table-cell table:style-name="ce42"/>
          <table:table-cell table:style-name="ce33" office:value-type="string" calcext:value-type="string">
            <text:p>V</text:p>
          </table:table-cell>
          <table:table-cell table:style-name="ce42"/>
          <table:table-cell table:number-columns-repeated="1015"/>
        </table:table-row>
        <table:table-row table:style-name="ro6">
          <table:table-cell table:style-name="ce37" office:value-type="string" office:string-value=" 體育教學及活動-體育保健科" calcext:value-type="string">
            <text:p><text:s/>體育教學及活動-體育保健科 </text:p>
          </table:table-cell>
          <table:table-cell table:style-name="ce38" office:value-type="string" office:string-value="付國民小學體育促進會辦理「105年配合亞洲職棒冬季聯盟棒球精進教室」推廣活動" calcext:value-type="string">
            <text:p>付國民小學體育促進會辦理「105年配合亞洲職棒冬季聯盟棒球精進教室」推廣活動 </text:p>
          </table:table-cell>
          <table:table-cell table:style-name="ce46" office:value-type="string" calcext:value-type="string">
            <text:p>國民小學體育促進會</text:p>
          </table:table-cell>
          <table:table-cell table:style-name="ce42" office:value-type="string" office:string-value="教育處" calcext:value-type="string">
            <text:p>教育處 </text:p>
          </table:table-cell>
          <table:table-cell table:style-name="ce59" office:value-type="float" office:value="276" calcext:value-type="float">
            <text:p>276 </text:p>
          </table:table-cell>
          <table:table-cell table:style-name="ce38" office:value-type="string" office:string-value="無" calcext:value-type="string">
            <text:p>無 </text:p>
          </table:table-cell>
          <table:table-cell table:style-name="ce38"/>
          <table:table-cell table:style-name="ce33" office:value-type="string" calcext:value-type="string">
            <text:p>V</text:p>
          </table:table-cell>
          <table:table-cell table:style-name="ce38"/>
          <table:table-cell table:number-columns-repeated="1015"/>
        </table:table-row>
        <table:table-row table:style-name="ro22">
          <table:table-cell table:style-name="ce38" office:value-type="string" office:string-value="合計" calcext:value-type="string" table:number-columns-spanned="4" table:number-rows-spanned="1">
            <text:p>合計 </text:p>
          </table:table-cell>
          <table:covered-table-cell table:number-columns-repeated="2" table:style-name="ce44"/>
          <table:covered-table-cell table:style-name="ce51"/>
          <table:table-cell table:style-name="ce62" table:formula="of:=SUM([.E6:.E271])" office:value-type="float" office:value="81871.49" calcext:value-type="float">
            <text:p>81,871.49 </text:p>
          </table:table-cell>
          <table:table-cell table:style-name="ce38"/>
          <table:table-cell table:style-name="ce42"/>
          <table:table-cell table:style-name="ce33"/>
          <table:table-cell table:style-name="ce42"/>
          <table:table-cell table:number-columns-repeated="1015"/>
        </table:table-row>
        <table:table-row table:style-name="ro15" table:number-rows-repeated="1048303">
          <table:table-cell table:number-columns-repeated="1024"/>
        </table:table-row>
        <table:table-row table:style-name="ro15">
          <table:table-cell table:number-columns-repeated="1024"/>
        </table:table-row>
        <table:named-expressions>
          <table:named-range table:name="_xlnm.Print_Titles" table:base-cell-address="$議員4.$A$1" table:cell-range-address="$民間5.$A$4:.$AMJ$5"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細明體" svg:font-family="新細明體" style:font-family-generic="roman"/>
    <style:font-face style:name="標楷體" svg:font-family="標楷體" style:font-family-generic="script"/>
    <style:font-face style:name="Arial" svg:font-family="Arial" style:font-family-generic="swiss"/>
    <style:font-face style:name="Helv" svg:font-family="Helv" style:font-family-generic="swiss"/>
    <style:font-face style:name="Times New Roman" svg:font-family="'Times New Roman'" style:font-family-generic="script" style:font-pitch="variable"/>
    <style:font-face style:name="標楷體1" svg:font-family="標楷體"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loext:text>
      <loext:fill-character> </loext:fill-character>
      <number:number number:decimal-places="2" loext:min-decimal-places="2" number:min-integer-digits="1" number:grouping="true"/>
      <number:text> </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2P0" style:volatile="true">
      <loext:fill-character> </loext:fill-character>
      <number:number number:decimal-places="2" loext:min-decimal-places="2" number:min-integer-digits="1" number:grouping="true"/>
      <number:text> </number:text>
    </number:number-style>
    <number:number-style style:name="N142P1" style:volatile="true">
      <loext:text>-</loext:text>
      <loext:fill-character> </loext:fill-character>
      <number:number number:decimal-places="2" loext:min-decimal-places="2" number:min-integer-digits="1" number:grouping="true"/>
      <number:text> </number:text>
    </number:number-style>
    <number:number-style style:name="N142P2" style:volatile="true">
      <loext:fill-character> </loext:fill-character>
      <number:text>-</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3P0" style:volatile="true">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number:text>
      <style:map style:condition="value()&gt;=0" style:apply-style-name="N145P0"/>
    </number:number-style>
    <number:number-style style:name="N146P0" style:volatile="true">
      <number:number number:decimal-places="0" loext:min-decimal-places="0" number:min-integer-digits="1" number:grouping="true"/>
      <number:text> </number:text>
    </number:number-style>
    <number:number-style style:name="N146P1" style:volatile="true">
      <number:number number:decimal-places="0" loext:min-decimal-places="0" number:min-integer-digits="1" number:grouping="true"/>
      <number:text> </number:text>
    </number:number-style>
    <number:number-style style:name="N146P2" style:volatile="true">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number number:decimal-places="0" loext:min-decimal-places="0" number:min-integer-digits="1" number:grouping="true"/>
      <number:text> </number:text>
    </number:number-style>
    <number:currency-style style:name="N10137P0" style:volatile="true" number:language="zh" number:country="TW">
      <number:text>$</number:text>
      <number:number number:decimal-places="0" loext:min-decimal-places="0" number:min-integer-digits="1" number:grouping="true"/>
    </number:currency-style>
    <number:currency-style style:name="N10137" number:language="zh" number:country="TW">
      <number:text>-$</number:text>
      <number:number number:decimal-places="0" loext:min-decimal-places="0" number:min-integer-digits="1" number:grouping="true"/>
      <style:map style:condition="value()&gt;=0" style:apply-style-name="N10137P0"/>
    </number:currency-style>
    <number:currency-style style:name="N10138P0" style:volatile="true" number:language="zh" number:country="TW">
      <number:text>$</number:text>
      <number:number number:decimal-places="0" loext:min-decimal-places="0" number:min-integer-digits="1" number:grouping="true"/>
    </number:currency-style>
    <number:currency-style style:name="N10138" number:language="zh" number:country="TW">
      <style:text-properties fo:color="#ff0000"/>
      <number:text>-$</number:text>
      <number:number number:decimal-places="0" loext:min-decimal-places="0" number:min-integer-digits="1" number:grouping="true"/>
      <style:map style:condition="value()&gt;=0" style:apply-style-name="N10138P0"/>
    </number:currency-style>
    <number:currency-style style:name="N10139P0" style:volatile="true" number:language="zh" number:country="TW">
      <number:text>$</number:text>
      <number:number number:decimal-places="2" loext:min-decimal-places="2" number:min-integer-digits="1" number:grouping="true"/>
    </number:currency-style>
    <number:currency-style style:name="N10139" number:language="zh" number:country="TW">
      <number:text>-$</number:text>
      <number:number number:decimal-places="2" loext:min-decimal-places="2" number:min-integer-digits="1" number:grouping="true"/>
      <style:map style:condition="value()&gt;=0" style:apply-style-name="N10139P0"/>
    </number:currency-style>
    <number:currency-style style:name="N10140P0" style:volatile="true" number:language="zh" number:country="TW">
      <number:text>$</number:text>
      <number:number number:decimal-places="2" loext:min-decimal-places="2" number:min-integer-digits="1" number:grouping="true"/>
    </number:currency-style>
    <number:currency-style style:name="N10140" number:language="zh" number:country="TW">
      <style:text-properties fo:color="#ff0000"/>
      <number:text>-$</number:text>
      <number:number number:decimal-places="2" loext:min-decimal-places="2" number:min-integer-digits="1" number:grouping="true"/>
      <style:map style:condition="value()&gt;=0" style:apply-style-name="N10140P0"/>
    </number:currency-style>
    <number:date-style style:name="N10141" number:language="zh" number:country="TW">
      <number:day/>
      <number:text>-</number:text>
      <number:month number:textual="true"/>
      <number:text>-</number:text>
      <number:year/>
    </number:date-style>
    <number:date-style style:name="N10142" number:language="zh" number:country="TW">
      <number:day/>
      <number:text>-</number:text>
      <number:month number:textual="true"/>
    </number:date-style>
    <number:date-style style:name="N10143" number:language="zh" number:country="TW">
      <number:month number:textual="true"/>
      <number:text>-</number:text>
      <number:year/>
    </number:date-style>
    <number:time-style style:name="N10144" number:language="zh" number:country="TW">
      <number:hours number:style="long"/>
      <number:text>:</number:text>
      <number:minutes number:style="long"/>
      <number:text> </number:text>
      <number:am-pm/>
    </number:time-style>
    <number:time-style style:name="N10145" number:language="zh" number:country="TW">
      <number:hours number:style="long"/>
      <number:text>:</number:text>
      <number:minutes number:style="long"/>
      <number:text>:</number:text>
      <number:seconds number:style="long"/>
      <number:text> </number:text>
      <number:am-pm/>
    </number:time-style>
    <number:number-style style:name="N10146P0" style:volatile="true" number:language="zh" number:country="TW">
      <number:text>US$</number:text>
      <number:number number:decimal-places="0" loext:min-decimal-places="0" number:min-integer-digits="1" number:grouping="true"/>
      <number:text> </number:text>
    </number:number-style>
    <number:number-style style:name="N10146" number:language="zh" number:country="TW">
      <number:text>(US$</number:text>
      <number:number number:decimal-places="0" loext:min-decimal-places="0" number:min-integer-digits="1" number:grouping="true"/>
      <number:text>)</number:text>
      <style:map style:condition="value()&gt;=0" style:apply-style-name="N10146P0"/>
    </number:number-style>
    <number:number-style style:name="N10147P0" style:volatile="true" number:language="zh" number:country="TW">
      <number:text>US$</number:text>
      <number:number number:decimal-places="0" loext:min-decimal-places="0" number:min-integer-digits="1" number:grouping="true"/>
      <number:text> </number:text>
    </number:number-style>
    <number:number-style style:name="N10147" number:language="zh" number:country="TW">
      <style:text-properties fo:color="#ff0000"/>
      <number:text>(US$</number:text>
      <number:number number:decimal-places="0" loext:min-decimal-places="0" number:min-integer-digits="1" number:grouping="true"/>
      <number:text>)</number:text>
      <style:map style:condition="value()&gt;=0" style:apply-style-name="N10147P0"/>
    </number:number-style>
    <number:number-style style:name="N10148P0" style:volatile="true" number:language="zh" number:country="TW">
      <number:text>US$</number:text>
      <number:number number:decimal-places="2" loext:min-decimal-places="2" number:min-integer-digits="1" number:grouping="true"/>
      <number:text> </number:text>
    </number:number-style>
    <number:number-style style:name="N10148" number:language="zh" number:country="TW">
      <number:text>(US$</number:text>
      <number:number number:decimal-places="2" loext:min-decimal-places="2" number:min-integer-digits="1" number:grouping="true"/>
      <number:text>)</number:text>
      <style:map style:condition="value()&gt;=0" style:apply-style-name="N10148P0"/>
    </number:number-style>
    <number:number-style style:name="N10149P0" style:volatile="true" number:language="zh" number:country="TW">
      <number:text>US$</number:text>
      <number:number number:decimal-places="2" loext:min-decimal-places="2" number:min-integer-digits="1" number:grouping="true"/>
      <number:text> </number:text>
    </number:number-style>
    <number:number-style style:name="N10149" number:language="zh" number:country="TW">
      <style:text-properties fo:color="#ff0000"/>
      <number:text>(US$</number:text>
      <number:number number:decimal-places="2" loext:min-decimal-places="2" number:min-integer-digits="1" number:grouping="true"/>
      <number:text>)</number:text>
      <style:map style:condition="value()&gt;=0" style:apply-style-name="N10149P0"/>
    </number:number-style>
    <number:date-style style:name="N10150" number:language="zh" number:country="TW">
      <number:year number:calendar="ROC"/>
      <number:text>/</number:text>
      <number:month number:calendar="ROC"/>
      <number:text>/</number:text>
      <number:day number:calendar="ROC"/>
    </number:date-style>
    <number:date-style style:name="N10151" number:language="zh" number:country="TW">
      <number:year number:calendar="ROC"/>
      <number:text>年</number:text>
      <number:month number:calendar="ROC"/>
      <number:text>月</number:text>
      <number:day number:calendar="ROC"/>
      <number:text>日</number:text>
    </number:date-style>
    <number:date-style style:name="N10152" number:language="zh" number:country="TW">
      <number:month/>
      <number:text>/</number:text>
      <number:day/>
      <number:text>/</number:text>
      <number:year/>
    </number:date-style>
    <number:date-style style:name="N10153" number:language="zh" number:country="TW">
      <number:year number:style="long"/>
      <number:text>年</number:text>
      <number:month/>
      <number:text>月</number:text>
      <number:day/>
      <number:text>日</number:text>
    </number:date-style>
    <number:time-style style:name="N10154" number:language="zh" number:country="TW">
      <number:am-pm/>
      <number:hours number:style="long"/>
      <number:text>時</number:text>
      <number:minutes number:style="long"/>
      <number:text>分</number:text>
    </number:time-style>
    <number:time-style style:name="N10155" number:language="zh" number:country="TW">
      <number:am-pm/>
      <number:hours number:style="long"/>
      <number:text>時</number:text>
      <number:minutes number:style="long"/>
      <number:text>分</number:text>
      <number:seconds number:style="long"/>
      <number:text>秒</number:text>
    </number:time-style>
    <number:number-style style:name="N10156P0" style:volatile="true" number:language="zh" number:country="TW">
      <number:number number:decimal-places="0" loext:min-decimal-places="0" number:min-integer-digits="1" number:grouping="true"/>
    </number:number-style>
    <number:number-style style:name="N10156" number:language="zh" number:country="TW">
      <number:text>-</number:text>
      <number:number number:decimal-places="0" loext:min-decimal-places="0" number:min-integer-digits="1" number:grouping="true"/>
      <style:map style:condition="value()&gt;=0" style:apply-style-name="N10156P0"/>
    </number:number-style>
    <number:number-style style:name="N10157P0" style:volatile="true" number:language="zh" number:country="TW">
      <number:number number:decimal-places="0" loext:min-decimal-places="0" number:min-integer-digits="1" number:grouping="true"/>
    </number:number-style>
    <number:number-style style:name="N10157" number:language="zh" number:country="TW">
      <style:text-properties fo:color="#ff0000"/>
      <number:text>-</number:text>
      <number:number number:decimal-places="0" loext:min-decimal-places="0" number:min-integer-digits="1" number:grouping="true"/>
      <style:map style:condition="value()&gt;=0" style:apply-style-name="N10157P0"/>
    </number:number-style>
    <number:number-style style:name="N10158P0" style:volatile="true" number:language="zh" number:country="TW">
      <number:number number:decimal-places="2" loext:min-decimal-places="2" number:min-integer-digits="1" number:grouping="true"/>
    </number:number-style>
    <number:number-style style:name="N10158" number:language="zh" number:country="TW">
      <number:text>-</number:text>
      <number:number number:decimal-places="2" loext:min-decimal-places="2" number:min-integer-digits="1" number:grouping="true"/>
      <style:map style:condition="value()&gt;=0" style:apply-style-name="N10158P0"/>
    </number:number-style>
    <number:number-style style:name="N10159P0" style:volatile="true" number:language="zh" number:country="TW">
      <number:number number:decimal-places="2" loext:min-decimal-places="2" number:min-integer-digits="1" number:grouping="true"/>
    </number:number-style>
    <number:number-style style:name="N10159" number:language="zh" number:country="TW">
      <style:text-properties fo:color="#ff0000"/>
      <number:text>-</number:text>
      <number:number number:decimal-places="2" loext:min-decimal-places="2" number:min-integer-digits="1" number:grouping="true"/>
      <style:map style:condition="value()&gt;=0" style:apply-style-name="N10159P0"/>
    </number:number-style>
    <number:number-style style:name="N10160P0" style:volatile="true" number:language="zh" number:country="TW">
      <loext:text> </loext:text>
      <loext:fill-character> </loext:fill-character>
      <number:number number:decimal-places="0" loext:min-decimal-places="0" number:min-integer-digits="1" number:grouping="true"/>
      <number:text> </number:text>
    </number:number-style>
    <number:number-style style:name="N10160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60P2" style:volatile="true" number:language="zh" number:country="TW">
      <loext:text> </loext:text>
      <loext:fill-character> </loext:fill-character>
      <number:text>- </number:text>
    </number:number-style>
    <number:text-style style:name="N10160" number:language="zh" number:country="TW">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1P0" style:volatile="true" number:language="zh" number:country="TW">
      <loext:text> $</loext:text>
      <loext:fill-character> </loext:fill-character>
      <number:number number:decimal-places="0" loext:min-decimal-places="0" number:min-integer-digits="1" number:grouping="true"/>
      <number:text> </number:text>
    </number:currency-style>
    <number:currency-style style:name="N10161P1" style:volatile="true" number:language="zh" number:country="TW">
      <loext:text>-$</loext:text>
      <loext:fill-character> </loext:fill-character>
      <number:number number:decimal-places="0" loext:min-decimal-places="0" number:min-integer-digits="1" number:grouping="true"/>
      <number:text> </number:text>
    </number:currency-style>
    <number:currency-style style:name="N10161P2" style:volatile="true" number:language="zh" number:country="TW">
      <loext:text> $</loext:text>
      <loext:fill-character> </loext:fill-character>
      <number:text>- </number:text>
    </number:currency-style>
    <number:text-style style:name="N10161" number:language="zh" number:country="TW">
      <number:text> </number:text>
      <number:text-content/>
      <number:text> </number:text>
      <style:map style:condition="value()&gt;0" style:apply-style-name="N10161P0"/>
      <style:map style:condition="value()&lt;0" style:apply-style-name="N10161P1"/>
      <style:map style:condition="value()=0" style:apply-style-name="N10161P2"/>
    </number:text-style>
    <number:currency-style style:name="N10162P0" style:volatile="true" number:language="zh" number:country="TW">
      <loext:text> $</loext:text>
      <loext:fill-character> </loext:fill-character>
      <number:number number:decimal-places="2" loext:min-decimal-places="2" number:min-integer-digits="1" number:grouping="true"/>
      <number:text> </number:text>
    </number:currency-style>
    <number:currency-style style:name="N10162P1" style:volatile="true" number:language="zh" number:country="TW">
      <loext:text>-$</loext:text>
      <loext:fill-character> </loext:fill-character>
      <number:number number:decimal-places="2" loext:min-decimal-places="2" number:min-integer-digits="1" number:grouping="true"/>
      <number:text> </number:text>
    </number:currency-style>
    <number:currency-style style:name="N10162P2" style:volatile="true" number:language="zh" number:country="TW">
      <loext:text> $</loext:text>
      <loext:fill-character> </loext:fill-character>
      <number:text>-</number:text>
      <number:number number:decimal-places="0" loext:min-decimal-places="0" number:min-integer-digits="0"/>
      <number:text> </number:text>
    </number:currency-style>
    <number:text-style style:name="N10162" number:language="zh" number:country="TW">
      <number:text> </number:text>
      <number:text-content/>
      <number:text> </number:text>
      <style:map style:condition="value()&gt;0" style:apply-style-name="N10162P0"/>
      <style:map style:condition="value()&lt;0" style:apply-style-name="N10162P1"/>
      <style:map style:condition="value()=0" style:apply-style-name="N10162P2"/>
    </number:text-style>
    <style:style style:name="Default" style:family="table-cell">
      <style:table-cell-properties style:rotation-align="none" style:vertical-align="middle"/>
      <style:text-properties style:font-name="標楷體" fo:font-family="標楷體" style:font-family-generic="script" fo:font-size="11pt" style:font-name-asian="標楷體" style:font-family-asian="標楷體" style:font-family-generic-asian="script"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20_1" style:display-name="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style:font-family-generic="swiss" fo:font-size="10pt" fo:font-style="normal" fo:text-shadow="none" style:text-underline-style="none" fo:font-weight="normal" style:font-size-asian="10pt" style:font-style-asian="normal" style:font-weight-asian="normal" style:font-name-complex="Helv" style:font-family-complex="Helv" style:font-family-generic-complex="swiss" style:font-size-complex="10pt" style:font-style-complex="normal" style:font-weight-complex="normal"/>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一般_5f_106年度考核報表件-空白表_28_惠雅_29_" style:display-name="一般_106年度考核報表件-空白表(惠雅)"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千分位_20_3" style:display-name="千分位 3" style:family="table-cell" style:parent-style-name="Default" style:data-style-name="N137"/>
    <style:style style:name="千分位_20_4" style:display-name="千分位 4" style:family="table-cell" style:parent-style-name="Default" style:data-style-name="N137"/>
    <style:style style:name="壞_5f_106年度考核報表件-空白表_28_惠雅_29_" style:display-name="壞_106年度考核報表件-空白表(惠雅)" style:family="table-cell" style:parent-style-name="Default">
      <style:table-cell-properties fo:background-color="#ff6600"/>
      <style:text-properties fo:color="#660066"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好_5f_106年度考核報表件-空白表_28_惠雅_29_" style:display-name="好_106年度考核報表件-空白表(惠雅)" style:family="table-cell" style:parent-style-name="Default">
      <style:table-cell-properties fo:background-color="#99cc00"/>
      <style:text-properties fo:color="#993366"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Excel_20_Built-in_20_Comma" style:display-name="Excel Built-in Comma" style:family="table-cell" style:parent-style-name="Default" style:data-style-name="N14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family="標楷體" style:font-family-generic="script" fo:font-size="11pt" fo:font-style="normal" fo:text-shadow="none" style:text-underline-style="none" fo:font-weight="normal" style:font-name-asian="標楷體" style:font-family-asian="標楷體" style:font-family-generic-asian="script"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4.99mm" fo:margin-bottom="4.99mm" fo:margin-left="8.01mm" fo:margin-right="13mm" style:print-page-order="ttb" style:first-page-number="continue" style:scale-to="100%" style:table-centering="horizontal" style:writing-mode="lr-tb" style:print="charts drawings objects zero-values"/>
      <style:header-style>
        <style:header-footer-properties svg:height="4.99mm" fo:margin-left="0mm" fo:margin-right="0mm" fo:margin-bottom="0mm"/>
      </style:header-style>
      <style:footer-style>
        <style:header-footer-properties svg:height="0mm" fo:margin-left="0mm" fo:margin-right="0mm" fo:margin-top="0mm"/>
      </style:footer-style>
    </style:page-layout>
    <style:page-layout style:name="Mpm4">
      <style:page-layout-properties fo:page-width="297mm" fo:page-height="210.01mm" style:num-format="1" style:print-orientation="landscape" fo:margin-top="10mm" fo:margin-bottom="4.99mm" fo:margin-left="8.01mm" fo:margin-right="8.01mm" style:print-page-order="ttb" style:first-page-number="continue" style:scale-to="100%" style:table-centering="horizontal" style:writing-mode="lr-tb" style:print="charts drawings objects zero-values"/>
      <style:header-style>
        <style:header-footer-properties fo:min-height="7.5mm" fo:margin-left="0mm" fo:margin-right="0mm" fo:margin-bottom="2.5mm"/>
      </style:header-style>
      <style:footer-style>
        <style:header-footer-properties svg:height="0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MT2" style:family="text">
      <style:text-properties style:use-window-font-color="true" style:text-outline="false" style:text-line-through-style="none" style:text-line-through-type="none" style:text-position="0% 100%" style:font-name="標楷體1" fo:font-size="11pt" fo:font-style="normal" fo:text-shadow="none" style:text-underline-style="none" fo:font-weight="normal" style:font-name-asian="標楷體1"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民間5" style:display-name="PageStyle_民間5" style:page-layout-name="Mpm3">
      <style:header>
        <style:region-left>
          <text:p><text:span text:style-name="MT1"/></text:p>
          <text:p><text:span text:style-name="MT1"/></text:p>
        </style:region-left>
      </style:header>
      <style:header-left style:display="false"/>
      <style:footer>
        <text:p><text:span text:style-name="MT2">第 </text:span><text:span text:style-name="MT2"><text:page-number>1</text:page-number></text:span><text:span text:style-name="MT2"> </text:span><text:span text:style-name="MT2">頁，共 </text:span><text:span text:style-name="MT2"><text:page-count>99</text:page-count></text:span><text:span text:style-name="MT2"> </text:span><text:span text:style-name="MT2">頁</text:span></text:p>
      </style:footer>
      <style:footer-left style:display="false"/>
    </style:master-page>
    <style:master-page style:name="PageStyle_5f_議員4" style:display-name="PageStyle_議員4" style:page-layout-name="Mpm4">
      <style:header style:display="false"/>
      <style:header-left style:display="false"/>
      <style:footer>
        <text:p><text:span text:style-name="MT2">第 </text:span><text:span text:style-name="MT2"><text:page-number>1</text:page-number></text:span><text:span text:style-name="MT2"> </text:span><text:span text:style-name="MT2">頁，共 </text:span><text:span text:style-name="MT2"><text:page-count>99</text:page-count></text:span><text:span text:style-name="MT2"> </text:span><text:span text:style-name="MT2">頁</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行政院主計處第一局</meta:initial-creator>
    <meta:editing-cycles>95</meta:editing-cycles>
    <meta:print-date>2017-07-17T00:37:32</meta:print-date>
    <meta:creation-date>2001-01-31T14:15:04</meta:creation-date>
    <dc:date>2017-07-17T08:45:43.542000000</dc:date>
    <dc:language>zh-TW</dc:language>
    <meta:editing-duration>PT12H43M22S</meta:editing-duration>
    <meta:generator>LibreOffice/5.2.5.1$Windows_x86 LibreOffice_project/0312e1a284a7d50ca85a365c316c7abbf20a4d22</meta:generator>
    <meta:document-statistic meta:table-count="2" meta:cell-count="2376"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411143151</meta:user-defined>
    <meta:user-defined meta:name="_AuthorEmail" meta:value-type="string">yclee@dgbas.gov.tw</meta:user-defined>
    <meta:user-defined meta:name="_AuthorEmailDisplayName" meta:value-type="string">yclee</meta:user-defined>
    <meta:user-defined meta:name="_EmailSubject" meta:value-type="string">94考核表.xls</meta:user-defined>
    <meta:user-defined meta:name="_ReviewingToolsShownOnce" meta:value-type="string"/>
  </office:meta>
</office:document-meta>
</file>